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double #000000" style:border-line-width-left="0.002cm 0.004cm 0.002cm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3">
      <style:table-cell-properties fo:border-bottom="0.2pt solid #000000" style:diagonal-bl-tr="none" style:diagonal-tl-br="none" fo:border-left="0.2pt double #000000" style:border-line-width-left="0.002cm 0.004cm 0.002cm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3">
      <style:table-cell-properties fo:border-bottom="0.2pt solid #000000" style:diagonal-bl-tr="none" style:diagonal-tl-br="none" fo:border-left="0.2pt double #000000" style:border-line-width-left="0.002cm 0.004cm 0.002cm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3">
      <style:table-cell-properties fo:border-bottom="none" style:diagonal-bl-tr="none" style:diagonal-tl-br="none" fo:border-left="0.2pt double #000000" style:border-line-width-left="0.002cm 0.004cm 0.002cm" fo:padding="0.071cm" fo:border-right="none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none" style:direction="ltr" fo:padding="0.071cm" fo:border-right="0.2pt double #000000" style:border-line-width-right="0.002cm 0.004cm 0.002cm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0.2pt solid #000000" style:diagonal-bl-tr="none" style:diagonal-tl-br="none" fo:border-left="none" fo:padding="0.071cm" fo:border-right="0.2pt double #000000" style:border-line-width-right="0.002cm 0.004cm 0.002cm" style:rotation-align="none" fo:border-top="0.2pt double #000000" style:border-line-width-top="0.002cm 0.004cm 0.002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0.2pt solid #000000" style:diagonal-bl-tr="none" style:diagonal-tl-br="none" fo:border-left="none" fo:padding="0.071cm" fo:border-right="0.2pt double #000000" style:border-line-width-right="0.002cm 0.004cm 0.002cm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0.2pt double #000000" style:border-line-width-right="0.002cm 0.004cm 0.002cm" style:rotation-align="none" fo:border-top="0.2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3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none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3">
      <style:table-cell-properties style:diagonal-bl-tr="none" style:diagonal-tl-br="none" fo:border="0.2pt solid #000000" fo:padding="0.071cm" style:rotation-align="none"/>
    </style:style>
    <style:style style:name="ce11" style:family="table-cell" style:parent-style-name="Default" style:data-style-name="N3">
      <style:table-cell-properties fo:border-bottom="none" style:diagonal-bl-tr="none" style:diagonal-tl-br="none" fo:border-left="0.2pt solid #000000" fo:padding="0.071cm" fo:border-right="0.2pt solid #000000" style:rotation-align="none" fo:border-top="0.2pt solid #000000"/>
    </style:style>
    <style:style style:name="ce12" style:family="table-cell" style:parent-style-name="Default" style:data-style-name="N3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solid #000000" style:direction="ltr" fo:padding="0.071cm" fo:border-right="0.2pt solid #000000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fo:border-bottom="0.2pt double #000000" style:border-line-width-bottom="0.002cm 0.004cm 0.002cm" style:diagonal-bl-tr="none" style:diagonal-tl-br="none" style:text-align-source="fix" style:repeat-content="false" fo:wrap-option="no-wrap" fo:border-left="0.2pt solid #000000" style:direction="ltr" fo:padding="0.071cm" fo:border-right="none" style:rotation-angle="0" style:rotation-align="none" style:shrink-to-fit="false" fo:border-top="0.2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20" table:default-cell-style-name="ce10"/>
        <table:table-row table:style-name="ro1">
          <table:table-cell table:style-name="ce1" office:value-type="string">
            <text:p>CODE_DEPT</text:p>
          </table:table-cell>
          <table:table-cell table:style-name="ce5" office:value-type="string">
            <text:p>NOM_DEPT</text:p>
          </table:table-cell>
          <table:table-cell table:style-name="ce9" office:value-type="string">
            <text:p>0 à 4 ans</text:p>
          </table:table-cell>
          <table:table-cell table:style-name="ce12" office:value-type="string">
            <text:p>5 à 9 ans</text:p>
          </table:table-cell>
          <table:table-cell table:style-name="ce12" office:value-type="string">
            <text:p>10 à 14 ans</text:p>
          </table:table-cell>
          <table:table-cell table:style-name="ce12" office:value-type="string">
            <text:p>15 à 19 ans</text:p>
          </table:table-cell>
          <table:table-cell table:style-name="ce12" office:value-type="string">
            <text:p>20 à 24 ans</text:p>
          </table:table-cell>
          <table:table-cell table:style-name="ce12" office:value-type="string">
            <text:p>25 à 29 ans</text:p>
          </table:table-cell>
          <table:table-cell table:style-name="ce12" office:value-type="string">
            <text:p>30 à 34 ans</text:p>
          </table:table-cell>
          <table:table-cell table:style-name="ce12" office:value-type="string">
            <text:p>35 à 39 ans</text:p>
          </table:table-cell>
          <table:table-cell table:style-name="ce12" office:value-type="string">
            <text:p>40 à 44 ans</text:p>
          </table:table-cell>
          <table:table-cell table:style-name="ce12" office:value-type="string">
            <text:p>45 à 49 ans</text:p>
          </table:table-cell>
          <table:table-cell table:style-name="ce12" office:value-type="string">
            <text:p>50 à 54 ans</text:p>
          </table:table-cell>
          <table:table-cell table:style-name="ce12" office:value-type="string">
            <text:p>55 à 59 ans</text:p>
          </table:table-cell>
          <table:table-cell table:style-name="ce12" office:value-type="string">
            <text:p>60 à 64 ans</text:p>
          </table:table-cell>
          <table:table-cell table:style-name="ce12" office:value-type="string">
            <text:p>65 à 69 ans</text:p>
          </table:table-cell>
          <table:table-cell table:style-name="ce12" office:value-type="string">
            <text:p>70 à 74 ans</text:p>
          </table:table-cell>
          <table:table-cell table:style-name="ce12" office:value-type="string">
            <text:p>75 à 79 ans</text:p>
          </table:table-cell>
          <table:table-cell table:style-name="ce12" office:value-type="string">
            <text:p>80 à 84 ans</text:p>
          </table:table-cell>
          <table:table-cell table:style-name="ce12" office:value-type="string">
            <text:p>85 à 89 ans</text:p>
          </table:table-cell>
          <table:table-cell table:style-name="ce12" office:value-type="string">
            <text:p>90 à 94 ans</text:p>
          </table:table-cell>
          <table:table-cell table:style-name="ce13" office:value-type="string">
            <text:p>95 ans et plus</text:p>
          </table:table-cell>
        </table:table-row>
        <table:table-row table:style-name="ro1">
          <table:table-cell table:style-name="ce2" office:value-type="string">
            <text:p>01</text:p>
          </table:table-cell>
          <table:table-cell table:style-name="ce6" office:value-type="string">
            <text:p>Ain</text:p>
          </table:table-cell>
          <table:table-cell office:value-type="float" office:value="40820">
            <text:p>40 820</text:p>
          </table:table-cell>
          <table:table-cell office:value-type="float" office:value="44303">
            <text:p>44 303</text:p>
          </table:table-cell>
          <table:table-cell office:value-type="float" office:value="43969">
            <text:p>43 969</text:p>
          </table:table-cell>
          <table:table-cell office:value-type="float" office:value="37591">
            <text:p>37 591</text:p>
          </table:table-cell>
          <table:table-cell office:value-type="float" office:value="30278">
            <text:p>30 278</text:p>
          </table:table-cell>
          <table:table-cell office:value-type="float" office:value="35625">
            <text:p>35 625</text:p>
          </table:table-cell>
          <table:table-cell office:value-type="float" office:value="41095">
            <text:p>41 095</text:p>
          </table:table-cell>
          <table:table-cell office:value-type="float" office:value="41055">
            <text:p>41 055</text:p>
          </table:table-cell>
          <table:table-cell office:value-type="float" office:value="47627">
            <text:p>47 627</text:p>
          </table:table-cell>
          <table:table-cell office:value-type="float" office:value="46679">
            <text:p>46 679</text:p>
          </table:table-cell>
          <table:table-cell office:value-type="float" office:value="44298">
            <text:p>44 298</text:p>
          </table:table-cell>
          <table:table-cell office:value-type="float" office:value="39514">
            <text:p>39 514</text:p>
          </table:table-cell>
          <table:table-cell office:value-type="float" office:value="36878">
            <text:p>36 878</text:p>
          </table:table-cell>
          <table:table-cell office:value-type="float" office:value="32528">
            <text:p>32 528</text:p>
          </table:table-cell>
          <table:table-cell office:value-type="float" office:value="21788">
            <text:p>21 788</text:p>
          </table:table-cell>
          <table:table-cell office:value-type="float" office:value="18234">
            <text:p>18 234</text:p>
          </table:table-cell>
          <table:table-cell office:value-type="float" office:value="15140">
            <text:p>15 140</text:p>
          </table:table-cell>
          <table:table-cell office:value-type="float" office:value="10344">
            <text:p>10 344</text:p>
          </table:table-cell>
          <table:table-cell office:value-type="float" office:value="5331">
            <text:p>5 331</text:p>
          </table:table-cell>
          <table:table-cell office:value-type="float" office:value="1076">
            <text:p>1 076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Aisne</text:p>
          </table:table-cell>
          <table:table-cell office:value-type="float" office:value="33084">
            <text:p>33 084</text:p>
          </table:table-cell>
          <table:table-cell office:value-type="float" office:value="35020">
            <text:p>35 020</text:p>
          </table:table-cell>
          <table:table-cell office:value-type="float" office:value="35995">
            <text:p>35 995</text:p>
          </table:table-cell>
          <table:table-cell office:value-type="float" office:value="32388">
            <text:p>32 388</text:p>
          </table:table-cell>
          <table:table-cell office:value-type="float" office:value="26745">
            <text:p>26 745</text:p>
          </table:table-cell>
          <table:table-cell office:value-type="float" office:value="30382">
            <text:p>30 382</text:p>
          </table:table-cell>
          <table:table-cell office:value-type="float" office:value="32487">
            <text:p>32 487</text:p>
          </table:table-cell>
          <table:table-cell office:value-type="float" office:value="30669">
            <text:p>30 669</text:p>
          </table:table-cell>
          <table:table-cell office:value-type="float" office:value="36493">
            <text:p>36 493</text:p>
          </table:table-cell>
          <table:table-cell office:value-type="float" office:value="36226">
            <text:p>36 226</text:p>
          </table:table-cell>
          <table:table-cell office:value-type="float" office:value="37305">
            <text:p>37 305</text:p>
          </table:table-cell>
          <table:table-cell office:value-type="float" office:value="36507">
            <text:p>36 507</text:p>
          </table:table-cell>
          <table:table-cell office:value-type="float" office:value="36318">
            <text:p>36 318</text:p>
          </table:table-cell>
          <table:table-cell office:value-type="float" office:value="31459">
            <text:p>31 459</text:p>
          </table:table-cell>
          <table:table-cell office:value-type="float" office:value="18115">
            <text:p>18 115</text:p>
          </table:table-cell>
          <table:table-cell office:value-type="float" office:value="17878">
            <text:p>17 878</text:p>
          </table:table-cell>
          <table:table-cell office:value-type="float" office:value="15961">
            <text:p>15 961</text:p>
          </table:table-cell>
          <table:table-cell office:value-type="float" office:value="10291">
            <text:p>10 291</text:p>
          </table:table-cell>
          <table:table-cell office:value-type="float" office:value="4669">
            <text:p>4 669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Allier</text:p>
          </table:table-cell>
          <table:table-cell office:value-type="float" office:value="16508">
            <text:p>16 508</text:p>
          </table:table-cell>
          <table:table-cell office:value-type="float" office:value="18411">
            <text:p>18 411</text:p>
          </table:table-cell>
          <table:table-cell office:value-type="float" office:value="19629">
            <text:p>19 629</text:p>
          </table:table-cell>
          <table:table-cell office:value-type="float" office:value="18251">
            <text:p>18 251</text:p>
          </table:table-cell>
          <table:table-cell office:value-type="float" office:value="15058">
            <text:p>15 058</text:p>
          </table:table-cell>
          <table:table-cell office:value-type="float" office:value="15311">
            <text:p>15 311</text:p>
          </table:table-cell>
          <table:table-cell office:value-type="float" office:value="17132">
            <text:p>17 132</text:p>
          </table:table-cell>
          <table:table-cell office:value-type="float" office:value="17582">
            <text:p>17 582</text:p>
          </table:table-cell>
          <table:table-cell office:value-type="float" office:value="22151">
            <text:p>22 151</text:p>
          </table:table-cell>
          <table:table-cell office:value-type="float" office:value="23187">
            <text:p>23 187</text:p>
          </table:table-cell>
          <table:table-cell office:value-type="float" office:value="24200">
            <text:p>24 200</text:p>
          </table:table-cell>
          <table:table-cell office:value-type="float" office:value="24118">
            <text:p>24 118</text:p>
          </table:table-cell>
          <table:table-cell office:value-type="float" office:value="26118">
            <text:p>26 118</text:p>
          </table:table-cell>
          <table:table-cell office:value-type="float" office:value="24189">
            <text:p>24 189</text:p>
          </table:table-cell>
          <table:table-cell office:value-type="float" office:value="16437">
            <text:p>16 437</text:p>
          </table:table-cell>
          <table:table-cell office:value-type="float" office:value="15835">
            <text:p>15 835</text:p>
          </table:table-cell>
          <table:table-cell office:value-type="float" office:value="14194">
            <text:p>14 194</text:p>
          </table:table-cell>
          <table:table-cell office:value-type="float" office:value="9578">
            <text:p>9 578</text:p>
          </table:table-cell>
          <table:table-cell office:value-type="float" office:value="4859">
            <text:p>4 859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string">
            <text:p>Alpes-de-Haute-Provence</text:p>
          </table:table-cell>
          <table:table-cell office:value-type="float" office:value="8154">
            <text:p>8 154</text:p>
          </table:table-cell>
          <table:table-cell office:value-type="float" office:value="9079">
            <text:p>9 079</text:p>
          </table:table-cell>
          <table:table-cell office:value-type="float" office:value="9818">
            <text:p>9 818</text:p>
          </table:table-cell>
          <table:table-cell office:value-type="float" office:value="8494">
            <text:p>8 494</text:p>
          </table:table-cell>
          <table:table-cell office:value-type="float" office:value="6689">
            <text:p>6 689</text:p>
          </table:table-cell>
          <table:table-cell office:value-type="float" office:value="7384">
            <text:p>7 384</text:p>
          </table:table-cell>
          <table:table-cell office:value-type="float" office:value="8417">
            <text:p>8 417</text:p>
          </table:table-cell>
          <table:table-cell office:value-type="float" office:value="8565">
            <text:p>8 565</text:p>
          </table:table-cell>
          <table:table-cell office:value-type="float" office:value="10476">
            <text:p>10 476</text:p>
          </table:table-cell>
          <table:table-cell office:value-type="float" office:value="11365">
            <text:p>11 365</text:p>
          </table:table-cell>
          <table:table-cell office:value-type="float" office:value="11765">
            <text:p>11 765</text:p>
          </table:table-cell>
          <table:table-cell office:value-type="float" office:value="11774">
            <text:p>11 774</text:p>
          </table:table-cell>
          <table:table-cell office:value-type="float" office:value="11640">
            <text:p>11 640</text:p>
          </table:table-cell>
          <table:table-cell office:value-type="float" office:value="11655">
            <text:p>11 655</text:p>
          </table:table-cell>
          <table:table-cell office:value-type="float" office:value="8359">
            <text:p>8 359</text:p>
          </table:table-cell>
          <table:table-cell office:value-type="float" office:value="7094">
            <text:p>7 094</text:p>
          </table:table-cell>
          <table:table-cell office:value-type="float" office:value="5892">
            <text:p>5 892</text:p>
          </table:table-cell>
          <table:table-cell office:value-type="float" office:value="3969">
            <text:p>3 969</text:p>
          </table:table-cell>
          <table:table-cell office:value-type="float" office:value="1952">
            <text:p>1 95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string">
            <text:p>Hautes-Alpes</text:p>
          </table:table-cell>
          <table:table-cell office:value-type="float" office:value="7186">
            <text:p>7 186</text:p>
          </table:table-cell>
          <table:table-cell office:value-type="float" office:value="8298">
            <text:p>8 298</text:p>
          </table:table-cell>
          <table:table-cell office:value-type="float" office:value="8583">
            <text:p>8 583</text:p>
          </table:table-cell>
          <table:table-cell office:value-type="float" office:value="7503">
            <text:p>7 503</text:p>
          </table:table-cell>
          <table:table-cell office:value-type="float" office:value="5657">
            <text:p>5 657</text:p>
          </table:table-cell>
          <table:table-cell office:value-type="float" office:value="6819">
            <text:p>6 819</text:p>
          </table:table-cell>
          <table:table-cell office:value-type="float" office:value="7847">
            <text:p>7 847</text:p>
          </table:table-cell>
          <table:table-cell office:value-type="float" office:value="8121">
            <text:p>8 121</text:p>
          </table:table-cell>
          <table:table-cell office:value-type="float" office:value="9603">
            <text:p>9 603</text:p>
          </table:table-cell>
          <table:table-cell office:value-type="float" office:value="10134">
            <text:p>10 134</text:p>
          </table:table-cell>
          <table:table-cell office:value-type="float" office:value="10033">
            <text:p>10 033</text:p>
          </table:table-cell>
          <table:table-cell office:value-type="float" office:value="9887">
            <text:p>9 887</text:p>
          </table:table-cell>
          <table:table-cell office:value-type="float" office:value="9880">
            <text:p>9 880</text:p>
          </table:table-cell>
          <table:table-cell office:value-type="float" office:value="9241">
            <text:p>9 241</text:p>
          </table:table-cell>
          <table:table-cell office:value-type="float" office:value="6473">
            <text:p>6 473</text:p>
          </table:table-cell>
          <table:table-cell office:value-type="float" office:value="5499">
            <text:p>5 499</text:p>
          </table:table-cell>
          <table:table-cell office:value-type="float" office:value="4733">
            <text:p>4 733</text:p>
          </table:table-cell>
          <table:table-cell office:value-type="float" office:value="3118">
            <text:p>3 118</text:p>
          </table:table-cell>
          <table:table-cell office:value-type="float" office:value="1747">
            <text:p>1 747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06</text:p>
          </table:table-cell>
          <table:table-cell office:value-type="string">
            <text:p>Alpes-Maritimes</text:p>
          </table:table-cell>
          <table:table-cell office:value-type="float" office:value="57106">
            <text:p>57 106</text:p>
          </table:table-cell>
          <table:table-cell office:value-type="float" office:value="57786">
            <text:p>57 786</text:p>
          </table:table-cell>
          <table:table-cell office:value-type="float" office:value="57109">
            <text:p>57 109</text:p>
          </table:table-cell>
          <table:table-cell office:value-type="float" office:value="58875">
            <text:p>58 875</text:p>
          </table:table-cell>
          <table:table-cell office:value-type="float" office:value="57890">
            <text:p>57 890</text:p>
          </table:table-cell>
          <table:table-cell office:value-type="float" office:value="60104">
            <text:p>60 104</text:p>
          </table:table-cell>
          <table:table-cell office:value-type="float" office:value="63327">
            <text:p>63 327</text:p>
          </table:table-cell>
          <table:table-cell office:value-type="float" office:value="63529">
            <text:p>63 529</text:p>
          </table:table-cell>
          <table:table-cell office:value-type="float" office:value="71790">
            <text:p>71 790</text:p>
          </table:table-cell>
          <table:table-cell office:value-type="float" office:value="74219">
            <text:p>74 219</text:p>
          </table:table-cell>
          <table:table-cell office:value-type="float" office:value="74495">
            <text:p>74 495</text:p>
          </table:table-cell>
          <table:table-cell office:value-type="float" office:value="68253">
            <text:p>68 253</text:p>
          </table:table-cell>
          <table:table-cell office:value-type="float" office:value="66703">
            <text:p>66 703</text:p>
          </table:table-cell>
          <table:table-cell office:value-type="float" office:value="68007">
            <text:p>68 007</text:p>
          </table:table-cell>
          <table:table-cell office:value-type="float" office:value="52989">
            <text:p>52 989</text:p>
          </table:table-cell>
          <table:table-cell office:value-type="float" office:value="45459">
            <text:p>45 459</text:p>
          </table:table-cell>
          <table:table-cell office:value-type="float" office:value="39861">
            <text:p>39 861</text:p>
          </table:table-cell>
          <table:table-cell office:value-type="float" office:value="27223">
            <text:p>27 223</text:p>
          </table:table-cell>
          <table:table-cell office:value-type="float" office:value="13774">
            <text:p>13 774</text:p>
          </table:table-cell>
          <table:table-cell office:value-type="float" office:value="3322">
            <text:p>3 322</text:p>
          </table:table-cell>
        </table:table-row>
        <table:table-row table:style-name="ro1">
          <table:table-cell office:value-type="string">
            <text:p>07</text:p>
          </table:table-cell>
          <table:table-cell office:value-type="string">
            <text:p>Ardèche</text:p>
          </table:table-cell>
          <table:table-cell office:value-type="float" office:value="17162">
            <text:p>17 162</text:p>
          </table:table-cell>
          <table:table-cell office:value-type="float" office:value="19284">
            <text:p>19 284</text:p>
          </table:table-cell>
          <table:table-cell office:value-type="float" office:value="20164">
            <text:p>20 164</text:p>
          </table:table-cell>
          <table:table-cell office:value-type="float" office:value="17036">
            <text:p>17 036</text:p>
          </table:table-cell>
          <table:table-cell office:value-type="float" office:value="13067">
            <text:p>13 067</text:p>
          </table:table-cell>
          <table:table-cell office:value-type="float" office:value="14975">
            <text:p>14 975</text:p>
          </table:table-cell>
          <table:table-cell office:value-type="float" office:value="17106">
            <text:p>17 106</text:p>
          </table:table-cell>
          <table:table-cell office:value-type="float" office:value="17924">
            <text:p>17 924</text:p>
          </table:table-cell>
          <table:table-cell office:value-type="float" office:value="22019">
            <text:p>22 019</text:p>
          </table:table-cell>
          <table:table-cell office:value-type="float" office:value="22784">
            <text:p>22 784</text:p>
          </table:table-cell>
          <table:table-cell office:value-type="float" office:value="23082">
            <text:p>23 082</text:p>
          </table:table-cell>
          <table:table-cell office:value-type="float" office:value="22202">
            <text:p>22 202</text:p>
          </table:table-cell>
          <table:table-cell office:value-type="float" office:value="23268">
            <text:p>23 268</text:p>
          </table:table-cell>
          <table:table-cell office:value-type="float" office:value="22348">
            <text:p>22 348</text:p>
          </table:table-cell>
          <table:table-cell office:value-type="float" office:value="14768">
            <text:p>14 768</text:p>
          </table:table-cell>
          <table:table-cell office:value-type="float" office:value="12998">
            <text:p>12 998</text:p>
          </table:table-cell>
          <table:table-cell office:value-type="float" office:value="10966">
            <text:p>10 966</text:p>
          </table:table-cell>
          <table:table-cell office:value-type="float" office:value="7786">
            <text:p>7 786</text:p>
          </table:table-cell>
          <table:table-cell office:value-type="float" office:value="3873">
            <text:p>3 873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08</text:p>
          </table:table-cell>
          <table:table-cell office:value-type="string">
            <text:p>Ardennes</text:p>
          </table:table-cell>
          <table:table-cell office:value-type="float" office:value="15867">
            <text:p>15 867</text:p>
          </table:table-cell>
          <table:table-cell office:value-type="float" office:value="17679">
            <text:p>17 679</text:p>
          </table:table-cell>
          <table:table-cell office:value-type="float" office:value="17895">
            <text:p>17 895</text:p>
          </table:table-cell>
          <table:table-cell office:value-type="float" office:value="16140">
            <text:p>16 140</text:p>
          </table:table-cell>
          <table:table-cell office:value-type="float" office:value="13642">
            <text:p>13 642</text:p>
          </table:table-cell>
          <table:table-cell office:value-type="float" office:value="15504">
            <text:p>15 504</text:p>
          </table:table-cell>
          <table:table-cell office:value-type="float" office:value="16059">
            <text:p>16 059</text:p>
          </table:table-cell>
          <table:table-cell office:value-type="float" office:value="15923">
            <text:p>15 923</text:p>
          </table:table-cell>
          <table:table-cell office:value-type="float" office:value="18690">
            <text:p>18 690</text:p>
          </table:table-cell>
          <table:table-cell office:value-type="float" office:value="19290">
            <text:p>19 290</text:p>
          </table:table-cell>
          <table:table-cell office:value-type="float" office:value="20319">
            <text:p>20 319</text:p>
          </table:table-cell>
          <table:table-cell office:value-type="float" office:value="19613">
            <text:p>19 613</text:p>
          </table:table-cell>
          <table:table-cell office:value-type="float" office:value="19175">
            <text:p>19 175</text:p>
          </table:table-cell>
          <table:table-cell office:value-type="float" office:value="16827">
            <text:p>16 827</text:p>
          </table:table-cell>
          <table:table-cell office:value-type="float" office:value="9764">
            <text:p>9 764</text:p>
          </table:table-cell>
          <table:table-cell office:value-type="float" office:value="10302">
            <text:p>10 302</text:p>
          </table:table-cell>
          <table:table-cell office:value-type="float" office:value="8424">
            <text:p>8 424</text:p>
          </table:table-cell>
          <table:table-cell office:value-type="float" office:value="5205">
            <text:p>5 205</text:p>
          </table:table-cell>
          <table:table-cell office:value-type="float" office:value="2332">
            <text:p>2 33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09</text:p>
          </table:table-cell>
          <table:table-cell office:value-type="string">
            <text:p>Ariège</text:p>
          </table:table-cell>
          <table:table-cell office:value-type="float" office:value="7496">
            <text:p>7 496</text:p>
          </table:table-cell>
          <table:table-cell office:value-type="float" office:value="8576">
            <text:p>8 576</text:p>
          </table:table-cell>
          <table:table-cell office:value-type="float" office:value="8819">
            <text:p>8 819</text:p>
          </table:table-cell>
          <table:table-cell office:value-type="float" office:value="7590">
            <text:p>7 590</text:p>
          </table:table-cell>
          <table:table-cell office:value-type="float" office:value="6013">
            <text:p>6 013</text:p>
          </table:table-cell>
          <table:table-cell office:value-type="float" office:value="6810">
            <text:p>6 810</text:p>
          </table:table-cell>
          <table:table-cell office:value-type="float" office:value="7892">
            <text:p>7 892</text:p>
          </table:table-cell>
          <table:table-cell office:value-type="float" office:value="8499">
            <text:p>8 499</text:p>
          </table:table-cell>
          <table:table-cell office:value-type="float" office:value="10040">
            <text:p>10 040</text:p>
          </table:table-cell>
          <table:table-cell office:value-type="float" office:value="10380">
            <text:p>10 380</text:p>
          </table:table-cell>
          <table:table-cell office:value-type="float" office:value="10969">
            <text:p>10 969</text:p>
          </table:table-cell>
          <table:table-cell office:value-type="float" office:value="11172">
            <text:p>11 172</text:p>
          </table:table-cell>
          <table:table-cell office:value-type="float" office:value="11452">
            <text:p>11 452</text:p>
          </table:table-cell>
          <table:table-cell office:value-type="float" office:value="10710">
            <text:p>10 710</text:p>
          </table:table-cell>
          <table:table-cell office:value-type="float" office:value="7220">
            <text:p>7 220</text:p>
          </table:table-cell>
          <table:table-cell office:value-type="float" office:value="6548">
            <text:p>6 548</text:p>
          </table:table-cell>
          <table:table-cell office:value-type="float" office:value="6030">
            <text:p>6 030</text:p>
          </table:table-cell>
          <table:table-cell office:value-type="float" office:value="4257">
            <text:p>4 257</text:p>
          </table:table-cell>
          <table:table-cell office:value-type="float" office:value="2146">
            <text:p>2 14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Aube</text:p>
          </table:table-cell>
          <table:table-cell office:value-type="float" office:value="18275">
            <text:p>18 275</text:p>
          </table:table-cell>
          <table:table-cell office:value-type="float" office:value="19615">
            <text:p>19 615</text:p>
          </table:table-cell>
          <table:table-cell office:value-type="float" office:value="19092">
            <text:p>19 092</text:p>
          </table:table-cell>
          <table:table-cell office:value-type="float" office:value="18209">
            <text:p>18 209</text:p>
          </table:table-cell>
          <table:table-cell office:value-type="float" office:value="16386">
            <text:p>16 386</text:p>
          </table:table-cell>
          <table:table-cell office:value-type="float" office:value="17263">
            <text:p>17 263</text:p>
          </table:table-cell>
          <table:table-cell office:value-type="float" office:value="18219">
            <text:p>18 219</text:p>
          </table:table-cell>
          <table:table-cell office:value-type="float" office:value="17544">
            <text:p>17 544</text:p>
          </table:table-cell>
          <table:table-cell office:value-type="float" office:value="20241">
            <text:p>20 241</text:p>
          </table:table-cell>
          <table:table-cell office:value-type="float" office:value="20115">
            <text:p>20 115</text:p>
          </table:table-cell>
          <table:table-cell office:value-type="float" office:value="20622">
            <text:p>20 622</text:p>
          </table:table-cell>
          <table:table-cell office:value-type="float" office:value="19945">
            <text:p>19 945</text:p>
          </table:table-cell>
          <table:table-cell office:value-type="float" office:value="20514">
            <text:p>20 514</text:p>
          </table:table-cell>
          <table:table-cell office:value-type="float" office:value="19097">
            <text:p>19 097</text:p>
          </table:table-cell>
          <table:table-cell office:value-type="float" office:value="11869">
            <text:p>11 869</text:p>
          </table:table-cell>
          <table:table-cell office:value-type="float" office:value="11164">
            <text:p>11 164</text:p>
          </table:table-cell>
          <table:table-cell office:value-type="float" office:value="9799">
            <text:p>9 799</text:p>
          </table:table-cell>
          <table:table-cell office:value-type="float" office:value="6308">
            <text:p>6 308</text:p>
          </table:table-cell>
          <table:table-cell office:value-type="float" office:value="3169">
            <text:p>3 169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Aude</text:p>
          </table:table-cell>
          <table:table-cell office:value-type="float" office:value="18925">
            <text:p>18 925</text:p>
          </table:table-cell>
          <table:table-cell office:value-type="float" office:value="21505">
            <text:p>21 505</text:p>
          </table:table-cell>
          <table:table-cell office:value-type="float" office:value="22142">
            <text:p>22 142</text:p>
          </table:table-cell>
          <table:table-cell office:value-type="float" office:value="20271">
            <text:p>20 271</text:p>
          </table:table-cell>
          <table:table-cell office:value-type="float" office:value="15802">
            <text:p>15 802</text:p>
          </table:table-cell>
          <table:table-cell office:value-type="float" office:value="17305">
            <text:p>17 305</text:p>
          </table:table-cell>
          <table:table-cell office:value-type="float" office:value="18926">
            <text:p>18 926</text:p>
          </table:table-cell>
          <table:table-cell office:value-type="float" office:value="19979">
            <text:p>19 979</text:p>
          </table:table-cell>
          <table:table-cell office:value-type="float" office:value="24858">
            <text:p>24 858</text:p>
          </table:table-cell>
          <table:table-cell office:value-type="float" office:value="25257">
            <text:p>25 257</text:p>
          </table:table-cell>
          <table:table-cell office:value-type="float" office:value="25516">
            <text:p>25 516</text:p>
          </table:table-cell>
          <table:table-cell office:value-type="float" office:value="24789">
            <text:p>24 789</text:p>
          </table:table-cell>
          <table:table-cell office:value-type="float" office:value="26525">
            <text:p>26 525</text:p>
          </table:table-cell>
          <table:table-cell office:value-type="float" office:value="26364">
            <text:p>26 364</text:p>
          </table:table-cell>
          <table:table-cell office:value-type="float" office:value="18077">
            <text:p>18 077</text:p>
          </table:table-cell>
          <table:table-cell office:value-type="float" office:value="15061">
            <text:p>15 061</text:p>
          </table:table-cell>
          <table:table-cell office:value-type="float" office:value="14010">
            <text:p>14 010</text:p>
          </table:table-cell>
          <table:table-cell office:value-type="float" office:value="9314">
            <text:p>9 314</text:p>
          </table:table-cell>
          <table:table-cell office:value-type="float" office:value="4578">
            <text:p>4 578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Aveyron</text:p>
          </table:table-cell>
          <table:table-cell office:value-type="float" office:value="13131">
            <text:p>13 131</text:p>
          </table:table-cell>
          <table:table-cell office:value-type="float" office:value="15066">
            <text:p>15 066</text:p>
          </table:table-cell>
          <table:table-cell office:value-type="float" office:value="15581">
            <text:p>15 581</text:p>
          </table:table-cell>
          <table:table-cell office:value-type="float" office:value="14003">
            <text:p>14 003</text:p>
          </table:table-cell>
          <table:table-cell office:value-type="float" office:value="10820">
            <text:p>10 820</text:p>
          </table:table-cell>
          <table:table-cell office:value-type="float" office:value="12327">
            <text:p>12 327</text:p>
          </table:table-cell>
          <table:table-cell office:value-type="float" office:value="14163">
            <text:p>14 163</text:p>
          </table:table-cell>
          <table:table-cell office:value-type="float" office:value="14516">
            <text:p>14 516</text:p>
          </table:table-cell>
          <table:table-cell office:value-type="float" office:value="17892">
            <text:p>17 892</text:p>
          </table:table-cell>
          <table:table-cell office:value-type="float" office:value="19050">
            <text:p>19 050</text:p>
          </table:table-cell>
          <table:table-cell office:value-type="float" office:value="19722">
            <text:p>19 722</text:p>
          </table:table-cell>
          <table:table-cell office:value-type="float" office:value="19576">
            <text:p>19 576</text:p>
          </table:table-cell>
          <table:table-cell office:value-type="float" office:value="20336">
            <text:p>20 336</text:p>
          </table:table-cell>
          <table:table-cell office:value-type="float" office:value="19446">
            <text:p>19 446</text:p>
          </table:table-cell>
          <table:table-cell office:value-type="float" office:value="13293">
            <text:p>13 293</text:p>
          </table:table-cell>
          <table:table-cell office:value-type="float" office:value="13394">
            <text:p>13 394</text:p>
          </table:table-cell>
          <table:table-cell office:value-type="float" office:value="12323">
            <text:p>12 323</text:p>
          </table:table-cell>
          <table:table-cell office:value-type="float" office:value="8477">
            <text:p>8 477</text:p>
          </table:table-cell>
          <table:table-cell office:value-type="float" office:value="4180">
            <text:p>4 180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Bouches-du-Rhône</text:p>
          </table:table-cell>
          <table:table-cell office:value-type="float" office:value="122796">
            <text:p>122 796</text:p>
          </table:table-cell>
          <table:table-cell office:value-type="float" office:value="122066">
            <text:p>122 066</text:p>
          </table:table-cell>
          <table:table-cell office:value-type="float" office:value="120548">
            <text:p>120 548</text:p>
          </table:table-cell>
          <table:table-cell office:value-type="float" office:value="121825">
            <text:p>121 825</text:p>
          </table:table-cell>
          <table:table-cell office:value-type="float" office:value="122510">
            <text:p>122 510</text:p>
          </table:table-cell>
          <table:table-cell office:value-type="float" office:value="118770">
            <text:p>118 770</text:p>
          </table:table-cell>
          <table:table-cell office:value-type="float" office:value="125053">
            <text:p>125 053</text:p>
          </table:table-cell>
          <table:table-cell office:value-type="float" office:value="122369">
            <text:p>122 369</text:p>
          </table:table-cell>
          <table:table-cell office:value-type="float" office:value="136566">
            <text:p>136 566</text:p>
          </table:table-cell>
          <table:table-cell office:value-type="float" office:value="137189">
            <text:p>137 189</text:p>
          </table:table-cell>
          <table:table-cell office:value-type="float" office:value="133488">
            <text:p>133 488</text:p>
          </table:table-cell>
          <table:table-cell office:value-type="float" office:value="125015">
            <text:p>125 015</text:p>
          </table:table-cell>
          <table:table-cell office:value-type="float" office:value="120543">
            <text:p>120 543</text:p>
          </table:table-cell>
          <table:table-cell office:value-type="float" office:value="110824">
            <text:p>110 824</text:p>
          </table:table-cell>
          <table:table-cell office:value-type="float" office:value="82195">
            <text:p>82 195</text:p>
          </table:table-cell>
          <table:table-cell office:value-type="float" office:value="67330">
            <text:p>67 330</text:p>
          </table:table-cell>
          <table:table-cell office:value-type="float" office:value="57687">
            <text:p>57 687</text:p>
          </table:table-cell>
          <table:table-cell office:value-type="float" office:value="38500">
            <text:p>38 500</text:p>
          </table:table-cell>
          <table:table-cell office:value-type="float" office:value="18605">
            <text:p>18 605</text:p>
          </table:table-cell>
          <table:table-cell office:value-type="float" office:value="3805">
            <text:p>3 805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Calvados</text:p>
          </table:table-cell>
          <table:table-cell office:value-type="float" office:value="38495">
            <text:p>38 495</text:p>
          </table:table-cell>
          <table:table-cell office:value-type="float" office:value="42018">
            <text:p>42 018</text:p>
          </table:table-cell>
          <table:table-cell office:value-type="float" office:value="43840">
            <text:p>43 840</text:p>
          </table:table-cell>
          <table:table-cell office:value-type="float" office:value="45971">
            <text:p>45 971</text:p>
          </table:table-cell>
          <table:table-cell office:value-type="float" office:value="40097">
            <text:p>40 097</text:p>
          </table:table-cell>
          <table:table-cell office:value-type="float" office:value="38298">
            <text:p>38 298</text:p>
          </table:table-cell>
          <table:table-cell office:value-type="float" office:value="40894">
            <text:p>40 894</text:p>
          </table:table-cell>
          <table:table-cell office:value-type="float" office:value="39253">
            <text:p>39 253</text:p>
          </table:table-cell>
          <table:table-cell office:value-type="float" office:value="45944">
            <text:p>45 944</text:p>
          </table:table-cell>
          <table:table-cell office:value-type="float" office:value="44947">
            <text:p>44 947</text:p>
          </table:table-cell>
          <table:table-cell office:value-type="float" office:value="45444">
            <text:p>45 444</text:p>
          </table:table-cell>
          <table:table-cell office:value-type="float" office:value="46245">
            <text:p>46 245</text:p>
          </table:table-cell>
          <table:table-cell office:value-type="float" office:value="47055">
            <text:p>47 055</text:p>
          </table:table-cell>
          <table:table-cell office:value-type="float" office:value="42226">
            <text:p>42 226</text:p>
          </table:table-cell>
          <table:table-cell office:value-type="float" office:value="25384">
            <text:p>25 384</text:p>
          </table:table-cell>
          <table:table-cell office:value-type="float" office:value="24499">
            <text:p>24 499</text:p>
          </table:table-cell>
          <table:table-cell office:value-type="float" office:value="21015">
            <text:p>21 015</text:p>
          </table:table-cell>
          <table:table-cell office:value-type="float" office:value="13704">
            <text:p>13 704</text:p>
          </table:table-cell>
          <table:table-cell office:value-type="float" office:value="6685">
            <text:p>6 685</text:p>
          </table:table-cell>
          <table:table-cell office:value-type="float" office:value="1263">
            <text:p>1 263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Cantal</text:p>
          </table:table-cell>
          <table:table-cell office:value-type="float" office:value="6305">
            <text:p>6 305</text:p>
          </table:table-cell>
          <table:table-cell office:value-type="float" office:value="7277">
            <text:p>7 277</text:p>
          </table:table-cell>
          <table:table-cell office:value-type="float" office:value="7774">
            <text:p>7 774</text:p>
          </table:table-cell>
          <table:table-cell office:value-type="float" office:value="6717">
            <text:p>6 717</text:p>
          </table:table-cell>
          <table:table-cell office:value-type="float" office:value="5842">
            <text:p>5 842</text:p>
          </table:table-cell>
          <table:table-cell office:value-type="float" office:value="6301">
            <text:p>6 301</text:p>
          </table:table-cell>
          <table:table-cell office:value-type="float" office:value="7243">
            <text:p>7 243</text:p>
          </table:table-cell>
          <table:table-cell office:value-type="float" office:value="7586">
            <text:p>7 586</text:p>
          </table:table-cell>
          <table:table-cell office:value-type="float" office:value="9364">
            <text:p>9 364</text:p>
          </table:table-cell>
          <table:table-cell office:value-type="float" office:value="10154">
            <text:p>10 154</text:p>
          </table:table-cell>
          <table:table-cell office:value-type="float" office:value="10969">
            <text:p>10 969</text:p>
          </table:table-cell>
          <table:table-cell office:value-type="float" office:value="10978">
            <text:p>10 978</text:p>
          </table:table-cell>
          <table:table-cell office:value-type="float" office:value="11598">
            <text:p>11 598</text:p>
          </table:table-cell>
          <table:table-cell office:value-type="float" office:value="10697">
            <text:p>10 697</text:p>
          </table:table-cell>
          <table:table-cell office:value-type="float" office:value="6901">
            <text:p>6 901</text:p>
          </table:table-cell>
          <table:table-cell office:value-type="float" office:value="7210">
            <text:p>7 210</text:p>
          </table:table-cell>
          <table:table-cell office:value-type="float" office:value="6399">
            <text:p>6 399</text:p>
          </table:table-cell>
          <table:table-cell office:value-type="float" office:value="4479">
            <text:p>4 479</text:p>
          </table:table-cell>
          <table:table-cell office:value-type="float" office:value="2121">
            <text:p>2 121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Charente</text:p>
          </table:table-cell>
          <table:table-cell office:value-type="float" office:value="17675">
            <text:p>17 675</text:p>
          </table:table-cell>
          <table:table-cell office:value-type="float" office:value="19467">
            <text:p>19 467</text:p>
          </table:table-cell>
          <table:table-cell office:value-type="float" office:value="20024">
            <text:p>20 024</text:p>
          </table:table-cell>
          <table:table-cell office:value-type="float" office:value="18673">
            <text:p>18 673</text:p>
          </table:table-cell>
          <table:table-cell office:value-type="float" office:value="15752">
            <text:p>15 752</text:p>
          </table:table-cell>
          <table:table-cell office:value-type="float" office:value="17643">
            <text:p>17 643</text:p>
          </table:table-cell>
          <table:table-cell office:value-type="float" office:value="19059">
            <text:p>19 059</text:p>
          </table:table-cell>
          <table:table-cell office:value-type="float" office:value="18648">
            <text:p>18 648</text:p>
          </table:table-cell>
          <table:table-cell office:value-type="float" office:value="23232">
            <text:p>23 232</text:p>
          </table:table-cell>
          <table:table-cell office:value-type="float" office:value="24523">
            <text:p>24 523</text:p>
          </table:table-cell>
          <table:table-cell office:value-type="float" office:value="25306">
            <text:p>25 306</text:p>
          </table:table-cell>
          <table:table-cell office:value-type="float" office:value="25946">
            <text:p>25 946</text:p>
          </table:table-cell>
          <table:table-cell office:value-type="float" office:value="26490">
            <text:p>26 490</text:p>
          </table:table-cell>
          <table:table-cell office:value-type="float" office:value="23628">
            <text:p>23 628</text:p>
          </table:table-cell>
          <table:table-cell office:value-type="float" office:value="15791">
            <text:p>15 791</text:p>
          </table:table-cell>
          <table:table-cell office:value-type="float" office:value="14881">
            <text:p>14 881</text:p>
          </table:table-cell>
          <table:table-cell office:value-type="float" office:value="13401">
            <text:p>13 401</text:p>
          </table:table-cell>
          <table:table-cell office:value-type="float" office:value="8937">
            <text:p>8 937</text:p>
          </table:table-cell>
          <table:table-cell office:value-type="float" office:value="4520">
            <text:p>4 520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Charente-Maritime</text:p>
          </table:table-cell>
          <table:table-cell office:value-type="float" office:value="30375">
            <text:p>30 375</text:p>
          </table:table-cell>
          <table:table-cell office:value-type="float" office:value="34119">
            <text:p>34 119</text:p>
          </table:table-cell>
          <table:table-cell office:value-type="float" office:value="36224">
            <text:p>36 224</text:p>
          </table:table-cell>
          <table:table-cell office:value-type="float" office:value="35128">
            <text:p>35 128</text:p>
          </table:table-cell>
          <table:table-cell office:value-type="float" office:value="28046">
            <text:p>28 046</text:p>
          </table:table-cell>
          <table:table-cell office:value-type="float" office:value="30227">
            <text:p>30 227</text:p>
          </table:table-cell>
          <table:table-cell office:value-type="float" office:value="33043">
            <text:p>33 043</text:p>
          </table:table-cell>
          <table:table-cell office:value-type="float" office:value="33151">
            <text:p>33 151</text:p>
          </table:table-cell>
          <table:table-cell office:value-type="float" office:value="41788">
            <text:p>41 788</text:p>
          </table:table-cell>
          <table:table-cell office:value-type="float" office:value="42225">
            <text:p>42 225</text:p>
          </table:table-cell>
          <table:table-cell office:value-type="float" office:value="42585">
            <text:p>42 585</text:p>
          </table:table-cell>
          <table:table-cell office:value-type="float" office:value="44535">
            <text:p>44 535</text:p>
          </table:table-cell>
          <table:table-cell office:value-type="float" office:value="48528">
            <text:p>48 528</text:p>
          </table:table-cell>
          <table:table-cell office:value-type="float" office:value="48759">
            <text:p>48 759</text:p>
          </table:table-cell>
          <table:table-cell office:value-type="float" office:value="31961">
            <text:p>31 961</text:p>
          </table:table-cell>
          <table:table-cell office:value-type="float" office:value="28116">
            <text:p>28 116</text:p>
          </table:table-cell>
          <table:table-cell office:value-type="float" office:value="24473">
            <text:p>24 473</text:p>
          </table:table-cell>
          <table:table-cell office:value-type="float" office:value="16704">
            <text:p>16 704</text:p>
          </table:table-cell>
          <table:table-cell office:value-type="float" office:value="8161">
            <text:p>8 161</text:p>
          </table:table-cell>
          <table:table-cell office:value-type="float" office:value="1448">
            <text:p>1 448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Cher</text:p>
          </table:table-cell>
          <table:table-cell office:value-type="float" office:value="15993">
            <text:p>15 993</text:p>
          </table:table-cell>
          <table:table-cell office:value-type="float" office:value="17186">
            <text:p>17 186</text:p>
          </table:table-cell>
          <table:table-cell office:value-type="float" office:value="17858">
            <text:p>17 858</text:p>
          </table:table-cell>
          <table:table-cell office:value-type="float" office:value="16414">
            <text:p>16 414</text:p>
          </table:table-cell>
          <table:table-cell office:value-type="float" office:value="14432">
            <text:p>14 432</text:p>
          </table:table-cell>
          <table:table-cell office:value-type="float" office:value="15125">
            <text:p>15 125</text:p>
          </table:table-cell>
          <table:table-cell office:value-type="float" office:value="16539">
            <text:p>16 539</text:p>
          </table:table-cell>
          <table:table-cell office:value-type="float" office:value="15940">
            <text:p>15 940</text:p>
          </table:table-cell>
          <table:table-cell office:value-type="float" office:value="20237">
            <text:p>20 237</text:p>
          </table:table-cell>
          <table:table-cell office:value-type="float" office:value="21168">
            <text:p>21 168</text:p>
          </table:table-cell>
          <table:table-cell office:value-type="float" office:value="21933">
            <text:p>21 933</text:p>
          </table:table-cell>
          <table:table-cell office:value-type="float" office:value="22360">
            <text:p>22 360</text:p>
          </table:table-cell>
          <table:table-cell office:value-type="float" office:value="22439">
            <text:p>22 439</text:p>
          </table:table-cell>
          <table:table-cell office:value-type="float" office:value="22124">
            <text:p>22 124</text:p>
          </table:table-cell>
          <table:table-cell office:value-type="float" office:value="14507">
            <text:p>14 507</text:p>
          </table:table-cell>
          <table:table-cell office:value-type="float" office:value="13722">
            <text:p>13 722</text:p>
          </table:table-cell>
          <table:table-cell office:value-type="float" office:value="11662">
            <text:p>11 662</text:p>
          </table:table-cell>
          <table:table-cell office:value-type="float" office:value="7543">
            <text:p>7 543</text:p>
          </table:table-cell>
          <table:table-cell office:value-type="float" office:value="3720">
            <text:p>3 720</text:p>
          </table:table-cell>
          <table:table-cell office:value-type="float" office:value="866">
            <text:p>866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Corrèze</text:p>
          </table:table-cell>
          <table:table-cell office:value-type="float" office:value="10912">
            <text:p>10 912</text:p>
          </table:table-cell>
          <table:table-cell office:value-type="float" office:value="12618">
            <text:p>12 618</text:p>
          </table:table-cell>
          <table:table-cell office:value-type="float" office:value="13082">
            <text:p>13 082</text:p>
          </table:table-cell>
          <table:table-cell office:value-type="float" office:value="12622">
            <text:p>12 622</text:p>
          </table:table-cell>
          <table:table-cell office:value-type="float" office:value="9934">
            <text:p>9 934</text:p>
          </table:table-cell>
          <table:table-cell office:value-type="float" office:value="10859">
            <text:p>10 859</text:p>
          </table:table-cell>
          <table:table-cell office:value-type="float" office:value="11999">
            <text:p>11 999</text:p>
          </table:table-cell>
          <table:table-cell office:value-type="float" office:value="12601">
            <text:p>12 601</text:p>
          </table:table-cell>
          <table:table-cell office:value-type="float" office:value="15241">
            <text:p>15 241</text:p>
          </table:table-cell>
          <table:table-cell office:value-type="float" office:value="16013">
            <text:p>16 013</text:p>
          </table:table-cell>
          <table:table-cell office:value-type="float" office:value="16491">
            <text:p>16 491</text:p>
          </table:table-cell>
          <table:table-cell office:value-type="float" office:value="17250">
            <text:p>17 250</text:p>
          </table:table-cell>
          <table:table-cell office:value-type="float" office:value="18006">
            <text:p>18 006</text:p>
          </table:table-cell>
          <table:table-cell office:value-type="float" office:value="16761">
            <text:p>16 761</text:p>
          </table:table-cell>
          <table:table-cell office:value-type="float" office:value="11250">
            <text:p>11 250</text:p>
          </table:table-cell>
          <table:table-cell office:value-type="float" office:value="11257">
            <text:p>11 257</text:p>
          </table:table-cell>
          <table:table-cell office:value-type="float" office:value="10464">
            <text:p>10 464</text:p>
          </table:table-cell>
          <table:table-cell office:value-type="float" office:value="7078">
            <text:p>7 078</text:p>
          </table:table-cell>
          <table:table-cell office:value-type="float" office:value="3778">
            <text:p>3 778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string">
            <text:p>2A</text:p>
          </table:table-cell>
          <table:table-cell office:value-type="string">
            <text:p>Corse-du-Sud</text:p>
          </table:table-cell>
          <table:table-cell office:value-type="float" office:value="7449">
            <text:p>7 449</text:p>
          </table:table-cell>
          <table:table-cell office:value-type="float" office:value="7948">
            <text:p>7 948</text:p>
          </table:table-cell>
          <table:table-cell office:value-type="float" office:value="8114">
            <text:p>8 114</text:p>
          </table:table-cell>
          <table:table-cell office:value-type="float" office:value="7682">
            <text:p>7 682</text:p>
          </table:table-cell>
          <table:table-cell office:value-type="float" office:value="7436">
            <text:p>7 436</text:p>
          </table:table-cell>
          <table:table-cell office:value-type="float" office:value="9300">
            <text:p>9 300</text:p>
          </table:table-cell>
          <table:table-cell office:value-type="float" office:value="9769">
            <text:p>9 769</text:p>
          </table:table-cell>
          <table:table-cell office:value-type="float" office:value="9430">
            <text:p>9 430</text:p>
          </table:table-cell>
          <table:table-cell office:value-type="float" office:value="10791">
            <text:p>10 791</text:p>
          </table:table-cell>
          <table:table-cell office:value-type="float" office:value="11071">
            <text:p>11 071</text:p>
          </table:table-cell>
          <table:table-cell office:value-type="float" office:value="11134">
            <text:p>11 134</text:p>
          </table:table-cell>
          <table:table-cell office:value-type="float" office:value="10043">
            <text:p>10 043</text:p>
          </table:table-cell>
          <table:table-cell office:value-type="float" office:value="9751">
            <text:p>9 751</text:p>
          </table:table-cell>
          <table:table-cell office:value-type="float" office:value="9167">
            <text:p>9 167</text:p>
          </table:table-cell>
          <table:table-cell office:value-type="float" office:value="7470">
            <text:p>7 470</text:p>
          </table:table-cell>
          <table:table-cell office:value-type="float" office:value="6262">
            <text:p>6 262</text:p>
          </table:table-cell>
          <table:table-cell office:value-type="float" office:value="5063">
            <text:p>5 063</text:p>
          </table:table-cell>
          <table:table-cell office:value-type="float" office:value="3068">
            <text:p>3 068</text:p>
          </table:table-cell>
          <table:table-cell office:value-type="float" office:value="1444">
            <text:p>1 444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B</text:p>
          </table:table-cell>
          <table:table-cell office:value-type="string">
            <text:p>Haute-Corse</text:p>
          </table:table-cell>
          <table:table-cell office:value-type="float" office:value="8663">
            <text:p>8 663</text:p>
          </table:table-cell>
          <table:table-cell office:value-type="float" office:value="9291">
            <text:p>9 291</text:p>
          </table:table-cell>
          <table:table-cell office:value-type="float" office:value="9276">
            <text:p>9 276</text:p>
          </table:table-cell>
          <table:table-cell office:value-type="float" office:value="8736">
            <text:p>8 736</text:p>
          </table:table-cell>
          <table:table-cell office:value-type="float" office:value="9408">
            <text:p>9 408</text:p>
          </table:table-cell>
          <table:table-cell office:value-type="float" office:value="10234">
            <text:p>10 234</text:p>
          </table:table-cell>
          <table:table-cell office:value-type="float" office:value="10735">
            <text:p>10 735</text:p>
          </table:table-cell>
          <table:table-cell office:value-type="float" office:value="10818">
            <text:p>10 818</text:p>
          </table:table-cell>
          <table:table-cell office:value-type="float" office:value="12324">
            <text:p>12 324</text:p>
          </table:table-cell>
          <table:table-cell office:value-type="float" office:value="12344">
            <text:p>12 344</text:p>
          </table:table-cell>
          <table:table-cell office:value-type="float" office:value="12041">
            <text:p>12 041</text:p>
          </table:table-cell>
          <table:table-cell office:value-type="float" office:value="11437">
            <text:p>11 437</text:p>
          </table:table-cell>
          <table:table-cell office:value-type="float" office:value="11615">
            <text:p>11 615</text:p>
          </table:table-cell>
          <table:table-cell office:value-type="float" office:value="10708">
            <text:p>10 708</text:p>
          </table:table-cell>
          <table:table-cell office:value-type="float" office:value="8306">
            <text:p>8 306</text:p>
          </table:table-cell>
          <table:table-cell office:value-type="float" office:value="7015">
            <text:p>7 015</text:p>
          </table:table-cell>
          <table:table-cell office:value-type="float" office:value="5687">
            <text:p>5 687</text:p>
          </table:table-cell>
          <table:table-cell office:value-type="float" office:value="3512">
            <text:p>3 512</text:p>
          </table:table-cell>
          <table:table-cell office:value-type="float" office:value="1614">
            <text:p>1 614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Côte-d'Or</text:p>
          </table:table-cell>
          <table:table-cell office:value-type="float" office:value="28846">
            <text:p>28 846</text:p>
          </table:table-cell>
          <table:table-cell office:value-type="float" office:value="30412">
            <text:p>30 412</text:p>
          </table:table-cell>
          <table:table-cell office:value-type="float" office:value="31629">
            <text:p>31 629</text:p>
          </table:table-cell>
          <table:table-cell office:value-type="float" office:value="35224">
            <text:p>35 224</text:p>
          </table:table-cell>
          <table:table-cell office:value-type="float" office:value="34113">
            <text:p>34 113</text:p>
          </table:table-cell>
          <table:table-cell office:value-type="float" office:value="33146">
            <text:p>33 146</text:p>
          </table:table-cell>
          <table:table-cell office:value-type="float" office:value="31746">
            <text:p>31 746</text:p>
          </table:table-cell>
          <table:table-cell office:value-type="float" office:value="30690">
            <text:p>30 690</text:p>
          </table:table-cell>
          <table:table-cell office:value-type="float" office:value="35554">
            <text:p>35 554</text:p>
          </table:table-cell>
          <table:table-cell office:value-type="float" office:value="34985">
            <text:p>34 985</text:p>
          </table:table-cell>
          <table:table-cell office:value-type="float" office:value="35234">
            <text:p>35 234</text:p>
          </table:table-cell>
          <table:table-cell office:value-type="float" office:value="34687">
            <text:p>34 687</text:p>
          </table:table-cell>
          <table:table-cell office:value-type="float" office:value="34174">
            <text:p>34 174</text:p>
          </table:table-cell>
          <table:table-cell office:value-type="float" office:value="31564">
            <text:p>31 564</text:p>
          </table:table-cell>
          <table:table-cell office:value-type="float" office:value="19928">
            <text:p>19 928</text:p>
          </table:table-cell>
          <table:table-cell office:value-type="float" office:value="17886">
            <text:p>17 886</text:p>
          </table:table-cell>
          <table:table-cell office:value-type="float" office:value="15830">
            <text:p>15 830</text:p>
          </table:table-cell>
          <table:table-cell office:value-type="float" office:value="10841">
            <text:p>10 841</text:p>
          </table:table-cell>
          <table:table-cell office:value-type="float" office:value="5537">
            <text:p>5 537</text:p>
          </table:table-cell>
          <table:table-cell office:value-type="float" office:value="997">
            <text:p>997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Côtes-d'Armor</text:p>
          </table:table-cell>
          <table:table-cell office:value-type="float" office:value="31142">
            <text:p>31 142</text:p>
          </table:table-cell>
          <table:table-cell office:value-type="float" office:value="36132">
            <text:p>36 132</text:p>
          </table:table-cell>
          <table:table-cell office:value-type="float" office:value="37494">
            <text:p>37 494</text:p>
          </table:table-cell>
          <table:table-cell office:value-type="float" office:value="33507">
            <text:p>33 507</text:p>
          </table:table-cell>
          <table:table-cell office:value-type="float" office:value="24259">
            <text:p>24 259</text:p>
          </table:table-cell>
          <table:table-cell office:value-type="float" office:value="27145">
            <text:p>27 145</text:p>
          </table:table-cell>
          <table:table-cell office:value-type="float" office:value="30799">
            <text:p>30 799</text:p>
          </table:table-cell>
          <table:table-cell office:value-type="float" office:value="31926">
            <text:p>31 926</text:p>
          </table:table-cell>
          <table:table-cell office:value-type="float" office:value="39379">
            <text:p>39 379</text:p>
          </table:table-cell>
          <table:table-cell office:value-type="float" office:value="38996">
            <text:p>38 996</text:p>
          </table:table-cell>
          <table:table-cell office:value-type="float" office:value="40019">
            <text:p>40 019</text:p>
          </table:table-cell>
          <table:table-cell office:value-type="float" office:value="41605">
            <text:p>41 605</text:p>
          </table:table-cell>
          <table:table-cell office:value-type="float" office:value="43241">
            <text:p>43 241</text:p>
          </table:table-cell>
          <table:table-cell office:value-type="float" office:value="42418">
            <text:p>42 418</text:p>
          </table:table-cell>
          <table:table-cell office:value-type="float" office:value="27322">
            <text:p>27 322</text:p>
          </table:table-cell>
          <table:table-cell office:value-type="float" office:value="27140">
            <text:p>27 140</text:p>
          </table:table-cell>
          <table:table-cell office:value-type="float" office:value="23169">
            <text:p>23 169</text:p>
          </table:table-cell>
          <table:table-cell office:value-type="float" office:value="15539">
            <text:p>15 539</text:p>
          </table:table-cell>
          <table:table-cell office:value-type="float" office:value="7054">
            <text:p>7 054</text:p>
          </table:table-cell>
          <table:table-cell office:value-type="float" office:value="1152">
            <text:p>1 152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Creuse</text:p>
          </table:table-cell>
          <table:table-cell office:value-type="float" office:value="4788">
            <text:p>4 788</text:p>
          </table:table-cell>
          <table:table-cell office:value-type="float" office:value="5744">
            <text:p>5 744</text:p>
          </table:table-cell>
          <table:table-cell office:value-type="float" office:value="6097">
            <text:p>6 097</text:p>
          </table:table-cell>
          <table:table-cell office:value-type="float" office:value="5612">
            <text:p>5 612</text:p>
          </table:table-cell>
          <table:table-cell office:value-type="float" office:value="4375">
            <text:p>4 375</text:p>
          </table:table-cell>
          <table:table-cell office:value-type="float" office:value="4850">
            <text:p>4 850</text:p>
          </table:table-cell>
          <table:table-cell office:value-type="float" office:value="5125">
            <text:p>5 125</text:p>
          </table:table-cell>
          <table:table-cell office:value-type="float" office:value="5539">
            <text:p>5 539</text:p>
          </table:table-cell>
          <table:table-cell office:value-type="float" office:value="7308">
            <text:p>7 308</text:p>
          </table:table-cell>
          <table:table-cell office:value-type="float" office:value="8198">
            <text:p>8 198</text:p>
          </table:table-cell>
          <table:table-cell office:value-type="float" office:value="8789">
            <text:p>8 789</text:p>
          </table:table-cell>
          <table:table-cell office:value-type="float" office:value="9451">
            <text:p>9 451</text:p>
          </table:table-cell>
          <table:table-cell office:value-type="float" office:value="9732">
            <text:p>9 732</text:p>
          </table:table-cell>
          <table:table-cell office:value-type="float" office:value="9286">
            <text:p>9 286</text:p>
          </table:table-cell>
          <table:table-cell office:value-type="float" office:value="5885">
            <text:p>5 885</text:p>
          </table:table-cell>
          <table:table-cell office:value-type="float" office:value="6132">
            <text:p>6 132</text:p>
          </table:table-cell>
          <table:table-cell office:value-type="float" office:value="5798">
            <text:p>5 798</text:p>
          </table:table-cell>
          <table:table-cell office:value-type="float" office:value="4259">
            <text:p>4 259</text:p>
          </table:table-cell>
          <table:table-cell office:value-type="float" office:value="2074">
            <text:p>2 074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Dordogne</text:p>
          </table:table-cell>
          <table:table-cell office:value-type="float" office:value="18453">
            <text:p>18 453</text:p>
          </table:table-cell>
          <table:table-cell office:value-type="float" office:value="21496">
            <text:p>21 496</text:p>
          </table:table-cell>
          <table:table-cell office:value-type="float" office:value="23112">
            <text:p>23 112</text:p>
          </table:table-cell>
          <table:table-cell office:value-type="float" office:value="20967">
            <text:p>20 967</text:p>
          </table:table-cell>
          <table:table-cell office:value-type="float" office:value="15897">
            <text:p>15 897</text:p>
          </table:table-cell>
          <table:table-cell office:value-type="float" office:value="17716">
            <text:p>17 716</text:p>
          </table:table-cell>
          <table:table-cell office:value-type="float" office:value="19738">
            <text:p>19 738</text:p>
          </table:table-cell>
          <table:table-cell office:value-type="float" office:value="21182">
            <text:p>21 182</text:p>
          </table:table-cell>
          <table:table-cell office:value-type="float" office:value="26643">
            <text:p>26 643</text:p>
          </table:table-cell>
          <table:table-cell office:value-type="float" office:value="28380">
            <text:p>28 380</text:p>
          </table:table-cell>
          <table:table-cell office:value-type="float" office:value="29974">
            <text:p>29 974</text:p>
          </table:table-cell>
          <table:table-cell office:value-type="float" office:value="31130">
            <text:p>31 130</text:p>
          </table:table-cell>
          <table:table-cell office:value-type="float" office:value="33041">
            <text:p>33 041</text:p>
          </table:table-cell>
          <table:table-cell office:value-type="float" office:value="32303">
            <text:p>32 303</text:p>
          </table:table-cell>
          <table:table-cell office:value-type="float" office:value="21334">
            <text:p>21 334</text:p>
          </table:table-cell>
          <table:table-cell office:value-type="float" office:value="19946">
            <text:p>19 946</text:p>
          </table:table-cell>
          <table:table-cell office:value-type="float" office:value="17944">
            <text:p>17 944</text:p>
          </table:table-cell>
          <table:table-cell office:value-type="float" office:value="11958">
            <text:p>11 958</text:p>
          </table:table-cell>
          <table:table-cell office:value-type="float" office:value="6030">
            <text:p>6 030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Doubs</text:p>
          </table:table-cell>
          <table:table-cell office:value-type="float" office:value="33420">
            <text:p>33 420</text:p>
          </table:table-cell>
          <table:table-cell office:value-type="float" office:value="34351">
            <text:p>34 351</text:p>
          </table:table-cell>
          <table:table-cell office:value-type="float" office:value="33024">
            <text:p>33 024</text:p>
          </table:table-cell>
          <table:table-cell office:value-type="float" office:value="32790">
            <text:p>32 790</text:p>
          </table:table-cell>
          <table:table-cell office:value-type="float" office:value="33683">
            <text:p>33 683</text:p>
          </table:table-cell>
          <table:table-cell office:value-type="float" office:value="34399">
            <text:p>34 399</text:p>
          </table:table-cell>
          <table:table-cell office:value-type="float" office:value="34808">
            <text:p>34 808</text:p>
          </table:table-cell>
          <table:table-cell office:value-type="float" office:value="32478">
            <text:p>32 478</text:p>
          </table:table-cell>
          <table:table-cell office:value-type="float" office:value="35974">
            <text:p>35 974</text:p>
          </table:table-cell>
          <table:table-cell office:value-type="float" office:value="35429">
            <text:p>35 429</text:p>
          </table:table-cell>
          <table:table-cell office:value-type="float" office:value="34076">
            <text:p>34 076</text:p>
          </table:table-cell>
          <table:table-cell office:value-type="float" office:value="33061">
            <text:p>33 061</text:p>
          </table:table-cell>
          <table:table-cell office:value-type="float" office:value="32080">
            <text:p>32 080</text:p>
          </table:table-cell>
          <table:table-cell office:value-type="float" office:value="30034">
            <text:p>30 034</text:p>
          </table:table-cell>
          <table:table-cell office:value-type="float" office:value="19260">
            <text:p>19 260</text:p>
          </table:table-cell>
          <table:table-cell office:value-type="float" office:value="17957">
            <text:p>17 957</text:p>
          </table:table-cell>
          <table:table-cell office:value-type="float" office:value="15151">
            <text:p>15 151</text:p>
          </table:table-cell>
          <table:table-cell office:value-type="float" office:value="9382">
            <text:p>9 382</text:p>
          </table:table-cell>
          <table:table-cell office:value-type="float" office:value="4274">
            <text:p>4 274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Drôme</text:p>
          </table:table-cell>
          <table:table-cell office:value-type="float" office:value="30242">
            <text:p>30 242</text:p>
          </table:table-cell>
          <table:table-cell office:value-type="float" office:value="32240">
            <text:p>32 240</text:p>
          </table:table-cell>
          <table:table-cell office:value-type="float" office:value="32468">
            <text:p>32 468</text:p>
          </table:table-cell>
          <table:table-cell office:value-type="float" office:value="28284">
            <text:p>28 284</text:p>
          </table:table-cell>
          <table:table-cell office:value-type="float" office:value="23741">
            <text:p>23 741</text:p>
          </table:table-cell>
          <table:table-cell office:value-type="float" office:value="26916">
            <text:p>26 916</text:p>
          </table:table-cell>
          <table:table-cell office:value-type="float" office:value="28800">
            <text:p>28 800</text:p>
          </table:table-cell>
          <table:table-cell office:value-type="float" office:value="28440">
            <text:p>28 440</text:p>
          </table:table-cell>
          <table:table-cell office:value-type="float" office:value="34112">
            <text:p>34 112</text:p>
          </table:table-cell>
          <table:table-cell office:value-type="float" office:value="34774">
            <text:p>34 774</text:p>
          </table:table-cell>
          <table:table-cell office:value-type="float" office:value="34499">
            <text:p>34 499</text:p>
          </table:table-cell>
          <table:table-cell office:value-type="float" office:value="32985">
            <text:p>32 985</text:p>
          </table:table-cell>
          <table:table-cell office:value-type="float" office:value="32075">
            <text:p>32 075</text:p>
          </table:table-cell>
          <table:table-cell office:value-type="float" office:value="31084">
            <text:p>31 084</text:p>
          </table:table-cell>
          <table:table-cell office:value-type="float" office:value="21452">
            <text:p>21 452</text:p>
          </table:table-cell>
          <table:table-cell office:value-type="float" office:value="18349">
            <text:p>18 349</text:p>
          </table:table-cell>
          <table:table-cell office:value-type="float" office:value="15145">
            <text:p>15 145</text:p>
          </table:table-cell>
          <table:table-cell office:value-type="float" office:value="9809">
            <text:p>9 809</text:p>
          </table:table-cell>
          <table:table-cell office:value-type="float" office:value="4732">
            <text:p>4 732</text:p>
          </table:table-cell>
          <table:table-cell office:value-type="float" office:value="1007">
            <text:p>1 007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Eure</text:p>
          </table:table-cell>
          <table:table-cell office:value-type="float" office:value="38741">
            <text:p>38 741</text:p>
          </table:table-cell>
          <table:table-cell office:value-type="float" office:value="41445">
            <text:p>41 445</text:p>
          </table:table-cell>
          <table:table-cell office:value-type="float" office:value="41496">
            <text:p>41 496</text:p>
          </table:table-cell>
          <table:table-cell office:value-type="float" office:value="35539">
            <text:p>35 539</text:p>
          </table:table-cell>
          <table:table-cell office:value-type="float" office:value="27556">
            <text:p>27 556</text:p>
          </table:table-cell>
          <table:table-cell office:value-type="float" office:value="32878">
            <text:p>32 878</text:p>
          </table:table-cell>
          <table:table-cell office:value-type="float" office:value="37075">
            <text:p>37 075</text:p>
          </table:table-cell>
          <table:table-cell office:value-type="float" office:value="37421">
            <text:p>37 421</text:p>
          </table:table-cell>
          <table:table-cell office:value-type="float" office:value="43179">
            <text:p>43 179</text:p>
          </table:table-cell>
          <table:table-cell office:value-type="float" office:value="41569">
            <text:p>41 569</text:p>
          </table:table-cell>
          <table:table-cell office:value-type="float" office:value="40897">
            <text:p>40 897</text:p>
          </table:table-cell>
          <table:table-cell office:value-type="float" office:value="39889">
            <text:p>39 889</text:p>
          </table:table-cell>
          <table:table-cell office:value-type="float" office:value="38636">
            <text:p>38 636</text:p>
          </table:table-cell>
          <table:table-cell office:value-type="float" office:value="33840">
            <text:p>33 840</text:p>
          </table:table-cell>
          <table:table-cell office:value-type="float" office:value="20815">
            <text:p>20 815</text:p>
          </table:table-cell>
          <table:table-cell office:value-type="float" office:value="18459">
            <text:p>18 459</text:p>
          </table:table-cell>
          <table:table-cell office:value-type="float" office:value="15486">
            <text:p>15 486</text:p>
          </table:table-cell>
          <table:table-cell office:value-type="float" office:value="9602">
            <text:p>9 602</text:p>
          </table:table-cell>
          <table:table-cell office:value-type="float" office:value="4282">
            <text:p>4 282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Eure-et-Loir</text:p>
          </table:table-cell>
          <table:table-cell office:value-type="float" office:value="27606">
            <text:p>27 606</text:p>
          </table:table-cell>
          <table:table-cell office:value-type="float" office:value="29706">
            <text:p>29 706</text:p>
          </table:table-cell>
          <table:table-cell office:value-type="float" office:value="29475">
            <text:p>29 475</text:p>
          </table:table-cell>
          <table:table-cell office:value-type="float" office:value="24608">
            <text:p>24 608</text:p>
          </table:table-cell>
          <table:table-cell office:value-type="float" office:value="20318">
            <text:p>20 318</text:p>
          </table:table-cell>
          <table:table-cell office:value-type="float" office:value="23397">
            <text:p>23 397</text:p>
          </table:table-cell>
          <table:table-cell office:value-type="float" office:value="26227">
            <text:p>26 227</text:p>
          </table:table-cell>
          <table:table-cell office:value-type="float" office:value="26490">
            <text:p>26 490</text:p>
          </table:table-cell>
          <table:table-cell office:value-type="float" office:value="30331">
            <text:p>30 331</text:p>
          </table:table-cell>
          <table:table-cell office:value-type="float" office:value="29962">
            <text:p>29 962</text:p>
          </table:table-cell>
          <table:table-cell office:value-type="float" office:value="29517">
            <text:p>29 517</text:p>
          </table:table-cell>
          <table:table-cell office:value-type="float" office:value="28793">
            <text:p>28 793</text:p>
          </table:table-cell>
          <table:table-cell office:value-type="float" office:value="28282">
            <text:p>28 282</text:p>
          </table:table-cell>
          <table:table-cell office:value-type="float" office:value="25081">
            <text:p>25 081</text:p>
          </table:table-cell>
          <table:table-cell office:value-type="float" office:value="15748">
            <text:p>15 748</text:p>
          </table:table-cell>
          <table:table-cell office:value-type="float" office:value="14316">
            <text:p>14 316</text:p>
          </table:table-cell>
          <table:table-cell office:value-type="float" office:value="12104">
            <text:p>12 104</text:p>
          </table:table-cell>
          <table:table-cell office:value-type="float" office:value="8348">
            <text:p>8 348</text:p>
          </table:table-cell>
          <table:table-cell office:value-type="float" office:value="4030">
            <text:p>4 030</text:p>
          </table:table-cell>
          <table:table-cell office:value-type="float" office:value="832">
            <text:p>832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Finistère</text:p>
          </table:table-cell>
          <table:table-cell office:value-type="float" office:value="47926">
            <text:p>47 926</text:p>
          </table:table-cell>
          <table:table-cell office:value-type="float" office:value="53036">
            <text:p>53 036</text:p>
          </table:table-cell>
          <table:table-cell office:value-type="float" office:value="55698">
            <text:p>55 698</text:p>
          </table:table-cell>
          <table:table-cell office:value-type="float" office:value="52793">
            <text:p>52 793</text:p>
          </table:table-cell>
          <table:table-cell office:value-type="float" office:value="46170">
            <text:p>46 170</text:p>
          </table:table-cell>
          <table:table-cell office:value-type="float" office:value="46906">
            <text:p>46 906</text:p>
          </table:table-cell>
          <table:table-cell office:value-type="float" office:value="51913">
            <text:p>51 913</text:p>
          </table:table-cell>
          <table:table-cell office:value-type="float" office:value="51474">
            <text:p>51 474</text:p>
          </table:table-cell>
          <table:table-cell office:value-type="float" office:value="61556">
            <text:p>61 556</text:p>
          </table:table-cell>
          <table:table-cell office:value-type="float" office:value="60147">
            <text:p>60 147</text:p>
          </table:table-cell>
          <table:table-cell office:value-type="float" office:value="62893">
            <text:p>62 893</text:p>
          </table:table-cell>
          <table:table-cell office:value-type="float" office:value="62582">
            <text:p>62 582</text:p>
          </table:table-cell>
          <table:table-cell office:value-type="float" office:value="61699">
            <text:p>61 699</text:p>
          </table:table-cell>
          <table:table-cell office:value-type="float" office:value="58023">
            <text:p>58 023</text:p>
          </table:table-cell>
          <table:table-cell office:value-type="float" office:value="36033">
            <text:p>36 033</text:p>
          </table:table-cell>
          <table:table-cell office:value-type="float" office:value="36652">
            <text:p>36 652</text:p>
          </table:table-cell>
          <table:table-cell office:value-type="float" office:value="30902">
            <text:p>30 902</text:p>
          </table:table-cell>
          <table:table-cell office:value-type="float" office:value="20196">
            <text:p>20 196</text:p>
          </table:table-cell>
          <table:table-cell office:value-type="float" office:value="9120">
            <text:p>9 120</text:p>
          </table:table-cell>
          <table:table-cell office:value-type="float" office:value="1704">
            <text:p>1 704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Gard</text:p>
          </table:table-cell>
          <table:table-cell office:value-type="float" office:value="41668">
            <text:p>41 668</text:p>
          </table:table-cell>
          <table:table-cell office:value-type="float" office:value="45164">
            <text:p>45 164</text:p>
          </table:table-cell>
          <table:table-cell office:value-type="float" office:value="46577">
            <text:p>46 577</text:p>
          </table:table-cell>
          <table:table-cell office:value-type="float" office:value="43919">
            <text:p>43 919</text:p>
          </table:table-cell>
          <table:table-cell office:value-type="float" office:value="35765">
            <text:p>35 765</text:p>
          </table:table-cell>
          <table:table-cell office:value-type="float" office:value="38290">
            <text:p>38 290</text:p>
          </table:table-cell>
          <table:table-cell office:value-type="float" office:value="41728">
            <text:p>41 728</text:p>
          </table:table-cell>
          <table:table-cell office:value-type="float" office:value="41935">
            <text:p>41 935</text:p>
          </table:table-cell>
          <table:table-cell office:value-type="float" office:value="49472">
            <text:p>49 472</text:p>
          </table:table-cell>
          <table:table-cell office:value-type="float" office:value="51818">
            <text:p>51 818</text:p>
          </table:table-cell>
          <table:table-cell office:value-type="float" office:value="52112">
            <text:p>52 112</text:p>
          </table:table-cell>
          <table:table-cell office:value-type="float" office:value="50853">
            <text:p>50 853</text:p>
          </table:table-cell>
          <table:table-cell office:value-type="float" office:value="50864">
            <text:p>50 864</text:p>
          </table:table-cell>
          <table:table-cell office:value-type="float" office:value="48098">
            <text:p>48 098</text:p>
          </table:table-cell>
          <table:table-cell office:value-type="float" office:value="33777">
            <text:p>33 777</text:p>
          </table:table-cell>
          <table:table-cell office:value-type="float" office:value="27426">
            <text:p>27 426</text:p>
          </table:table-cell>
          <table:table-cell office:value-type="float" office:value="24049">
            <text:p>24 049</text:p>
          </table:table-cell>
          <table:table-cell office:value-type="float" office:value="15582">
            <text:p>15 582</text:p>
          </table:table-cell>
          <table:table-cell office:value-type="float" office:value="7818">
            <text:p>7 818</text:p>
          </table:table-cell>
          <table:table-cell office:value-type="float" office:value="1594">
            <text:p>1 594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Haute-Garonne</text:p>
          </table:table-cell>
          <table:table-cell office:value-type="float" office:value="81226">
            <text:p>81 226</text:p>
          </table:table-cell>
          <table:table-cell office:value-type="float" office:value="78970">
            <text:p>78 970</text:p>
          </table:table-cell>
          <table:table-cell office:value-type="float" office:value="77295">
            <text:p>77 295</text:p>
          </table:table-cell>
          <table:table-cell office:value-type="float" office:value="86160">
            <text:p>86 160</text:p>
          </table:table-cell>
          <table:table-cell office:value-type="float" office:value="100303">
            <text:p>100 303</text:p>
          </table:table-cell>
          <table:table-cell office:value-type="float" office:value="96557">
            <text:p>96 557</text:p>
          </table:table-cell>
          <table:table-cell office:value-type="float" office:value="95978">
            <text:p>95 978</text:p>
          </table:table-cell>
          <table:table-cell office:value-type="float" office:value="89038">
            <text:p>89 038</text:p>
          </table:table-cell>
          <table:table-cell office:value-type="float" office:value="93424">
            <text:p>93 424</text:p>
          </table:table-cell>
          <table:table-cell office:value-type="float" office:value="89571">
            <text:p>89 571</text:p>
          </table:table-cell>
          <table:table-cell office:value-type="float" office:value="87754">
            <text:p>87 754</text:p>
          </table:table-cell>
          <table:table-cell office:value-type="float" office:value="77279">
            <text:p>77 279</text:p>
          </table:table-cell>
          <table:table-cell office:value-type="float" office:value="70841">
            <text:p>70 841</text:p>
          </table:table-cell>
          <table:table-cell office:value-type="float" office:value="63354">
            <text:p>63 354</text:p>
          </table:table-cell>
          <table:table-cell office:value-type="float" office:value="43266">
            <text:p>43 266</text:p>
          </table:table-cell>
          <table:table-cell office:value-type="float" office:value="36856">
            <text:p>36 856</text:p>
          </table:table-cell>
          <table:table-cell office:value-type="float" office:value="32693">
            <text:p>32 693</text:p>
          </table:table-cell>
          <table:table-cell office:value-type="float" office:value="21680">
            <text:p>21 680</text:p>
          </table:table-cell>
          <table:table-cell office:value-type="float" office:value="10784">
            <text:p>10 784</text:p>
          </table:table-cell>
          <table:table-cell office:value-type="float" office:value="2337">
            <text:p>2 337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Gers</text:p>
          </table:table-cell>
          <table:table-cell office:value-type="float" office:value="8857">
            <text:p>8 857</text:p>
          </table:table-cell>
          <table:table-cell office:value-type="float" office:value="10185">
            <text:p>10 185</text:p>
          </table:table-cell>
          <table:table-cell office:value-type="float" office:value="11040">
            <text:p>11 040</text:p>
          </table:table-cell>
          <table:table-cell office:value-type="float" office:value="9627">
            <text:p>9 627</text:p>
          </table:table-cell>
          <table:table-cell office:value-type="float" office:value="7075">
            <text:p>7 075</text:p>
          </table:table-cell>
          <table:table-cell office:value-type="float" office:value="7909">
            <text:p>7 909</text:p>
          </table:table-cell>
          <table:table-cell office:value-type="float" office:value="9188">
            <text:p>9 188</text:p>
          </table:table-cell>
          <table:table-cell office:value-type="float" office:value="9756">
            <text:p>9 756</text:p>
          </table:table-cell>
          <table:table-cell office:value-type="float" office:value="12687">
            <text:p>12 687</text:p>
          </table:table-cell>
          <table:table-cell office:value-type="float" office:value="13396">
            <text:p>13 396</text:p>
          </table:table-cell>
          <table:table-cell office:value-type="float" office:value="14085">
            <text:p>14 085</text:p>
          </table:table-cell>
          <table:table-cell office:value-type="float" office:value="14010">
            <text:p>14 010</text:p>
          </table:table-cell>
          <table:table-cell office:value-type="float" office:value="14664">
            <text:p>14 664</text:p>
          </table:table-cell>
          <table:table-cell office:value-type="float" office:value="13688">
            <text:p>13 688</text:p>
          </table:table-cell>
          <table:table-cell office:value-type="float" office:value="9452">
            <text:p>9 452</text:p>
          </table:table-cell>
          <table:table-cell office:value-type="float" office:value="8856">
            <text:p>8 856</text:p>
          </table:table-cell>
          <table:table-cell office:value-type="float" office:value="8123">
            <text:p>8 123</text:p>
          </table:table-cell>
          <table:table-cell office:value-type="float" office:value="5594">
            <text:p>5 594</text:p>
          </table:table-cell>
          <table:table-cell office:value-type="float" office:value="2779">
            <text:p>2 779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Gironde</text:p>
          </table:table-cell>
          <table:table-cell office:value-type="float" office:value="85843">
            <text:p>85 843</text:p>
          </table:table-cell>
          <table:table-cell office:value-type="float" office:value="90555">
            <text:p>90 555</text:p>
          </table:table-cell>
          <table:table-cell office:value-type="float" office:value="91984">
            <text:p>91 984</text:p>
          </table:table-cell>
          <table:table-cell office:value-type="float" office:value="96981">
            <text:p>96 981</text:p>
          </table:table-cell>
          <table:table-cell office:value-type="float" office:value="101478">
            <text:p>101 478</text:p>
          </table:table-cell>
          <table:table-cell office:value-type="float" office:value="94586">
            <text:p>94 586</text:p>
          </table:table-cell>
          <table:table-cell office:value-type="float" office:value="97643">
            <text:p>97 643</text:p>
          </table:table-cell>
          <table:table-cell office:value-type="float" office:value="97212">
            <text:p>97 212</text:p>
          </table:table-cell>
          <table:table-cell office:value-type="float" office:value="111294">
            <text:p>111 294</text:p>
          </table:table-cell>
          <table:table-cell office:value-type="float" office:value="105796">
            <text:p>105 796</text:p>
          </table:table-cell>
          <table:table-cell office:value-type="float" office:value="101347">
            <text:p>101 347</text:p>
          </table:table-cell>
          <table:table-cell office:value-type="float" office:value="96172">
            <text:p>96 172</text:p>
          </table:table-cell>
          <table:table-cell office:value-type="float" office:value="93496">
            <text:p>93 496</text:p>
          </table:table-cell>
          <table:table-cell office:value-type="float" office:value="86220">
            <text:p>86 220</text:p>
          </table:table-cell>
          <table:table-cell office:value-type="float" office:value="54990">
            <text:p>54 990</text:p>
          </table:table-cell>
          <table:table-cell office:value-type="float" office:value="47819">
            <text:p>47 819</text:p>
          </table:table-cell>
          <table:table-cell office:value-type="float" office:value="42252">
            <text:p>42 252</text:p>
          </table:table-cell>
          <table:table-cell office:value-type="float" office:value="29091">
            <text:p>29 091</text:p>
          </table:table-cell>
          <table:table-cell office:value-type="float" office:value="15095">
            <text:p>15 095</text:p>
          </table:table-cell>
          <table:table-cell office:value-type="float" office:value="3110">
            <text:p>3 110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Hérault</text:p>
          </table:table-cell>
          <table:table-cell office:value-type="float" office:value="62400">
            <text:p>62 400</text:p>
          </table:table-cell>
          <table:table-cell office:value-type="float" office:value="64242">
            <text:p>64 242</text:p>
          </table:table-cell>
          <table:table-cell office:value-type="float" office:value="64340">
            <text:p>64 340</text:p>
          </table:table-cell>
          <table:table-cell office:value-type="float" office:value="69292">
            <text:p>69 292</text:p>
          </table:table-cell>
          <table:table-cell office:value-type="float" office:value="76190">
            <text:p>76 190</text:p>
          </table:table-cell>
          <table:table-cell office:value-type="float" office:value="68642">
            <text:p>68 642</text:p>
          </table:table-cell>
          <table:table-cell office:value-type="float" office:value="68042">
            <text:p>68 042</text:p>
          </table:table-cell>
          <table:table-cell office:value-type="float" office:value="66243">
            <text:p>66 243</text:p>
          </table:table-cell>
          <table:table-cell office:value-type="float" office:value="74347">
            <text:p>74 347</text:p>
          </table:table-cell>
          <table:table-cell office:value-type="float" office:value="74955">
            <text:p>74 955</text:p>
          </table:table-cell>
          <table:table-cell office:value-type="float" office:value="72654">
            <text:p>72 654</text:p>
          </table:table-cell>
          <table:table-cell office:value-type="float" office:value="68074">
            <text:p>68 074</text:p>
          </table:table-cell>
          <table:table-cell office:value-type="float" office:value="70409">
            <text:p>70 409</text:p>
          </table:table-cell>
          <table:table-cell office:value-type="float" office:value="68482">
            <text:p>68 482</text:p>
          </table:table-cell>
          <table:table-cell office:value-type="float" office:value="48418">
            <text:p>48 418</text:p>
          </table:table-cell>
          <table:table-cell office:value-type="float" office:value="38638">
            <text:p>38 638</text:p>
          </table:table-cell>
          <table:table-cell office:value-type="float" office:value="33117">
            <text:p>33 117</text:p>
          </table:table-cell>
          <table:table-cell office:value-type="float" office:value="21869">
            <text:p>21 869</text:p>
          </table:table-cell>
          <table:table-cell office:value-type="float" office:value="11143">
            <text:p>11 143</text:p>
          </table:table-cell>
          <table:table-cell office:value-type="float" office:value="2493">
            <text:p>2 493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Ille-et-Vilaine</text:p>
          </table:table-cell>
          <table:table-cell office:value-type="float" office:value="65039">
            <text:p>65 039</text:p>
          </table:table-cell>
          <table:table-cell office:value-type="float" office:value="68577">
            <text:p>68 577</text:p>
          </table:table-cell>
          <table:table-cell office:value-type="float" office:value="67626">
            <text:p>67 626</text:p>
          </table:table-cell>
          <table:table-cell office:value-type="float" office:value="69069">
            <text:p>69 069</text:p>
          </table:table-cell>
          <table:table-cell office:value-type="float" office:value="71775">
            <text:p>71 775</text:p>
          </table:table-cell>
          <table:table-cell office:value-type="float" office:value="64223">
            <text:p>64 223</text:p>
          </table:table-cell>
          <table:table-cell office:value-type="float" office:value="67116">
            <text:p>67 116</text:p>
          </table:table-cell>
          <table:table-cell office:value-type="float" office:value="66048">
            <text:p>66 048</text:p>
          </table:table-cell>
          <table:table-cell office:value-type="float" office:value="72723">
            <text:p>72 723</text:p>
          </table:table-cell>
          <table:table-cell office:value-type="float" office:value="69303">
            <text:p>69 303</text:p>
          </table:table-cell>
          <table:table-cell office:value-type="float" office:value="66087">
            <text:p>66 087</text:p>
          </table:table-cell>
          <table:table-cell office:value-type="float" office:value="61184">
            <text:p>61 184</text:p>
          </table:table-cell>
          <table:table-cell office:value-type="float" office:value="57580">
            <text:p>57 580</text:p>
          </table:table-cell>
          <table:table-cell office:value-type="float" office:value="52200">
            <text:p>52 200</text:p>
          </table:table-cell>
          <table:table-cell office:value-type="float" office:value="32455">
            <text:p>32 455</text:p>
          </table:table-cell>
          <table:table-cell office:value-type="float" office:value="32622">
            <text:p>32 622</text:p>
          </table:table-cell>
          <table:table-cell office:value-type="float" office:value="27990">
            <text:p>27 990</text:p>
          </table:table-cell>
          <table:table-cell office:value-type="float" office:value="18140">
            <text:p>18 140</text:p>
          </table:table-cell>
          <table:table-cell office:value-type="float" office:value="8725">
            <text:p>8 725</text:p>
          </table:table-cell>
          <table:table-cell office:value-type="float" office:value="1501">
            <text:p>1 501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Indre</text:p>
          </table:table-cell>
          <table:table-cell office:value-type="float" office:value="10306">
            <text:p>10 306</text:p>
          </table:table-cell>
          <table:table-cell office:value-type="float" office:value="11982">
            <text:p>11 982</text:p>
          </table:table-cell>
          <table:table-cell office:value-type="float" office:value="12981">
            <text:p>12 981</text:p>
          </table:table-cell>
          <table:table-cell office:value-type="float" office:value="11727">
            <text:p>11 727</text:p>
          </table:table-cell>
          <table:table-cell office:value-type="float" office:value="9081">
            <text:p>9 081</text:p>
          </table:table-cell>
          <table:table-cell office:value-type="float" office:value="9750">
            <text:p>9 750</text:p>
          </table:table-cell>
          <table:table-cell office:value-type="float" office:value="10602">
            <text:p>10 602</text:p>
          </table:table-cell>
          <table:table-cell office:value-type="float" office:value="11374">
            <text:p>11 374</text:p>
          </table:table-cell>
          <table:table-cell office:value-type="float" office:value="14659">
            <text:p>14 659</text:p>
          </table:table-cell>
          <table:table-cell office:value-type="float" office:value="15618">
            <text:p>15 618</text:p>
          </table:table-cell>
          <table:table-cell office:value-type="float" office:value="16086">
            <text:p>16 086</text:p>
          </table:table-cell>
          <table:table-cell office:value-type="float" office:value="16340">
            <text:p>16 340</text:p>
          </table:table-cell>
          <table:table-cell office:value-type="float" office:value="17256">
            <text:p>17 256</text:p>
          </table:table-cell>
          <table:table-cell office:value-type="float" office:value="16193">
            <text:p>16 193</text:p>
          </table:table-cell>
          <table:table-cell office:value-type="float" office:value="10940">
            <text:p>10 940</text:p>
          </table:table-cell>
          <table:table-cell office:value-type="float" office:value="10734">
            <text:p>10 734</text:p>
          </table:table-cell>
          <table:table-cell office:value-type="float" office:value="9624">
            <text:p>9 624</text:p>
          </table:table-cell>
          <table:table-cell office:value-type="float" office:value="6613">
            <text:p>6 613</text:p>
          </table:table-cell>
          <table:table-cell office:value-type="float" office:value="3158">
            <text:p>3 158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Indre-et-Loire</text:p>
          </table:table-cell>
          <table:table-cell office:value-type="float" office:value="34048">
            <text:p>34 048</text:p>
          </table:table-cell>
          <table:table-cell office:value-type="float" office:value="35841">
            <text:p>35 841</text:p>
          </table:table-cell>
          <table:table-cell office:value-type="float" office:value="37256">
            <text:p>37 256</text:p>
          </table:table-cell>
          <table:table-cell office:value-type="float" office:value="38421">
            <text:p>38 421</text:p>
          </table:table-cell>
          <table:table-cell office:value-type="float" office:value="36412">
            <text:p>36 412</text:p>
          </table:table-cell>
          <table:table-cell office:value-type="float" office:value="34113">
            <text:p>34 113</text:p>
          </table:table-cell>
          <table:table-cell office:value-type="float" office:value="35731">
            <text:p>35 731</text:p>
          </table:table-cell>
          <table:table-cell office:value-type="float" office:value="34602">
            <text:p>34 602</text:p>
          </table:table-cell>
          <table:table-cell office:value-type="float" office:value="40812">
            <text:p>40 812</text:p>
          </table:table-cell>
          <table:table-cell office:value-type="float" office:value="40248">
            <text:p>40 248</text:p>
          </table:table-cell>
          <table:table-cell office:value-type="float" office:value="39267">
            <text:p>39 267</text:p>
          </table:table-cell>
          <table:table-cell office:value-type="float" office:value="39411">
            <text:p>39 411</text:p>
          </table:table-cell>
          <table:table-cell office:value-type="float" office:value="38890">
            <text:p>38 890</text:p>
          </table:table-cell>
          <table:table-cell office:value-type="float" office:value="34944">
            <text:p>34 944</text:p>
          </table:table-cell>
          <table:table-cell office:value-type="float" office:value="23492">
            <text:p>23 492</text:p>
          </table:table-cell>
          <table:table-cell office:value-type="float" office:value="22319">
            <text:p>22 319</text:p>
          </table:table-cell>
          <table:table-cell office:value-type="float" office:value="19265">
            <text:p>19 265</text:p>
          </table:table-cell>
          <table:table-cell office:value-type="float" office:value="13039">
            <text:p>13 039</text:p>
          </table:table-cell>
          <table:table-cell office:value-type="float" office:value="6668">
            <text:p>6 668</text:p>
          </table:table-cell>
          <table:table-cell office:value-type="float" office:value="1385">
            <text:p>1 385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Isère</text:p>
          </table:table-cell>
          <table:table-cell office:value-type="float" office:value="79349">
            <text:p>79 349</text:p>
          </table:table-cell>
          <table:table-cell office:value-type="float" office:value="83728">
            <text:p>83 728</text:p>
          </table:table-cell>
          <table:table-cell office:value-type="float" office:value="83472">
            <text:p>83 472</text:p>
          </table:table-cell>
          <table:table-cell office:value-type="float" office:value="81326">
            <text:p>81 326</text:p>
          </table:table-cell>
          <table:table-cell office:value-type="float" office:value="76777">
            <text:p>76 777</text:p>
          </table:table-cell>
          <table:table-cell office:value-type="float" office:value="73275">
            <text:p>73 275</text:p>
          </table:table-cell>
          <table:table-cell office:value-type="float" office:value="77953">
            <text:p>77 953</text:p>
          </table:table-cell>
          <table:table-cell office:value-type="float" office:value="78099">
            <text:p>78 099</text:p>
          </table:table-cell>
          <table:table-cell office:value-type="float" office:value="89404">
            <text:p>89 404</text:p>
          </table:table-cell>
          <table:table-cell office:value-type="float" office:value="87282">
            <text:p>87 282</text:p>
          </table:table-cell>
          <table:table-cell office:value-type="float" office:value="83646">
            <text:p>83 646</text:p>
          </table:table-cell>
          <table:table-cell office:value-type="float" office:value="76000">
            <text:p>76 000</text:p>
          </table:table-cell>
          <table:table-cell office:value-type="float" office:value="71714">
            <text:p>71 714</text:p>
          </table:table-cell>
          <table:table-cell office:value-type="float" office:value="64823">
            <text:p>64 823</text:p>
          </table:table-cell>
          <table:table-cell office:value-type="float" office:value="45299">
            <text:p>45 299</text:p>
          </table:table-cell>
          <table:table-cell office:value-type="float" office:value="37885">
            <text:p>37 885</text:p>
          </table:table-cell>
          <table:table-cell office:value-type="float" office:value="31716">
            <text:p>31 716</text:p>
          </table:table-cell>
          <table:table-cell office:value-type="float" office:value="20659">
            <text:p>20 659</text:p>
          </table:table-cell>
          <table:table-cell office:value-type="float" office:value="9462">
            <text:p>9 462</text:p>
          </table:table-cell>
          <table:table-cell office:value-type="float" office:value="1745">
            <text:p>1 745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Jura</text:p>
          </table:table-cell>
          <table:table-cell office:value-type="float" office:value="14046">
            <text:p>14 046</text:p>
          </table:table-cell>
          <table:table-cell office:value-type="float" office:value="15806">
            <text:p>15 806</text:p>
          </table:table-cell>
          <table:table-cell office:value-type="float" office:value="16826">
            <text:p>16 826</text:p>
          </table:table-cell>
          <table:table-cell office:value-type="float" office:value="14827">
            <text:p>14 827</text:p>
          </table:table-cell>
          <table:table-cell office:value-type="float" office:value="11427">
            <text:p>11 427</text:p>
          </table:table-cell>
          <table:table-cell office:value-type="float" office:value="12514">
            <text:p>12 514</text:p>
          </table:table-cell>
          <table:table-cell office:value-type="float" office:value="14417">
            <text:p>14 417</text:p>
          </table:table-cell>
          <table:table-cell office:value-type="float" office:value="14587">
            <text:p>14 587</text:p>
          </table:table-cell>
          <table:table-cell office:value-type="float" office:value="17518">
            <text:p>17 518</text:p>
          </table:table-cell>
          <table:table-cell office:value-type="float" office:value="18574">
            <text:p>18 574</text:p>
          </table:table-cell>
          <table:table-cell office:value-type="float" office:value="18130">
            <text:p>18 130</text:p>
          </table:table-cell>
          <table:table-cell office:value-type="float" office:value="17620">
            <text:p>17 620</text:p>
          </table:table-cell>
          <table:table-cell office:value-type="float" office:value="17300">
            <text:p>17 300</text:p>
          </table:table-cell>
          <table:table-cell office:value-type="float" office:value="16507">
            <text:p>16 507</text:p>
          </table:table-cell>
          <table:table-cell office:value-type="float" office:value="11172">
            <text:p>11 172</text:p>
          </table:table-cell>
          <table:table-cell office:value-type="float" office:value="9847">
            <text:p>9 847</text:p>
          </table:table-cell>
          <table:table-cell office:value-type="float" office:value="8684">
            <text:p>8 684</text:p>
          </table:table-cell>
          <table:table-cell office:value-type="float" office:value="6022">
            <text:p>6 022</text:p>
          </table:table-cell>
          <table:table-cell office:value-type="float" office:value="3048">
            <text:p>3 048</text:p>
          </table:table-cell>
          <table:table-cell office:value-type="float" office:value="583">
            <text:p>583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Landes</text:p>
          </table:table-cell>
          <table:table-cell office:value-type="float" office:value="20277">
            <text:p>20 277</text:p>
          </table:table-cell>
          <table:table-cell office:value-type="float" office:value="23361">
            <text:p>23 361</text:p>
          </table:table-cell>
          <table:table-cell office:value-type="float" office:value="24341">
            <text:p>24 341</text:p>
          </table:table-cell>
          <table:table-cell office:value-type="float" office:value="20642">
            <text:p>20 642</text:p>
          </table:table-cell>
          <table:table-cell office:value-type="float" office:value="16472">
            <text:p>16 472</text:p>
          </table:table-cell>
          <table:table-cell office:value-type="float" office:value="19109">
            <text:p>19 109</text:p>
          </table:table-cell>
          <table:table-cell office:value-type="float" office:value="22164">
            <text:p>22 164</text:p>
          </table:table-cell>
          <table:table-cell office:value-type="float" office:value="23546">
            <text:p>23 546</text:p>
          </table:table-cell>
          <table:table-cell office:value-type="float" office:value="28801">
            <text:p>28 801</text:p>
          </table:table-cell>
          <table:table-cell office:value-type="float" office:value="28634">
            <text:p>28 634</text:p>
          </table:table-cell>
          <table:table-cell office:value-type="float" office:value="28546">
            <text:p>28 546</text:p>
          </table:table-cell>
          <table:table-cell office:value-type="float" office:value="27929">
            <text:p>27 929</text:p>
          </table:table-cell>
          <table:table-cell office:value-type="float" office:value="29327">
            <text:p>29 327</text:p>
          </table:table-cell>
          <table:table-cell office:value-type="float" office:value="28102">
            <text:p>28 102</text:p>
          </table:table-cell>
          <table:table-cell office:value-type="float" office:value="18729">
            <text:p>18 729</text:p>
          </table:table-cell>
          <table:table-cell office:value-type="float" office:value="16981">
            <text:p>16 981</text:p>
          </table:table-cell>
          <table:table-cell office:value-type="float" office:value="14101">
            <text:p>14 101</text:p>
          </table:table-cell>
          <table:table-cell office:value-type="float" office:value="9176">
            <text:p>9 176</text:p>
          </table:table-cell>
          <table:table-cell office:value-type="float" office:value="4225">
            <text:p>4 2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string">
            <text:p>41</text:p>
          </table:table-cell>
          <table:table-cell office:value-type="string">
            <text:p>Loir-et-Cher</text:p>
          </table:table-cell>
          <table:table-cell office:value-type="float" office:value="18096">
            <text:p>18 096</text:p>
          </table:table-cell>
          <table:table-cell office:value-type="float" office:value="20069">
            <text:p>20 069</text:p>
          </table:table-cell>
          <table:table-cell office:value-type="float" office:value="20543">
            <text:p>20 543</text:p>
          </table:table-cell>
          <table:table-cell office:value-type="float" office:value="18262">
            <text:p>18 262</text:p>
          </table:table-cell>
          <table:table-cell office:value-type="float" office:value="14118">
            <text:p>14 118</text:p>
          </table:table-cell>
          <table:table-cell office:value-type="float" office:value="16268">
            <text:p>16 268</text:p>
          </table:table-cell>
          <table:table-cell office:value-type="float" office:value="17532">
            <text:p>17 532</text:p>
          </table:table-cell>
          <table:table-cell office:value-type="float" office:value="18221">
            <text:p>18 221</text:p>
          </table:table-cell>
          <table:table-cell office:value-type="float" office:value="22422">
            <text:p>22 422</text:p>
          </table:table-cell>
          <table:table-cell office:value-type="float" office:value="22765">
            <text:p>22 765</text:p>
          </table:table-cell>
          <table:table-cell office:value-type="float" office:value="22245">
            <text:p>22 245</text:p>
          </table:table-cell>
          <table:table-cell office:value-type="float" office:value="22631">
            <text:p>22 631</text:p>
          </table:table-cell>
          <table:table-cell office:value-type="float" office:value="23647">
            <text:p>23 647</text:p>
          </table:table-cell>
          <table:table-cell office:value-type="float" office:value="21994">
            <text:p>21 994</text:p>
          </table:table-cell>
          <table:table-cell office:value-type="float" office:value="14128">
            <text:p>14 128</text:p>
          </table:table-cell>
          <table:table-cell office:value-type="float" office:value="14273">
            <text:p>14 273</text:p>
          </table:table-cell>
          <table:table-cell office:value-type="float" office:value="12389">
            <text:p>12 389</text:p>
          </table:table-cell>
          <table:table-cell office:value-type="float" office:value="8216">
            <text:p>8 216</text:p>
          </table:table-cell>
          <table:table-cell office:value-type="float" office:value="4251">
            <text:p>4 251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42</text:p>
          </table:table-cell>
          <table:table-cell office:value-type="string">
            <text:p>Loire</text:p>
          </table:table-cell>
          <table:table-cell office:value-type="float" office:value="46148">
            <text:p>46 148</text:p>
          </table:table-cell>
          <table:table-cell office:value-type="float" office:value="47007">
            <text:p>47 007</text:p>
          </table:table-cell>
          <table:table-cell office:value-type="float" office:value="47724">
            <text:p>47 724</text:p>
          </table:table-cell>
          <table:table-cell office:value-type="float" office:value="45658">
            <text:p>45 658</text:p>
          </table:table-cell>
          <table:table-cell office:value-type="float" office:value="41273">
            <text:p>41 273</text:p>
          </table:table-cell>
          <table:table-cell office:value-type="float" office:value="41362">
            <text:p>41 362</text:p>
          </table:table-cell>
          <table:table-cell office:value-type="float" office:value="44454">
            <text:p>44 454</text:p>
          </table:table-cell>
          <table:table-cell office:value-type="float" office:value="42988">
            <text:p>42 988</text:p>
          </table:table-cell>
          <table:table-cell office:value-type="float" office:value="50190">
            <text:p>50 190</text:p>
          </table:table-cell>
          <table:table-cell office:value-type="float" office:value="49498">
            <text:p>49 498</text:p>
          </table:table-cell>
          <table:table-cell office:value-type="float" office:value="48749">
            <text:p>48 749</text:p>
          </table:table-cell>
          <table:table-cell office:value-type="float" office:value="47772">
            <text:p>47 772</text:p>
          </table:table-cell>
          <table:table-cell office:value-type="float" office:value="48687">
            <text:p>48 687</text:p>
          </table:table-cell>
          <table:table-cell office:value-type="float" office:value="46459">
            <text:p>46 459</text:p>
          </table:table-cell>
          <table:table-cell office:value-type="float" office:value="30778">
            <text:p>30 778</text:p>
          </table:table-cell>
          <table:table-cell office:value-type="float" office:value="29636">
            <text:p>29 636</text:p>
          </table:table-cell>
          <table:table-cell office:value-type="float" office:value="25563">
            <text:p>25 563</text:p>
          </table:table-cell>
          <table:table-cell office:value-type="float" office:value="17376">
            <text:p>17 376</text:p>
          </table:table-cell>
          <table:table-cell office:value-type="float" office:value="8277">
            <text:p>8 277</text:p>
          </table:table-cell>
          <table:table-cell office:value-type="float" office:value="1758">
            <text:p>1 758</text:p>
          </table:table-cell>
        </table:table-row>
        <table:table-row table:style-name="ro1">
          <table:table-cell office:value-type="string">
            <text:p>43</text:p>
          </table:table-cell>
          <table:table-cell office:value-type="string">
            <text:p>Haute-Loire</text:p>
          </table:table-cell>
          <table:table-cell office:value-type="float" office:value="11799">
            <text:p>11 799</text:p>
          </table:table-cell>
          <table:table-cell office:value-type="float" office:value="13566">
            <text:p>13 566</text:p>
          </table:table-cell>
          <table:table-cell office:value-type="float" office:value="14393">
            <text:p>14 393</text:p>
          </table:table-cell>
          <table:table-cell office:value-type="float" office:value="12609">
            <text:p>12 609</text:p>
          </table:table-cell>
          <table:table-cell office:value-type="float" office:value="9666">
            <text:p>9 666</text:p>
          </table:table-cell>
          <table:table-cell office:value-type="float" office:value="10427">
            <text:p>10 427</text:p>
          </table:table-cell>
          <table:table-cell office:value-type="float" office:value="11875">
            <text:p>11 875</text:p>
          </table:table-cell>
          <table:table-cell office:value-type="float" office:value="12829">
            <text:p>12 829</text:p>
          </table:table-cell>
          <table:table-cell office:value-type="float" office:value="15601">
            <text:p>15 601</text:p>
          </table:table-cell>
          <table:table-cell office:value-type="float" office:value="16021">
            <text:p>16 021</text:p>
          </table:table-cell>
          <table:table-cell office:value-type="float" office:value="15904">
            <text:p>15 904</text:p>
          </table:table-cell>
          <table:table-cell office:value-type="float" office:value="16192">
            <text:p>16 192</text:p>
          </table:table-cell>
          <table:table-cell office:value-type="float" office:value="15921">
            <text:p>15 921</text:p>
          </table:table-cell>
          <table:table-cell office:value-type="float" office:value="15221">
            <text:p>15 221</text:p>
          </table:table-cell>
          <table:table-cell office:value-type="float" office:value="9578">
            <text:p>9 578</text:p>
          </table:table-cell>
          <table:table-cell office:value-type="float" office:value="9401">
            <text:p>9 401</text:p>
          </table:table-cell>
          <table:table-cell office:value-type="float" office:value="8133">
            <text:p>8 133</text:p>
          </table:table-cell>
          <table:table-cell office:value-type="float" office:value="5346">
            <text:p>5 346</text:p>
          </table:table-cell>
          <table:table-cell office:value-type="float" office:value="2627">
            <text:p>2 627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text:p>44</text:p>
          </table:table-cell>
          <table:table-cell office:value-type="string">
            <text:p>Loire-Atlantique</text:p>
          </table:table-cell>
          <table:table-cell office:value-type="float" office:value="85143">
            <text:p>85 143</text:p>
          </table:table-cell>
          <table:table-cell office:value-type="float" office:value="89263">
            <text:p>89 263</text:p>
          </table:table-cell>
          <table:table-cell office:value-type="float" office:value="89455">
            <text:p>89 455</text:p>
          </table:table-cell>
          <table:table-cell office:value-type="float" office:value="87645">
            <text:p>87 645</text:p>
          </table:table-cell>
          <table:table-cell office:value-type="float" office:value="81254">
            <text:p>81 254</text:p>
          </table:table-cell>
          <table:table-cell office:value-type="float" office:value="80164">
            <text:p>80 164</text:p>
          </table:table-cell>
          <table:table-cell office:value-type="float" office:value="87422">
            <text:p>87 422</text:p>
          </table:table-cell>
          <table:table-cell office:value-type="float" office:value="86832">
            <text:p>86 832</text:p>
          </table:table-cell>
          <table:table-cell office:value-type="float" office:value="96175">
            <text:p>96 175</text:p>
          </table:table-cell>
          <table:table-cell office:value-type="float" office:value="90432">
            <text:p>90 432</text:p>
          </table:table-cell>
          <table:table-cell office:value-type="float" office:value="88623">
            <text:p>88 623</text:p>
          </table:table-cell>
          <table:table-cell office:value-type="float" office:value="82519">
            <text:p>82 519</text:p>
          </table:table-cell>
          <table:table-cell office:value-type="float" office:value="80649">
            <text:p>80 649</text:p>
          </table:table-cell>
          <table:table-cell office:value-type="float" office:value="73723">
            <text:p>73 723</text:p>
          </table:table-cell>
          <table:table-cell office:value-type="float" office:value="44736">
            <text:p>44 736</text:p>
          </table:table-cell>
          <table:table-cell office:value-type="float" office:value="42681">
            <text:p>42 681</text:p>
          </table:table-cell>
          <table:table-cell office:value-type="float" office:value="34992">
            <text:p>34 992</text:p>
          </table:table-cell>
          <table:table-cell office:value-type="float" office:value="23374">
            <text:p>23 374</text:p>
          </table:table-cell>
          <table:table-cell office:value-type="float" office:value="11544">
            <text:p>11 544</text:p>
          </table:table-cell>
          <table:table-cell office:value-type="float" office:value="2001">
            <text:p>2 001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string">
            <text:p>Loiret</text:p>
          </table:table-cell>
          <table:table-cell office:value-type="float" office:value="42902">
            <text:p>42 902</text:p>
          </table:table-cell>
          <table:table-cell office:value-type="float" office:value="44502">
            <text:p>44 502</text:p>
          </table:table-cell>
          <table:table-cell office:value-type="float" office:value="43634">
            <text:p>43 634</text:p>
          </table:table-cell>
          <table:table-cell office:value-type="float" office:value="39724">
            <text:p>39 724</text:p>
          </table:table-cell>
          <table:table-cell office:value-type="float" office:value="36184">
            <text:p>36 184</text:p>
          </table:table-cell>
          <table:table-cell office:value-type="float" office:value="37902">
            <text:p>37 902</text:p>
          </table:table-cell>
          <table:table-cell office:value-type="float" office:value="41132">
            <text:p>41 132</text:p>
          </table:table-cell>
          <table:table-cell office:value-type="float" office:value="40498">
            <text:p>40 498</text:p>
          </table:table-cell>
          <table:table-cell office:value-type="float" office:value="46009">
            <text:p>46 009</text:p>
          </table:table-cell>
          <table:table-cell office:value-type="float" office:value="44578">
            <text:p>44 578</text:p>
          </table:table-cell>
          <table:table-cell office:value-type="float" office:value="43915">
            <text:p>43 915</text:p>
          </table:table-cell>
          <table:table-cell office:value-type="float" office:value="42613">
            <text:p>42 613</text:p>
          </table:table-cell>
          <table:table-cell office:value-type="float" office:value="41750">
            <text:p>41 750</text:p>
          </table:table-cell>
          <table:table-cell office:value-type="float" office:value="38808">
            <text:p>38 808</text:p>
          </table:table-cell>
          <table:table-cell office:value-type="float" office:value="24584">
            <text:p>24 584</text:p>
          </table:table-cell>
          <table:table-cell office:value-type="float" office:value="22200">
            <text:p>22 200</text:p>
          </table:table-cell>
          <table:table-cell office:value-type="float" office:value="19627">
            <text:p>19 627</text:p>
          </table:table-cell>
          <table:table-cell office:value-type="float" office:value="12710">
            <text:p>12 710</text:p>
          </table:table-cell>
          <table:table-cell office:value-type="float" office:value="6297">
            <text:p>6 297</text:p>
          </table:table-cell>
          <table:table-cell office:value-type="float" office:value="1337">
            <text:p>1 337</text:p>
          </table:table-cell>
        </table:table-row>
        <table:table-row table:style-name="ro1">
          <table:table-cell office:value-type="string">
            <text:p>46</text:p>
          </table:table-cell>
          <table:table-cell office:value-type="string">
            <text:p>Lot</text:p>
          </table:table-cell>
          <table:table-cell office:value-type="float" office:value="7474">
            <text:p>7 474</text:p>
          </table:table-cell>
          <table:table-cell office:value-type="float" office:value="8664">
            <text:p>8 664</text:p>
          </table:table-cell>
          <table:table-cell office:value-type="float" office:value="9361">
            <text:p>9 361</text:p>
          </table:table-cell>
          <table:table-cell office:value-type="float" office:value="8343">
            <text:p>8 343</text:p>
          </table:table-cell>
          <table:table-cell office:value-type="float" office:value="6107">
            <text:p>6 107</text:p>
          </table:table-cell>
          <table:table-cell office:value-type="float" office:value="6898">
            <text:p>6 898</text:p>
          </table:table-cell>
          <table:table-cell office:value-type="float" office:value="7923">
            <text:p>7 923</text:p>
          </table:table-cell>
          <table:table-cell office:value-type="float" office:value="8791">
            <text:p>8 791</text:p>
          </table:table-cell>
          <table:table-cell office:value-type="float" office:value="10983">
            <text:p>10 983</text:p>
          </table:table-cell>
          <table:table-cell office:value-type="float" office:value="11563">
            <text:p>11 563</text:p>
          </table:table-cell>
          <table:table-cell office:value-type="float" office:value="12575">
            <text:p>12 575</text:p>
          </table:table-cell>
          <table:table-cell office:value-type="float" office:value="13174">
            <text:p>13 174</text:p>
          </table:table-cell>
          <table:table-cell office:value-type="float" office:value="13734">
            <text:p>13 734</text:p>
          </table:table-cell>
          <table:table-cell office:value-type="float" office:value="13592">
            <text:p>13 592</text:p>
          </table:table-cell>
          <table:table-cell office:value-type="float" office:value="9228">
            <text:p>9 228</text:p>
          </table:table-cell>
          <table:table-cell office:value-type="float" office:value="8614">
            <text:p>8 614</text:p>
          </table:table-cell>
          <table:table-cell office:value-type="float" office:value="7535">
            <text:p>7 535</text:p>
          </table:table-cell>
          <table:table-cell office:value-type="float" office:value="5320">
            <text:p>5 320</text:p>
          </table:table-cell>
          <table:table-cell office:value-type="float" office:value="2699">
            <text:p>2 699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string">
            <text:p>47</text:p>
          </table:table-cell>
          <table:table-cell office:value-type="string">
            <text:p>Lot-et-Garonne</text:p>
          </table:table-cell>
          <table:table-cell office:value-type="float" office:value="17210">
            <text:p>17 210</text:p>
          </table:table-cell>
          <table:table-cell office:value-type="float" office:value="18877">
            <text:p>18 877</text:p>
          </table:table-cell>
          <table:table-cell office:value-type="float" office:value="19254">
            <text:p>19 254</text:p>
          </table:table-cell>
          <table:table-cell office:value-type="float" office:value="17419">
            <text:p>17 419</text:p>
          </table:table-cell>
          <table:table-cell office:value-type="float" office:value="14408">
            <text:p>14 408</text:p>
          </table:table-cell>
          <table:table-cell office:value-type="float" office:value="16372">
            <text:p>16 372</text:p>
          </table:table-cell>
          <table:table-cell office:value-type="float" office:value="17488">
            <text:p>17 488</text:p>
          </table:table-cell>
          <table:table-cell office:value-type="float" office:value="17331">
            <text:p>17 331</text:p>
          </table:table-cell>
          <table:table-cell office:value-type="float" office:value="21159">
            <text:p>21 159</text:p>
          </table:table-cell>
          <table:table-cell office:value-type="float" office:value="22063">
            <text:p>22 063</text:p>
          </table:table-cell>
          <table:table-cell office:value-type="float" office:value="23388">
            <text:p>23 388</text:p>
          </table:table-cell>
          <table:table-cell office:value-type="float" office:value="22905">
            <text:p>22 905</text:p>
          </table:table-cell>
          <table:table-cell office:value-type="float" office:value="24093">
            <text:p>24 093</text:p>
          </table:table-cell>
          <table:table-cell office:value-type="float" office:value="22979">
            <text:p>22 979</text:p>
          </table:table-cell>
          <table:table-cell office:value-type="float" office:value="16592">
            <text:p>16 592</text:p>
          </table:table-cell>
          <table:table-cell office:value-type="float" office:value="14872">
            <text:p>14 872</text:p>
          </table:table-cell>
          <table:table-cell office:value-type="float" office:value="13235">
            <text:p>13 235</text:p>
          </table:table-cell>
          <table:table-cell office:value-type="float" office:value="9201">
            <text:p>9 201</text:p>
          </table:table-cell>
          <table:table-cell office:value-type="float" office:value="4495">
            <text:p>4 495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48</text:p>
          </table:table-cell>
          <table:table-cell office:value-type="string">
            <text:p>Lozère</text:p>
          </table:table-cell>
          <table:table-cell office:value-type="float" office:value="3434">
            <text:p>3 434</text:p>
          </table:table-cell>
          <table:table-cell office:value-type="float" office:value="4212">
            <text:p>4 212</text:p>
          </table:table-cell>
          <table:table-cell office:value-type="float" office:value="4254">
            <text:p>4 254</text:p>
          </table:table-cell>
          <table:table-cell office:value-type="float" office:value="4029">
            <text:p>4 029</text:p>
          </table:table-cell>
          <table:table-cell office:value-type="float" office:value="3595">
            <text:p>3 595</text:p>
          </table:table-cell>
          <table:table-cell office:value-type="float" office:value="3570">
            <text:p>3 570</text:p>
          </table:table-cell>
          <table:table-cell office:value-type="float" office:value="4019">
            <text:p>4 019</text:p>
          </table:table-cell>
          <table:table-cell office:value-type="float" office:value="4184">
            <text:p>4 184</text:p>
          </table:table-cell>
          <table:table-cell office:value-type="float" office:value="5051">
            <text:p>5 051</text:p>
          </table:table-cell>
          <table:table-cell office:value-type="float" office:value="5234">
            <text:p>5 234</text:p>
          </table:table-cell>
          <table:table-cell office:value-type="float" office:value="5542">
            <text:p>5 542</text:p>
          </table:table-cell>
          <table:table-cell office:value-type="float" office:value="5445">
            <text:p>5 445</text:p>
          </table:table-cell>
          <table:table-cell office:value-type="float" office:value="5606">
            <text:p>5 606</text:p>
          </table:table-cell>
          <table:table-cell office:value-type="float" office:value="5159">
            <text:p>5 159</text:p>
          </table:table-cell>
          <table:table-cell office:value-type="float" office:value="3406">
            <text:p>3 406</text:p>
          </table:table-cell>
          <table:table-cell office:value-type="float" office:value="3362">
            <text:p>3 362</text:p>
          </table:table-cell>
          <table:table-cell office:value-type="float" office:value="2787">
            <text:p>2 787</text:p>
          </table:table-cell>
          <table:table-cell office:value-type="float" office:value="1920">
            <text:p>1 920</text:p>
          </table:table-cell>
          <table:table-cell office:value-type="float" office:value="1061">
            <text:p>1 061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49</text:p>
          </table:table-cell>
          <table:table-cell office:value-type="string">
            <text:p>Maine-et-Loire</text:p>
          </table:table-cell>
          <table:table-cell office:value-type="float" office:value="50974">
            <text:p>50 974</text:p>
          </table:table-cell>
          <table:table-cell office:value-type="float" office:value="54506">
            <text:p>54 506</text:p>
          </table:table-cell>
          <table:table-cell office:value-type="float" office:value="55207">
            <text:p>55 207</text:p>
          </table:table-cell>
          <table:table-cell office:value-type="float" office:value="52533">
            <text:p>52 533</text:p>
          </table:table-cell>
          <table:table-cell office:value-type="float" office:value="48104">
            <text:p>48 104</text:p>
          </table:table-cell>
          <table:table-cell office:value-type="float" office:value="45793">
            <text:p>45 793</text:p>
          </table:table-cell>
          <table:table-cell office:value-type="float" office:value="49236">
            <text:p>49 236</text:p>
          </table:table-cell>
          <table:table-cell office:value-type="float" office:value="48017">
            <text:p>48 017</text:p>
          </table:table-cell>
          <table:table-cell office:value-type="float" office:value="54022">
            <text:p>54 022</text:p>
          </table:table-cell>
          <table:table-cell office:value-type="float" office:value="51539">
            <text:p>51 539</text:p>
          </table:table-cell>
          <table:table-cell office:value-type="float" office:value="52549">
            <text:p>52 549</text:p>
          </table:table-cell>
          <table:table-cell office:value-type="float" office:value="50597">
            <text:p>50 597</text:p>
          </table:table-cell>
          <table:table-cell office:value-type="float" office:value="48582">
            <text:p>48 582</text:p>
          </table:table-cell>
          <table:table-cell office:value-type="float" office:value="43288">
            <text:p>43 288</text:p>
          </table:table-cell>
          <table:table-cell office:value-type="float" office:value="28198">
            <text:p>28 198</text:p>
          </table:table-cell>
          <table:table-cell office:value-type="float" office:value="27056">
            <text:p>27 056</text:p>
          </table:table-cell>
          <table:table-cell office:value-type="float" office:value="23415">
            <text:p>23 415</text:p>
          </table:table-cell>
          <table:table-cell office:value-type="float" office:value="16097">
            <text:p>16 097</text:p>
          </table:table-cell>
          <table:table-cell office:value-type="float" office:value="8148">
            <text:p>8 148</text:p>
          </table:table-cell>
          <table:table-cell office:value-type="float" office:value="1644">
            <text:p>1 644</text:p>
          </table:table-cell>
        </table:table-row>
        <table:table-row table:style-name="ro1">
          <table:table-cell office:value-type="string">
            <text:p>50</text:p>
          </table:table-cell>
          <table:table-cell office:value-type="string">
            <text:p>Manche</text:p>
          </table:table-cell>
          <table:table-cell office:value-type="float" office:value="26243">
            <text:p>26 243</text:p>
          </table:table-cell>
          <table:table-cell office:value-type="float" office:value="28835">
            <text:p>28 835</text:p>
          </table:table-cell>
          <table:table-cell office:value-type="float" office:value="30631">
            <text:p>30 631</text:p>
          </table:table-cell>
          <table:table-cell office:value-type="float" office:value="27737">
            <text:p>27 737</text:p>
          </table:table-cell>
          <table:table-cell office:value-type="float" office:value="21992">
            <text:p>21 992</text:p>
          </table:table-cell>
          <table:table-cell office:value-type="float" office:value="24956">
            <text:p>24 956</text:p>
          </table:table-cell>
          <table:table-cell office:value-type="float" office:value="27037">
            <text:p>27 037</text:p>
          </table:table-cell>
          <table:table-cell office:value-type="float" office:value="26657">
            <text:p>26 657</text:p>
          </table:table-cell>
          <table:table-cell office:value-type="float" office:value="31754">
            <text:p>31 754</text:p>
          </table:table-cell>
          <table:table-cell office:value-type="float" office:value="33943">
            <text:p>33 943</text:p>
          </table:table-cell>
          <table:table-cell office:value-type="float" office:value="36080">
            <text:p>36 080</text:p>
          </table:table-cell>
          <table:table-cell office:value-type="float" office:value="35230">
            <text:p>35 230</text:p>
          </table:table-cell>
          <table:table-cell office:value-type="float" office:value="35194">
            <text:p>35 194</text:p>
          </table:table-cell>
          <table:table-cell office:value-type="float" office:value="33158">
            <text:p>33 158</text:p>
          </table:table-cell>
          <table:table-cell office:value-type="float" office:value="20264">
            <text:p>20 264</text:p>
          </table:table-cell>
          <table:table-cell office:value-type="float" office:value="21896">
            <text:p>21 896</text:p>
          </table:table-cell>
          <table:table-cell office:value-type="float" office:value="19192">
            <text:p>19 192</text:p>
          </table:table-cell>
          <table:table-cell office:value-type="float" office:value="12370">
            <text:p>12 370</text:p>
          </table:table-cell>
          <table:table-cell office:value-type="float" office:value="5744">
            <text:p>5 744</text:p>
          </table:table-cell>
          <table:table-cell office:value-type="float" office:value="1106">
            <text:p>1 106</text:p>
          </table:table-cell>
        </table:table-row>
        <table:table-row table:style-name="ro1">
          <table:table-cell office:value-type="string">
            <text:p>51</text:p>
          </table:table-cell>
          <table:table-cell office:value-type="string">
            <text:p>Marne</text:p>
          </table:table-cell>
          <table:table-cell office:value-type="float" office:value="34654">
            <text:p>34 654</text:p>
          </table:table-cell>
          <table:table-cell office:value-type="float" office:value="35608">
            <text:p>35 608</text:p>
          </table:table-cell>
          <table:table-cell office:value-type="float" office:value="34222">
            <text:p>34 222</text:p>
          </table:table-cell>
          <table:table-cell office:value-type="float" office:value="36658">
            <text:p>36 658</text:p>
          </table:table-cell>
          <table:table-cell office:value-type="float" office:value="37165">
            <text:p>37 165</text:p>
          </table:table-cell>
          <table:table-cell office:value-type="float" office:value="36609">
            <text:p>36 609</text:p>
          </table:table-cell>
          <table:table-cell office:value-type="float" office:value="35956">
            <text:p>35 956</text:p>
          </table:table-cell>
          <table:table-cell office:value-type="float" office:value="33505">
            <text:p>33 505</text:p>
          </table:table-cell>
          <table:table-cell office:value-type="float" office:value="38220">
            <text:p>38 220</text:p>
          </table:table-cell>
          <table:table-cell office:value-type="float" office:value="38246">
            <text:p>38 246</text:p>
          </table:table-cell>
          <table:table-cell office:value-type="float" office:value="37475">
            <text:p>37 475</text:p>
          </table:table-cell>
          <table:table-cell office:value-type="float" office:value="36677">
            <text:p>36 677</text:p>
          </table:table-cell>
          <table:table-cell office:value-type="float" office:value="36090">
            <text:p>36 090</text:p>
          </table:table-cell>
          <table:table-cell office:value-type="float" office:value="32962">
            <text:p>32 962</text:p>
          </table:table-cell>
          <table:table-cell office:value-type="float" office:value="19327">
            <text:p>19 327</text:p>
          </table:table-cell>
          <table:table-cell office:value-type="float" office:value="18174">
            <text:p>18 174</text:p>
          </table:table-cell>
          <table:table-cell office:value-type="float" office:value="15356">
            <text:p>15 356</text:p>
          </table:table-cell>
          <table:table-cell office:value-type="float" office:value="10028">
            <text:p>10 028</text:p>
          </table:table-cell>
          <table:table-cell office:value-type="float" office:value="4919">
            <text:p>4 919</text:p>
          </table:table-cell>
          <table:table-cell office:value-type="float" office:value="1117">
            <text:p>1 117</text:p>
          </table:table-cell>
        </table:table-row>
        <table:table-row table:style-name="ro1">
          <table:table-cell office:value-type="string">
            <text:p>52</text:p>
          </table:table-cell>
          <table:table-cell office:value-type="string">
            <text:p>Haute-Marne</text:p>
          </table:table-cell>
          <table:table-cell office:value-type="float" office:value="9453">
            <text:p>9 453</text:p>
          </table:table-cell>
          <table:table-cell office:value-type="float" office:value="10039">
            <text:p>10 039</text:p>
          </table:table-cell>
          <table:table-cell office:value-type="float" office:value="10488">
            <text:p>10 488</text:p>
          </table:table-cell>
          <table:table-cell office:value-type="float" office:value="9343">
            <text:p>9 343</text:p>
          </table:table-cell>
          <table:table-cell office:value-type="float" office:value="8354">
            <text:p>8 354</text:p>
          </table:table-cell>
          <table:table-cell office:value-type="float" office:value="9807">
            <text:p>9 807</text:p>
          </table:table-cell>
          <table:table-cell office:value-type="float" office:value="9920">
            <text:p>9 920</text:p>
          </table:table-cell>
          <table:table-cell office:value-type="float" office:value="9540">
            <text:p>9 540</text:p>
          </table:table-cell>
          <table:table-cell office:value-type="float" office:value="11150">
            <text:p>11 150</text:p>
          </table:table-cell>
          <table:table-cell office:value-type="float" office:value="12082">
            <text:p>12 082</text:p>
          </table:table-cell>
          <table:table-cell office:value-type="float" office:value="12888">
            <text:p>12 888</text:p>
          </table:table-cell>
          <table:table-cell office:value-type="float" office:value="12905">
            <text:p>12 905</text:p>
          </table:table-cell>
          <table:table-cell office:value-type="float" office:value="13162">
            <text:p>13 162</text:p>
          </table:table-cell>
          <table:table-cell office:value-type="float" office:value="11960">
            <text:p>11 960</text:p>
          </table:table-cell>
          <table:table-cell office:value-type="float" office:value="7627">
            <text:p>7 627</text:p>
          </table:table-cell>
          <table:table-cell office:value-type="float" office:value="7708">
            <text:p>7 708</text:p>
          </table:table-cell>
          <table:table-cell office:value-type="float" office:value="6558">
            <text:p>6 558</text:p>
          </table:table-cell>
          <table:table-cell office:value-type="float" office:value="4224">
            <text:p>4 224</text:p>
          </table:table-cell>
          <table:table-cell office:value-type="float" office:value="2079">
            <text:p>2 079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53</text:p>
          </table:table-cell>
          <table:table-cell office:value-type="string">
            <text:p>Mayenne</text:p>
          </table:table-cell>
          <table:table-cell office:value-type="float" office:value="18687">
            <text:p>18 687</text:p>
          </table:table-cell>
          <table:table-cell office:value-type="float" office:value="20925">
            <text:p>20 925</text:p>
          </table:table-cell>
          <table:table-cell office:value-type="float" office:value="21282">
            <text:p>21 282</text:p>
          </table:table-cell>
          <table:table-cell office:value-type="float" office:value="18121">
            <text:p>18 121</text:p>
          </table:table-cell>
          <table:table-cell office:value-type="float" office:value="14400">
            <text:p>14 400</text:p>
          </table:table-cell>
          <table:table-cell office:value-type="float" office:value="15626">
            <text:p>15 626</text:p>
          </table:table-cell>
          <table:table-cell office:value-type="float" office:value="17234">
            <text:p>17 234</text:p>
          </table:table-cell>
          <table:table-cell office:value-type="float" office:value="17757">
            <text:p>17 757</text:p>
          </table:table-cell>
          <table:table-cell office:value-type="float" office:value="20602">
            <text:p>20 602</text:p>
          </table:table-cell>
          <table:table-cell office:value-type="float" office:value="20548">
            <text:p>20 548</text:p>
          </table:table-cell>
          <table:table-cell office:value-type="float" office:value="20361">
            <text:p>20 361</text:p>
          </table:table-cell>
          <table:table-cell office:value-type="float" office:value="20306">
            <text:p>20 306</text:p>
          </table:table-cell>
          <table:table-cell office:value-type="float" office:value="19436">
            <text:p>19 436</text:p>
          </table:table-cell>
          <table:table-cell office:value-type="float" office:value="17598">
            <text:p>17 598</text:p>
          </table:table-cell>
          <table:table-cell office:value-type="float" office:value="10937">
            <text:p>10 937</text:p>
          </table:table-cell>
          <table:table-cell office:value-type="float" office:value="11629">
            <text:p>11 629</text:p>
          </table:table-cell>
          <table:table-cell office:value-type="float" office:value="10683">
            <text:p>10 683</text:p>
          </table:table-cell>
          <table:table-cell office:value-type="float" office:value="7217">
            <text:p>7 217</text:p>
          </table:table-cell>
          <table:table-cell office:value-type="float" office:value="3687">
            <text:p>3 687</text:p>
          </table:table-cell>
          <table:table-cell office:value-type="float" office:value="795">
            <text:p>795</text:p>
          </table:table-cell>
        </table:table-row>
        <table:table-row table:style-name="ro1">
          <table:table-cell office:value-type="string">
            <text:p>54</text:p>
          </table:table-cell>
          <table:table-cell office:value-type="string">
            <text:p>Meurthe-et-Moselle</text:p>
          </table:table-cell>
          <table:table-cell office:value-type="float" office:value="40877">
            <text:p>40 877</text:p>
          </table:table-cell>
          <table:table-cell office:value-type="float" office:value="43027">
            <text:p>43 027</text:p>
          </table:table-cell>
          <table:table-cell office:value-type="float" office:value="43325">
            <text:p>43 325</text:p>
          </table:table-cell>
          <table:table-cell office:value-type="float" office:value="46898">
            <text:p>46 898</text:p>
          </table:table-cell>
          <table:table-cell office:value-type="float" office:value="51408">
            <text:p>51 408</text:p>
          </table:table-cell>
          <table:table-cell office:value-type="float" office:value="45886">
            <text:p>45 886</text:p>
          </table:table-cell>
          <table:table-cell office:value-type="float" office:value="46322">
            <text:p>46 322</text:p>
          </table:table-cell>
          <table:table-cell office:value-type="float" office:value="42747">
            <text:p>42 747</text:p>
          </table:table-cell>
          <table:table-cell office:value-type="float" office:value="48757">
            <text:p>48 757</text:p>
          </table:table-cell>
          <table:table-cell office:value-type="float" office:value="47114">
            <text:p>47 114</text:p>
          </table:table-cell>
          <table:table-cell office:value-type="float" office:value="48544">
            <text:p>48 544</text:p>
          </table:table-cell>
          <table:table-cell office:value-type="float" office:value="47417">
            <text:p>47 417</text:p>
          </table:table-cell>
          <table:table-cell office:value-type="float" office:value="45381">
            <text:p>45 381</text:p>
          </table:table-cell>
          <table:table-cell office:value-type="float" office:value="40729">
            <text:p>40 729</text:p>
          </table:table-cell>
          <table:table-cell office:value-type="float" office:value="24857">
            <text:p>24 857</text:p>
          </table:table-cell>
          <table:table-cell office:value-type="float" office:value="24627">
            <text:p>24 627</text:p>
          </table:table-cell>
          <table:table-cell office:value-type="float" office:value="21383">
            <text:p>21 383</text:p>
          </table:table-cell>
          <table:table-cell office:value-type="float" office:value="13525">
            <text:p>13 525</text:p>
          </table:table-cell>
          <table:table-cell office:value-type="float" office:value="5948">
            <text:p>5 948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string">
            <text:p>55</text:p>
          </table:table-cell>
          <table:table-cell office:value-type="string">
            <text:p>Meuse</text:p>
          </table:table-cell>
          <table:table-cell office:value-type="float" office:value="10452">
            <text:p>10 452</text:p>
          </table:table-cell>
          <table:table-cell office:value-type="float" office:value="11129">
            <text:p>11 129</text:p>
          </table:table-cell>
          <table:table-cell office:value-type="float" office:value="12110">
            <text:p>12 110</text:p>
          </table:table-cell>
          <table:table-cell office:value-type="float" office:value="10624">
            <text:p>10 624</text:p>
          </table:table-cell>
          <table:table-cell office:value-type="float" office:value="9383">
            <text:p>9 383</text:p>
          </table:table-cell>
          <table:table-cell office:value-type="float" office:value="10547">
            <text:p>10 547</text:p>
          </table:table-cell>
          <table:table-cell office:value-type="float" office:value="11022">
            <text:p>11 022</text:p>
          </table:table-cell>
          <table:table-cell office:value-type="float" office:value="10623">
            <text:p>10 623</text:p>
          </table:table-cell>
          <table:table-cell office:value-type="float" office:value="12295">
            <text:p>12 295</text:p>
          </table:table-cell>
          <table:table-cell office:value-type="float" office:value="13125">
            <text:p>13 125</text:p>
          </table:table-cell>
          <table:table-cell office:value-type="float" office:value="13398">
            <text:p>13 398</text:p>
          </table:table-cell>
          <table:table-cell office:value-type="float" office:value="13614">
            <text:p>13 614</text:p>
          </table:table-cell>
          <table:table-cell office:value-type="float" office:value="13422">
            <text:p>13 422</text:p>
          </table:table-cell>
          <table:table-cell office:value-type="float" office:value="11773">
            <text:p>11 773</text:p>
          </table:table-cell>
          <table:table-cell office:value-type="float" office:value="6867">
            <text:p>6 867</text:p>
          </table:table-cell>
          <table:table-cell office:value-type="float" office:value="7257">
            <text:p>7 257</text:p>
          </table:table-cell>
          <table:table-cell office:value-type="float" office:value="6432">
            <text:p>6 432</text:p>
          </table:table-cell>
          <table:table-cell office:value-type="float" office:value="4135">
            <text:p>4 135</text:p>
          </table:table-cell>
          <table:table-cell office:value-type="float" office:value="1999">
            <text:p>1 999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56</text:p>
          </table:table-cell>
          <table:table-cell office:value-type="string">
            <text:p>Morbihan</text:p>
          </table:table-cell>
          <table:table-cell office:value-type="float" office:value="39752">
            <text:p>39 752</text:p>
          </table:table-cell>
          <table:table-cell office:value-type="float" office:value="44591">
            <text:p>44 591</text:p>
          </table:table-cell>
          <table:table-cell office:value-type="float" office:value="47075">
            <text:p>47 075</text:p>
          </table:table-cell>
          <table:table-cell office:value-type="float" office:value="42488">
            <text:p>42 488</text:p>
          </table:table-cell>
          <table:table-cell office:value-type="float" office:value="33267">
            <text:p>33 267</text:p>
          </table:table-cell>
          <table:table-cell office:value-type="float" office:value="35625">
            <text:p>35 625</text:p>
          </table:table-cell>
          <table:table-cell office:value-type="float" office:value="40836">
            <text:p>40 836</text:p>
          </table:table-cell>
          <table:table-cell office:value-type="float" office:value="42179">
            <text:p>42 179</text:p>
          </table:table-cell>
          <table:table-cell office:value-type="float" office:value="50773">
            <text:p>50 773</text:p>
          </table:table-cell>
          <table:table-cell office:value-type="float" office:value="50019">
            <text:p>50 019</text:p>
          </table:table-cell>
          <table:table-cell office:value-type="float" office:value="51710">
            <text:p>51 710</text:p>
          </table:table-cell>
          <table:table-cell office:value-type="float" office:value="51669">
            <text:p>51 669</text:p>
          </table:table-cell>
          <table:table-cell office:value-type="float" office:value="51887">
            <text:p>51 887</text:p>
          </table:table-cell>
          <table:table-cell office:value-type="float" office:value="50777">
            <text:p>50 777</text:p>
          </table:table-cell>
          <table:table-cell office:value-type="float" office:value="31531">
            <text:p>31 531</text:p>
          </table:table-cell>
          <table:table-cell office:value-type="float" office:value="31115">
            <text:p>31 115</text:p>
          </table:table-cell>
          <table:table-cell office:value-type="float" office:value="25915">
            <text:p>25 915</text:p>
          </table:table-cell>
          <table:table-cell office:value-type="float" office:value="16843">
            <text:p>16 843</text:p>
          </table:table-cell>
          <table:table-cell office:value-type="float" office:value="7898">
            <text:p>7 898</text:p>
          </table:table-cell>
          <table:table-cell office:value-type="float" office:value="1508">
            <text:p>1 508</text:p>
          </table:table-cell>
        </table:table-row>
        <table:table-row table:style-name="ro1">
          <table:table-cell office:value-type="string">
            <text:p>57</text:p>
          </table:table-cell>
          <table:table-cell office:value-type="string">
            <text:p>Moselle</text:p>
          </table:table-cell>
          <table:table-cell office:value-type="float" office:value="58074">
            <text:p>58 074</text:p>
          </table:table-cell>
          <table:table-cell office:value-type="float" office:value="61614">
            <text:p>61 614</text:p>
          </table:table-cell>
          <table:table-cell office:value-type="float" office:value="61418">
            <text:p>61 418</text:p>
          </table:table-cell>
          <table:table-cell office:value-type="float" office:value="58953">
            <text:p>58 953</text:p>
          </table:table-cell>
          <table:table-cell office:value-type="float" office:value="57910">
            <text:p>57 910</text:p>
          </table:table-cell>
          <table:table-cell office:value-type="float" office:value="64249">
            <text:p>64 249</text:p>
          </table:table-cell>
          <table:table-cell office:value-type="float" office:value="68361">
            <text:p>68 361</text:p>
          </table:table-cell>
          <table:table-cell office:value-type="float" office:value="63123">
            <text:p>63 123</text:p>
          </table:table-cell>
          <table:table-cell office:value-type="float" office:value="71470">
            <text:p>71 470</text:p>
          </table:table-cell>
          <table:table-cell office:value-type="float" office:value="74300">
            <text:p>74 300</text:p>
          </table:table-cell>
          <table:table-cell office:value-type="float" office:value="77500">
            <text:p>77 500</text:p>
          </table:table-cell>
          <table:table-cell office:value-type="float" office:value="74406">
            <text:p>74 406</text:p>
          </table:table-cell>
          <table:table-cell office:value-type="float" office:value="68456">
            <text:p>68 456</text:p>
          </table:table-cell>
          <table:table-cell office:value-type="float" office:value="55406">
            <text:p>55 406</text:p>
          </table:table-cell>
          <table:table-cell office:value-type="float" office:value="38810">
            <text:p>38 810</text:p>
          </table:table-cell>
          <table:table-cell office:value-type="float" office:value="37674">
            <text:p>37 674</text:p>
          </table:table-cell>
          <table:table-cell office:value-type="float" office:value="29808">
            <text:p>29 808</text:p>
          </table:table-cell>
          <table:table-cell office:value-type="float" office:value="17360">
            <text:p>17 360</text:p>
          </table:table-cell>
          <table:table-cell office:value-type="float" office:value="6780">
            <text:p>6 780</text:p>
          </table:table-cell>
          <table:table-cell office:value-type="float" office:value="1341">
            <text:p>1 341</text:p>
          </table:table-cell>
        </table:table-row>
        <table:table-row table:style-name="ro1">
          <table:table-cell office:value-type="string">
            <text:p>58</text:p>
          </table:table-cell>
          <table:table-cell office:value-type="string">
            <text:p>Nièvre</text:p>
          </table:table-cell>
          <table:table-cell office:value-type="float" office:value="9450">
            <text:p>9 450</text:p>
          </table:table-cell>
          <table:table-cell office:value-type="float" office:value="10612">
            <text:p>10 612</text:p>
          </table:table-cell>
          <table:table-cell office:value-type="float" office:value="11403">
            <text:p>11 403</text:p>
          </table:table-cell>
          <table:table-cell office:value-type="float" office:value="10567">
            <text:p>10 567</text:p>
          </table:table-cell>
          <table:table-cell office:value-type="float" office:value="9042">
            <text:p>9 042</text:p>
          </table:table-cell>
          <table:table-cell office:value-type="float" office:value="9387">
            <text:p>9 387</text:p>
          </table:table-cell>
          <table:table-cell office:value-type="float" office:value="10430">
            <text:p>10 430</text:p>
          </table:table-cell>
          <table:table-cell office:value-type="float" office:value="10364">
            <text:p>10 364</text:p>
          </table:table-cell>
          <table:table-cell office:value-type="float" office:value="12443">
            <text:p>12 443</text:p>
          </table:table-cell>
          <table:table-cell office:value-type="float" office:value="13569">
            <text:p>13 569</text:p>
          </table:table-cell>
          <table:table-cell office:value-type="float" office:value="14775">
            <text:p>14 775</text:p>
          </table:table-cell>
          <table:table-cell office:value-type="float" office:value="15977">
            <text:p>15 977</text:p>
          </table:table-cell>
          <table:table-cell office:value-type="float" office:value="17298">
            <text:p>17 298</text:p>
          </table:table-cell>
          <table:table-cell office:value-type="float" office:value="16514">
            <text:p>16 514</text:p>
          </table:table-cell>
          <table:table-cell office:value-type="float" office:value="10619">
            <text:p>10 619</text:p>
          </table:table-cell>
          <table:table-cell office:value-type="float" office:value="10673">
            <text:p>10 673</text:p>
          </table:table-cell>
          <table:table-cell office:value-type="float" office:value="9214">
            <text:p>9 214</text:p>
          </table:table-cell>
          <table:table-cell office:value-type="float" office:value="6250">
            <text:p>6 250</text:p>
          </table:table-cell>
          <table:table-cell office:value-type="float" office:value="2948">
            <text:p>2 948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59</text:p>
          </table:table-cell>
          <table:table-cell office:value-type="string">
            <text:p>Nord</text:p>
          </table:table-cell>
          <table:table-cell office:value-type="float" office:value="174800">
            <text:p>174 800</text:p>
          </table:table-cell>
          <table:table-cell office:value-type="float" office:value="175882">
            <text:p>175 882</text:p>
          </table:table-cell>
          <table:table-cell office:value-type="float" office:value="174325">
            <text:p>174 325</text:p>
          </table:table-cell>
          <table:table-cell office:value-type="float" office:value="176194">
            <text:p>176 194</text:p>
          </table:table-cell>
          <table:table-cell office:value-type="float" office:value="175349">
            <text:p>175 349</text:p>
          </table:table-cell>
          <table:table-cell office:value-type="float" office:value="172185">
            <text:p>172 185</text:p>
          </table:table-cell>
          <table:table-cell office:value-type="float" office:value="173320">
            <text:p>173 320</text:p>
          </table:table-cell>
          <table:table-cell office:value-type="float" office:value="161433">
            <text:p>161 433</text:p>
          </table:table-cell>
          <table:table-cell office:value-type="float" office:value="175877">
            <text:p>175 877</text:p>
          </table:table-cell>
          <table:table-cell office:value-type="float" office:value="167275">
            <text:p>167 275</text:p>
          </table:table-cell>
          <table:table-cell office:value-type="float" office:value="167853">
            <text:p>167 853</text:p>
          </table:table-cell>
          <table:table-cell office:value-type="float" office:value="158970">
            <text:p>158 970</text:p>
          </table:table-cell>
          <table:table-cell office:value-type="float" office:value="149773">
            <text:p>149 773</text:p>
          </table:table-cell>
          <table:table-cell office:value-type="float" office:value="131591">
            <text:p>131 591</text:p>
          </table:table-cell>
          <table:table-cell office:value-type="float" office:value="74481">
            <text:p>74 481</text:p>
          </table:table-cell>
          <table:table-cell office:value-type="float" office:value="74352">
            <text:p>74 352</text:p>
          </table:table-cell>
          <table:table-cell office:value-type="float" office:value="63383">
            <text:p>63 383</text:p>
          </table:table-cell>
          <table:table-cell office:value-type="float" office:value="39750">
            <text:p>39 750</text:p>
          </table:table-cell>
          <table:table-cell office:value-type="float" office:value="17994">
            <text:p>17 994</text:p>
          </table:table-cell>
          <table:table-cell office:value-type="float" office:value="2387">
            <text:p>2 387</text:p>
          </table:table-cell>
        </table:table-row>
        <table:table-row table:style-name="ro1">
          <table:table-cell office:value-type="string">
            <text:p>60</text:p>
          </table:table-cell>
          <table:table-cell office:value-type="string">
            <text:p>Oise</text:p>
          </table:table-cell>
          <table:table-cell office:value-type="float" office:value="54215">
            <text:p>54 215</text:p>
          </table:table-cell>
          <table:table-cell office:value-type="float" office:value="57889">
            <text:p>57 889</text:p>
          </table:table-cell>
          <table:table-cell office:value-type="float" office:value="57231">
            <text:p>57 231</text:p>
          </table:table-cell>
          <table:table-cell office:value-type="float" office:value="51439">
            <text:p>51 439</text:p>
          </table:table-cell>
          <table:table-cell office:value-type="float" office:value="44046">
            <text:p>44 046</text:p>
          </table:table-cell>
          <table:table-cell office:value-type="float" office:value="49894">
            <text:p>49 894</text:p>
          </table:table-cell>
          <table:table-cell office:value-type="float" office:value="52767">
            <text:p>52 767</text:p>
          </table:table-cell>
          <table:table-cell office:value-type="float" office:value="52358">
            <text:p>52 358</text:p>
          </table:table-cell>
          <table:table-cell office:value-type="float" office:value="59646">
            <text:p>59 646</text:p>
          </table:table-cell>
          <table:table-cell office:value-type="float" office:value="58525">
            <text:p>58 525</text:p>
          </table:table-cell>
          <table:table-cell office:value-type="float" office:value="56961">
            <text:p>56 961</text:p>
          </table:table-cell>
          <table:table-cell office:value-type="float" office:value="52724">
            <text:p>52 724</text:p>
          </table:table-cell>
          <table:table-cell office:value-type="float" office:value="49244">
            <text:p>49 244</text:p>
          </table:table-cell>
          <table:table-cell office:value-type="float" office:value="41906">
            <text:p>41 906</text:p>
          </table:table-cell>
          <table:table-cell office:value-type="float" office:value="24767">
            <text:p>24 767</text:p>
          </table:table-cell>
          <table:table-cell office:value-type="float" office:value="22527">
            <text:p>22 527</text:p>
          </table:table-cell>
          <table:table-cell office:value-type="float" office:value="18745">
            <text:p>18 745</text:p>
          </table:table-cell>
          <table:table-cell office:value-type="float" office:value="11734">
            <text:p>11 734</text:p>
          </table:table-cell>
          <table:table-cell office:value-type="float" office:value="5314">
            <text:p>5 314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string">
            <text:p>61</text:p>
          </table:table-cell>
          <table:table-cell office:value-type="string">
            <text:p>Orne</text:p>
          </table:table-cell>
          <table:table-cell office:value-type="float" office:value="14844">
            <text:p>14 844</text:p>
          </table:table-cell>
          <table:table-cell office:value-type="float" office:value="16672">
            <text:p>16 672</text:p>
          </table:table-cell>
          <table:table-cell office:value-type="float" office:value="17752">
            <text:p>17 752</text:p>
          </table:table-cell>
          <table:table-cell office:value-type="float" office:value="16109">
            <text:p>16 109</text:p>
          </table:table-cell>
          <table:table-cell office:value-type="float" office:value="13005">
            <text:p>13 005</text:p>
          </table:table-cell>
          <table:table-cell office:value-type="float" office:value="13378">
            <text:p>13 378</text:p>
          </table:table-cell>
          <table:table-cell office:value-type="float" office:value="14993">
            <text:p>14 993</text:p>
          </table:table-cell>
          <table:table-cell office:value-type="float" office:value="14525">
            <text:p>14 525</text:p>
          </table:table-cell>
          <table:table-cell office:value-type="float" office:value="17951">
            <text:p>17 951</text:p>
          </table:table-cell>
          <table:table-cell office:value-type="float" office:value="18859">
            <text:p>18 859</text:p>
          </table:table-cell>
          <table:table-cell office:value-type="float" office:value="19855">
            <text:p>19 855</text:p>
          </table:table-cell>
          <table:table-cell office:value-type="float" office:value="20493">
            <text:p>20 493</text:p>
          </table:table-cell>
          <table:table-cell office:value-type="float" office:value="20979">
            <text:p>20 979</text:p>
          </table:table-cell>
          <table:table-cell office:value-type="float" office:value="19525">
            <text:p>19 525</text:p>
          </table:table-cell>
          <table:table-cell office:value-type="float" office:value="12046">
            <text:p>12 046</text:p>
          </table:table-cell>
          <table:table-cell office:value-type="float" office:value="12546">
            <text:p>12 546</text:p>
          </table:table-cell>
          <table:table-cell office:value-type="float" office:value="11251">
            <text:p>11 251</text:p>
          </table:table-cell>
          <table:table-cell office:value-type="float" office:value="7249">
            <text:p>7 249</text:p>
          </table:table-cell>
          <table:table-cell office:value-type="float" office:value="3538">
            <text:p>3 538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62</text:p>
          </table:table-cell>
          <table:table-cell office:value-type="string">
            <text:p>Pas-de-Calais</text:p>
          </table:table-cell>
          <table:table-cell office:value-type="float" office:value="94522">
            <text:p>94 522</text:p>
          </table:table-cell>
          <table:table-cell office:value-type="float" office:value="98972">
            <text:p>98 972</text:p>
          </table:table-cell>
          <table:table-cell office:value-type="float" office:value="99613">
            <text:p>99 613</text:p>
          </table:table-cell>
          <table:table-cell office:value-type="float" office:value="91956">
            <text:p>91 956</text:p>
          </table:table-cell>
          <table:table-cell office:value-type="float" office:value="79249">
            <text:p>79 249</text:p>
          </table:table-cell>
          <table:table-cell office:value-type="float" office:value="86723">
            <text:p>86 723</text:p>
          </table:table-cell>
          <table:table-cell office:value-type="float" office:value="91815">
            <text:p>91 815</text:p>
          </table:table-cell>
          <table:table-cell office:value-type="float" office:value="88364">
            <text:p>88 364</text:p>
          </table:table-cell>
          <table:table-cell office:value-type="float" office:value="100316">
            <text:p>100 316</text:p>
          </table:table-cell>
          <table:table-cell office:value-type="float" office:value="97151">
            <text:p>97 151</text:p>
          </table:table-cell>
          <table:table-cell office:value-type="float" office:value="98505">
            <text:p>98 505</text:p>
          </table:table-cell>
          <table:table-cell office:value-type="float" office:value="97159">
            <text:p>97 159</text:p>
          </table:table-cell>
          <table:table-cell office:value-type="float" office:value="92908">
            <text:p>92 908</text:p>
          </table:table-cell>
          <table:table-cell office:value-type="float" office:value="81063">
            <text:p>81 063</text:p>
          </table:table-cell>
          <table:table-cell office:value-type="float" office:value="44682">
            <text:p>44 682</text:p>
          </table:table-cell>
          <table:table-cell office:value-type="float" office:value="46355">
            <text:p>46 355</text:p>
          </table:table-cell>
          <table:table-cell office:value-type="float" office:value="39536">
            <text:p>39 536</text:p>
          </table:table-cell>
          <table:table-cell office:value-type="float" office:value="25028">
            <text:p>25 028</text:p>
          </table:table-cell>
          <table:table-cell office:value-type="float" office:value="10771">
            <text:p>10 771</text:p>
          </table:table-cell>
          <table:table-cell office:value-type="float" office:value="1795">
            <text:p>1 795</text:p>
          </table:table-cell>
        </table:table-row>
        <table:table-row table:style-name="ro1">
          <table:table-cell office:value-type="string">
            <text:p>63</text:p>
          </table:table-cell>
          <table:table-cell office:value-type="string">
            <text:p>Puy-de-Dôme</text:p>
          </table:table-cell>
          <table:table-cell office:value-type="float" office:value="34449">
            <text:p>34 449</text:p>
          </table:table-cell>
          <table:table-cell office:value-type="float" office:value="35866">
            <text:p>35 866</text:p>
          </table:table-cell>
          <table:table-cell office:value-type="float" office:value="35782">
            <text:p>35 782</text:p>
          </table:table-cell>
          <table:table-cell office:value-type="float" office:value="38154">
            <text:p>38 154</text:p>
          </table:table-cell>
          <table:table-cell office:value-type="float" office:value="40268">
            <text:p>40 268</text:p>
          </table:table-cell>
          <table:table-cell office:value-type="float" office:value="37900">
            <text:p>37 900</text:p>
          </table:table-cell>
          <table:table-cell office:value-type="float" office:value="37712">
            <text:p>37 712</text:p>
          </table:table-cell>
          <table:table-cell office:value-type="float" office:value="37277">
            <text:p>37 277</text:p>
          </table:table-cell>
          <table:table-cell office:value-type="float" office:value="43986">
            <text:p>43 986</text:p>
          </table:table-cell>
          <table:table-cell office:value-type="float" office:value="43685">
            <text:p>43 685</text:p>
          </table:table-cell>
          <table:table-cell office:value-type="float" office:value="43673">
            <text:p>43 673</text:p>
          </table:table-cell>
          <table:table-cell office:value-type="float" office:value="43848">
            <text:p>43 848</text:p>
          </table:table-cell>
          <table:table-cell office:value-type="float" office:value="43463">
            <text:p>43 463</text:p>
          </table:table-cell>
          <table:table-cell office:value-type="float" office:value="40008">
            <text:p>40 008</text:p>
          </table:table-cell>
          <table:table-cell office:value-type="float" office:value="25879">
            <text:p>25 879</text:p>
          </table:table-cell>
          <table:table-cell office:value-type="float" office:value="23662">
            <text:p>23 662</text:p>
          </table:table-cell>
          <table:table-cell office:value-type="float" office:value="20075">
            <text:p>20 075</text:p>
          </table:table-cell>
          <table:table-cell office:value-type="float" office:value="12991">
            <text:p>12 991</text:p>
          </table:table-cell>
          <table:table-cell office:value-type="float" office:value="6397">
            <text:p>6 397</text:p>
          </table:table-cell>
          <table:table-cell office:value-type="float" office:value="1462">
            <text:p>1 462</text:p>
          </table:table-cell>
        </table:table-row>
        <table:table-row table:style-name="ro1">
          <table:table-cell office:value-type="string">
            <text:p>64</text:p>
          </table:table-cell>
          <table:table-cell office:value-type="string">
            <text:p>Pyrénées-Atlantiques</text:p>
          </table:table-cell>
          <table:table-cell office:value-type="float" office:value="32919">
            <text:p>32 919</text:p>
          </table:table-cell>
          <table:table-cell office:value-type="float" office:value="36542">
            <text:p>36 542</text:p>
          </table:table-cell>
          <table:table-cell office:value-type="float" office:value="38790">
            <text:p>38 790</text:p>
          </table:table-cell>
          <table:table-cell office:value-type="float" office:value="36449">
            <text:p>36 449</text:p>
          </table:table-cell>
          <table:table-cell office:value-type="float" office:value="32453">
            <text:p>32 453</text:p>
          </table:table-cell>
          <table:table-cell office:value-type="float" office:value="34418">
            <text:p>34 418</text:p>
          </table:table-cell>
          <table:table-cell office:value-type="float" office:value="38458">
            <text:p>38 458</text:p>
          </table:table-cell>
          <table:table-cell office:value-type="float" office:value="39338">
            <text:p>39 338</text:p>
          </table:table-cell>
          <table:table-cell office:value-type="float" office:value="46411">
            <text:p>46 411</text:p>
          </table:table-cell>
          <table:table-cell office:value-type="float" office:value="47040">
            <text:p>47 040</text:p>
          </table:table-cell>
          <table:table-cell office:value-type="float" office:value="47452">
            <text:p>47 452</text:p>
          </table:table-cell>
          <table:table-cell office:value-type="float" office:value="45652">
            <text:p>45 652</text:p>
          </table:table-cell>
          <table:table-cell office:value-type="float" office:value="45310">
            <text:p>45 310</text:p>
          </table:table-cell>
          <table:table-cell office:value-type="float" office:value="41650">
            <text:p>41 650</text:p>
          </table:table-cell>
          <table:table-cell office:value-type="float" office:value="29144">
            <text:p>29 144</text:p>
          </table:table-cell>
          <table:table-cell office:value-type="float" office:value="27643">
            <text:p>27 643</text:p>
          </table:table-cell>
          <table:table-cell office:value-type="float" office:value="24409">
            <text:p>24 409</text:p>
          </table:table-cell>
          <table:table-cell office:value-type="float" office:value="16543">
            <text:p>16 543</text:p>
          </table:table-cell>
          <table:table-cell office:value-type="float" office:value="8079">
            <text:p>8 079</text:p>
          </table:table-cell>
          <table:table-cell office:value-type="float" office:value="1734">
            <text:p>1 734</text:p>
          </table:table-cell>
        </table:table-row>
        <table:table-row table:style-name="ro1">
          <table:table-cell office:value-type="string">
            <text:p>65</text:p>
          </table:table-cell>
          <table:table-cell office:value-type="string">
            <text:p>Hautes-Pyrénées</text:p>
          </table:table-cell>
          <table:table-cell office:value-type="float" office:value="10466">
            <text:p>10 466</text:p>
          </table:table-cell>
          <table:table-cell office:value-type="float" office:value="11662">
            <text:p>11 662</text:p>
          </table:table-cell>
          <table:table-cell office:value-type="float" office:value="12753">
            <text:p>12 753</text:p>
          </table:table-cell>
          <table:table-cell office:value-type="float" office:value="12525">
            <text:p>12 525</text:p>
          </table:table-cell>
          <table:table-cell office:value-type="float" office:value="10272">
            <text:p>10 272</text:p>
          </table:table-cell>
          <table:table-cell office:value-type="float" office:value="10192">
            <text:p>10 192</text:p>
          </table:table-cell>
          <table:table-cell office:value-type="float" office:value="11284">
            <text:p>11 284</text:p>
          </table:table-cell>
          <table:table-cell office:value-type="float" office:value="11528">
            <text:p>11 528</text:p>
          </table:table-cell>
          <table:table-cell office:value-type="float" office:value="14719">
            <text:p>14 719</text:p>
          </table:table-cell>
          <table:table-cell office:value-type="float" office:value="15683">
            <text:p>15 683</text:p>
          </table:table-cell>
          <table:table-cell office:value-type="float" office:value="16469">
            <text:p>16 469</text:p>
          </table:table-cell>
          <table:table-cell office:value-type="float" office:value="16355">
            <text:p>16 355</text:p>
          </table:table-cell>
          <table:table-cell office:value-type="float" office:value="16645">
            <text:p>16 645</text:p>
          </table:table-cell>
          <table:table-cell office:value-type="float" office:value="15621">
            <text:p>15 621</text:p>
          </table:table-cell>
          <table:table-cell office:value-type="float" office:value="11179">
            <text:p>11 179</text:p>
          </table:table-cell>
          <table:table-cell office:value-type="float" office:value="10643">
            <text:p>10 643</text:p>
          </table:table-cell>
          <table:table-cell office:value-type="float" office:value="9828">
            <text:p>9 828</text:p>
          </table:table-cell>
          <table:table-cell office:value-type="float" office:value="6769">
            <text:p>6 769</text:p>
          </table:table-cell>
          <table:table-cell office:value-type="float" office:value="3151">
            <text:p>3 151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66</text:p>
          </table:table-cell>
          <table:table-cell office:value-type="string">
            <text:p>Pyrénées-Orientales</text:p>
          </table:table-cell>
          <table:table-cell office:value-type="float" office:value="24889">
            <text:p>24 889</text:p>
          </table:table-cell>
          <table:table-cell office:value-type="float" office:value="27643">
            <text:p>27 643</text:p>
          </table:table-cell>
          <table:table-cell office:value-type="float" office:value="28389">
            <text:p>28 389</text:p>
          </table:table-cell>
          <table:table-cell office:value-type="float" office:value="26109">
            <text:p>26 109</text:p>
          </table:table-cell>
          <table:table-cell office:value-type="float" office:value="21865">
            <text:p>21 865</text:p>
          </table:table-cell>
          <table:table-cell office:value-type="float" office:value="22838">
            <text:p>22 838</text:p>
          </table:table-cell>
          <table:table-cell office:value-type="float" office:value="25296">
            <text:p>25 296</text:p>
          </table:table-cell>
          <table:table-cell office:value-type="float" office:value="25643">
            <text:p>25 643</text:p>
          </table:table-cell>
          <table:table-cell office:value-type="float" office:value="30586">
            <text:p>30 586</text:p>
          </table:table-cell>
          <table:table-cell office:value-type="float" office:value="31160">
            <text:p>31 160</text:p>
          </table:table-cell>
          <table:table-cell office:value-type="float" office:value="31088">
            <text:p>31 088</text:p>
          </table:table-cell>
          <table:table-cell office:value-type="float" office:value="30017">
            <text:p>30 017</text:p>
          </table:table-cell>
          <table:table-cell office:value-type="float" office:value="32009">
            <text:p>32 009</text:p>
          </table:table-cell>
          <table:table-cell office:value-type="float" office:value="33763">
            <text:p>33 763</text:p>
          </table:table-cell>
          <table:table-cell office:value-type="float" office:value="23461">
            <text:p>23 461</text:p>
          </table:table-cell>
          <table:table-cell office:value-type="float" office:value="20546">
            <text:p>20 546</text:p>
          </table:table-cell>
          <table:table-cell office:value-type="float" office:value="18123">
            <text:p>18 123</text:p>
          </table:table-cell>
          <table:table-cell office:value-type="float" office:value="11762">
            <text:p>11 762</text:p>
          </table:table-cell>
          <table:table-cell office:value-type="float" office:value="5659">
            <text:p>5 659</text:p>
          </table:table-cell>
          <table:table-cell office:value-type="float" office:value="1187">
            <text:p>1 187</text:p>
          </table:table-cell>
        </table:table-row>
        <table:table-row table:style-name="ro1">
          <table:table-cell office:value-type="string">
            <text:p>67</text:p>
          </table:table-cell>
          <table:table-cell office:value-type="string">
            <text:p>Bas-Rhin</text:p>
          </table:table-cell>
          <table:table-cell office:value-type="float" office:value="63837">
            <text:p>63 837</text:p>
          </table:table-cell>
          <table:table-cell office:value-type="float" office:value="65892">
            <text:p>65 892</text:p>
          </table:table-cell>
          <table:table-cell office:value-type="float" office:value="65569">
            <text:p>65 569</text:p>
          </table:table-cell>
          <table:table-cell office:value-type="float" office:value="69543">
            <text:p>69 543</text:p>
          </table:table-cell>
          <table:table-cell office:value-type="float" office:value="75187">
            <text:p>75 187</text:p>
          </table:table-cell>
          <table:table-cell office:value-type="float" office:value="71211">
            <text:p>71 211</text:p>
          </table:table-cell>
          <table:table-cell office:value-type="float" office:value="71312">
            <text:p>71 312</text:p>
          </table:table-cell>
          <table:table-cell office:value-type="float" office:value="68141">
            <text:p>68 141</text:p>
          </table:table-cell>
          <table:table-cell office:value-type="float" office:value="77943">
            <text:p>77 943</text:p>
          </table:table-cell>
          <table:table-cell office:value-type="float" office:value="79441">
            <text:p>79 441</text:p>
          </table:table-cell>
          <table:table-cell office:value-type="float" office:value="79167">
            <text:p>79 167</text:p>
          </table:table-cell>
          <table:table-cell office:value-type="float" office:value="74647">
            <text:p>74 647</text:p>
          </table:table-cell>
          <table:table-cell office:value-type="float" office:value="68532">
            <text:p>68 532</text:p>
          </table:table-cell>
          <table:table-cell office:value-type="float" office:value="54618">
            <text:p>54 618</text:p>
          </table:table-cell>
          <table:table-cell office:value-type="float" office:value="40485">
            <text:p>40 485</text:p>
          </table:table-cell>
          <table:table-cell office:value-type="float" office:value="36155">
            <text:p>36 155</text:p>
          </table:table-cell>
          <table:table-cell office:value-type="float" office:value="29303">
            <text:p>29 303</text:p>
          </table:table-cell>
          <table:table-cell office:value-type="float" office:value="17969">
            <text:p>17 969</text:p>
          </table:table-cell>
          <table:table-cell office:value-type="float" office:value="7911">
            <text:p>7 911</text:p>
          </table:table-cell>
          <table:table-cell office:value-type="float" office:value="1146">
            <text:p>1 146</text:p>
          </table:table-cell>
        </table:table-row>
        <table:table-row table:style-name="ro1">
          <table:table-cell office:value-type="string">
            <text:p>68</text:p>
          </table:table-cell>
          <table:table-cell office:value-type="string">
            <text:p>Haut-Rhin</text:p>
          </table:table-cell>
          <table:table-cell office:value-type="float" office:value="45138">
            <text:p>45 138</text:p>
          </table:table-cell>
          <table:table-cell office:value-type="float" office:value="47625">
            <text:p>47 625</text:p>
          </table:table-cell>
          <table:table-cell office:value-type="float" office:value="47334">
            <text:p>47 334</text:p>
          </table:table-cell>
          <table:table-cell office:value-type="float" office:value="43509">
            <text:p>43 509</text:p>
          </table:table-cell>
          <table:table-cell office:value-type="float" office:value="39127">
            <text:p>39 127</text:p>
          </table:table-cell>
          <table:table-cell office:value-type="float" office:value="44407">
            <text:p>44 407</text:p>
          </table:table-cell>
          <table:table-cell office:value-type="float" office:value="48367">
            <text:p>48 367</text:p>
          </table:table-cell>
          <table:table-cell office:value-type="float" office:value="46470">
            <text:p>46 470</text:p>
          </table:table-cell>
          <table:table-cell office:value-type="float" office:value="53972">
            <text:p>53 972</text:p>
          </table:table-cell>
          <table:table-cell office:value-type="float" office:value="55572">
            <text:p>55 572</text:p>
          </table:table-cell>
          <table:table-cell office:value-type="float" office:value="55302">
            <text:p>55 302</text:p>
          </table:table-cell>
          <table:table-cell office:value-type="float" office:value="52326">
            <text:p>52 326</text:p>
          </table:table-cell>
          <table:table-cell office:value-type="float" office:value="48950">
            <text:p>48 950</text:p>
          </table:table-cell>
          <table:table-cell office:value-type="float" office:value="39866">
            <text:p>39 866</text:p>
          </table:table-cell>
          <table:table-cell office:value-type="float" office:value="28910">
            <text:p>28 910</text:p>
          </table:table-cell>
          <table:table-cell office:value-type="float" office:value="25573">
            <text:p>25 573</text:p>
          </table:table-cell>
          <table:table-cell office:value-type="float" office:value="21756">
            <text:p>21 756</text:p>
          </table:table-cell>
          <table:table-cell office:value-type="float" office:value="13091">
            <text:p>13 091</text:p>
          </table:table-cell>
          <table:table-cell office:value-type="float" office:value="5575">
            <text:p>5 575</text:p>
          </table:table-cell>
          <table:table-cell office:value-type="float" office:value="846">
            <text:p>846</text:p>
          </table:table-cell>
        </table:table-row>
        <table:table-row table:style-name="ro1">
          <table:table-cell office:value-type="string">
            <text:p>69</text:p>
          </table:table-cell>
          <table:table-cell office:value-type="string">
            <text:p>Rhône</text:p>
          </table:table-cell>
          <table:table-cell office:value-type="float" office:value="124161">
            <text:p>124 161</text:p>
          </table:table-cell>
          <table:table-cell office:value-type="float" office:value="117968">
            <text:p>117 968</text:p>
          </table:table-cell>
          <table:table-cell office:value-type="float" office:value="109548">
            <text:p>109 548</text:p>
          </table:table-cell>
          <table:table-cell office:value-type="float" office:value="120248">
            <text:p>120 248</text:p>
          </table:table-cell>
          <table:table-cell office:value-type="float" office:value="140211">
            <text:p>140 211</text:p>
          </table:table-cell>
          <table:table-cell office:value-type="float" office:value="130578">
            <text:p>130 578</text:p>
          </table:table-cell>
          <table:table-cell office:value-type="float" office:value="127353">
            <text:p>127 353</text:p>
          </table:table-cell>
          <table:table-cell office:value-type="float" office:value="117237">
            <text:p>117 237</text:p>
          </table:table-cell>
          <table:table-cell office:value-type="float" office:value="121487">
            <text:p>121 487</text:p>
          </table:table-cell>
          <table:table-cell office:value-type="float" office:value="115207">
            <text:p>115 207</text:p>
          </table:table-cell>
          <table:table-cell office:value-type="float" office:value="111668">
            <text:p>111 668</text:p>
          </table:table-cell>
          <table:table-cell office:value-type="float" office:value="99116">
            <text:p>99 116</text:p>
          </table:table-cell>
          <table:table-cell office:value-type="float" office:value="90932">
            <text:p>90 932</text:p>
          </table:table-cell>
          <table:table-cell office:value-type="float" office:value="85542">
            <text:p>85 542</text:p>
          </table:table-cell>
          <table:table-cell office:value-type="float" office:value="60602">
            <text:p>60 602</text:p>
          </table:table-cell>
          <table:table-cell office:value-type="float" office:value="52135">
            <text:p>52 135</text:p>
          </table:table-cell>
          <table:table-cell office:value-type="float" office:value="45618">
            <text:p>45 618</text:p>
          </table:table-cell>
          <table:table-cell office:value-type="float" office:value="29793">
            <text:p>29 793</text:p>
          </table:table-cell>
          <table:table-cell office:value-type="float" office:value="13953">
            <text:p>13 953</text:p>
          </table:table-cell>
          <table:table-cell office:value-type="float" office:value="3016">
            <text:p>3 016</text:p>
          </table:table-cell>
        </table:table-row>
        <table:table-row table:style-name="ro1">
          <table:table-cell office:value-type="string">
            <text:p>70</text:p>
          </table:table-cell>
          <table:table-cell office:value-type="string">
            <text:p>Haute-Saône</text:p>
          </table:table-cell>
          <table:table-cell office:value-type="float" office:value="13015">
            <text:p>13 015</text:p>
          </table:table-cell>
          <table:table-cell office:value-type="float" office:value="14909">
            <text:p>14 909</text:p>
          </table:table-cell>
          <table:table-cell office:value-type="float" office:value="15085">
            <text:p>15 085</text:p>
          </table:table-cell>
          <table:table-cell office:value-type="float" office:value="12909">
            <text:p>12 909</text:p>
          </table:table-cell>
          <table:table-cell office:value-type="float" office:value="9953">
            <text:p>9 953</text:p>
          </table:table-cell>
          <table:table-cell office:value-type="float" office:value="11704">
            <text:p>11 704</text:p>
          </table:table-cell>
          <table:table-cell office:value-type="float" office:value="13708">
            <text:p>13 708</text:p>
          </table:table-cell>
          <table:table-cell office:value-type="float" office:value="13665">
            <text:p>13 665</text:p>
          </table:table-cell>
          <table:table-cell office:value-type="float" office:value="16509">
            <text:p>16 509</text:p>
          </table:table-cell>
          <table:table-cell office:value-type="float" office:value="16484">
            <text:p>16 484</text:p>
          </table:table-cell>
          <table:table-cell office:value-type="float" office:value="16940">
            <text:p>16 940</text:p>
          </table:table-cell>
          <table:table-cell office:value-type="float" office:value="16808">
            <text:p>16 808</text:p>
          </table:table-cell>
          <table:table-cell office:value-type="float" office:value="16900">
            <text:p>16 900</text:p>
          </table:table-cell>
          <table:table-cell office:value-type="float" office:value="15706">
            <text:p>15 706</text:p>
          </table:table-cell>
          <table:table-cell office:value-type="float" office:value="9720">
            <text:p>9 720</text:p>
          </table:table-cell>
          <table:table-cell office:value-type="float" office:value="9094">
            <text:p>9 094</text:p>
          </table:table-cell>
          <table:table-cell office:value-type="float" office:value="7446">
            <text:p>7 446</text:p>
          </table:table-cell>
          <table:table-cell office:value-type="float" office:value="4923">
            <text:p>4 923</text:p>
          </table:table-cell>
          <table:table-cell office:value-type="float" office:value="2162">
            <text:p>2 162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71</text:p>
          </table:table-cell>
          <table:table-cell office:value-type="string">
            <text:p>Saône-et-Loire</text:p>
          </table:table-cell>
          <table:table-cell office:value-type="float" office:value="28961">
            <text:p>28 961</text:p>
          </table:table-cell>
          <table:table-cell office:value-type="float" office:value="31785">
            <text:p>31 785</text:p>
          </table:table-cell>
          <table:table-cell office:value-type="float" office:value="33119">
            <text:p>33 119</text:p>
          </table:table-cell>
          <table:table-cell office:value-type="float" office:value="29069">
            <text:p>29 069</text:p>
          </table:table-cell>
          <table:table-cell office:value-type="float" office:value="23134">
            <text:p>23 134</text:p>
          </table:table-cell>
          <table:table-cell office:value-type="float" office:value="26522">
            <text:p>26 522</text:p>
          </table:table-cell>
          <table:table-cell office:value-type="float" office:value="29779">
            <text:p>29 779</text:p>
          </table:table-cell>
          <table:table-cell office:value-type="float" office:value="29869">
            <text:p>29 869</text:p>
          </table:table-cell>
          <table:table-cell office:value-type="float" office:value="36205">
            <text:p>36 205</text:p>
          </table:table-cell>
          <table:table-cell office:value-type="float" office:value="37968">
            <text:p>37 968</text:p>
          </table:table-cell>
          <table:table-cell office:value-type="float" office:value="39048">
            <text:p>39 048</text:p>
          </table:table-cell>
          <table:table-cell office:value-type="float" office:value="39031">
            <text:p>39 031</text:p>
          </table:table-cell>
          <table:table-cell office:value-type="float" office:value="40453">
            <text:p>40 453</text:p>
          </table:table-cell>
          <table:table-cell office:value-type="float" office:value="37875">
            <text:p>37 875</text:p>
          </table:table-cell>
          <table:table-cell office:value-type="float" office:value="25517">
            <text:p>25 517</text:p>
          </table:table-cell>
          <table:table-cell office:value-type="float" office:value="24123">
            <text:p>24 123</text:p>
          </table:table-cell>
          <table:table-cell office:value-type="float" office:value="21030">
            <text:p>21 030</text:p>
          </table:table-cell>
          <table:table-cell office:value-type="float" office:value="14236">
            <text:p>14 236</text:p>
          </table:table-cell>
          <table:table-cell office:value-type="float" office:value="6895">
            <text:p>6 895</text:p>
          </table:table-cell>
          <table:table-cell office:value-type="float" office:value="1221">
            <text:p>1 221</text:p>
          </table:table-cell>
        </table:table-row>
        <table:table-row table:style-name="ro1">
          <table:table-cell office:value-type="string">
            <text:p>72</text:p>
          </table:table-cell>
          <table:table-cell office:value-type="string">
            <text:p>Sarthe</text:p>
          </table:table-cell>
          <table:table-cell office:value-type="float" office:value="34161">
            <text:p>34 161</text:p>
          </table:table-cell>
          <table:table-cell office:value-type="float" office:value="36822">
            <text:p>36 822</text:p>
          </table:table-cell>
          <table:table-cell office:value-type="float" office:value="38098">
            <text:p>38 098</text:p>
          </table:table-cell>
          <table:table-cell office:value-type="float" office:value="34750">
            <text:p>34 750</text:p>
          </table:table-cell>
          <table:table-cell office:value-type="float" office:value="29524">
            <text:p>29 524</text:p>
          </table:table-cell>
          <table:table-cell office:value-type="float" office:value="29734">
            <text:p>29 734</text:p>
          </table:table-cell>
          <table:table-cell office:value-type="float" office:value="32246">
            <text:p>32 246</text:p>
          </table:table-cell>
          <table:table-cell office:value-type="float" office:value="32503">
            <text:p>32 503</text:p>
          </table:table-cell>
          <table:table-cell office:value-type="float" office:value="39193">
            <text:p>39 193</text:p>
          </table:table-cell>
          <table:table-cell office:value-type="float" office:value="38158">
            <text:p>38 158</text:p>
          </table:table-cell>
          <table:table-cell office:value-type="float" office:value="37948">
            <text:p>37 948</text:p>
          </table:table-cell>
          <table:table-cell office:value-type="float" office:value="37151">
            <text:p>37 151</text:p>
          </table:table-cell>
          <table:table-cell office:value-type="float" office:value="37236">
            <text:p>37 236</text:p>
          </table:table-cell>
          <table:table-cell office:value-type="float" office:value="33283">
            <text:p>33 283</text:p>
          </table:table-cell>
          <table:table-cell office:value-type="float" office:value="21433">
            <text:p>21 433</text:p>
          </table:table-cell>
          <table:table-cell office:value-type="float" office:value="21236">
            <text:p>21 236</text:p>
          </table:table-cell>
          <table:table-cell office:value-type="float" office:value="18918">
            <text:p>18 918</text:p>
          </table:table-cell>
          <table:table-cell office:value-type="float" office:value="12643">
            <text:p>12 643</text:p>
          </table:table-cell>
          <table:table-cell office:value-type="float" office:value="5923">
            <text:p>5 923</text:p>
          </table:table-cell>
          <table:table-cell office:value-type="float" office:value="1175">
            <text:p>1 175</text:p>
          </table:table-cell>
        </table:table-row>
        <table:table-row table:style-name="ro1">
          <table:table-cell office:value-type="string">
            <text:p>73</text:p>
          </table:table-cell>
          <table:table-cell office:value-type="string">
            <text:p>Savoie</text:p>
          </table:table-cell>
          <table:table-cell office:value-type="float" office:value="24186">
            <text:p>24 186</text:p>
          </table:table-cell>
          <table:table-cell office:value-type="float" office:value="26235">
            <text:p>26 235</text:p>
          </table:table-cell>
          <table:table-cell office:value-type="float" office:value="26966">
            <text:p>26 966</text:p>
          </table:table-cell>
          <table:table-cell office:value-type="float" office:value="24807">
            <text:p>24 807</text:p>
          </table:table-cell>
          <table:table-cell office:value-type="float" office:value="22494">
            <text:p>22 494</text:p>
          </table:table-cell>
          <table:table-cell office:value-type="float" office:value="24288">
            <text:p>24 288</text:p>
          </table:table-cell>
          <table:table-cell office:value-type="float" office:value="26138">
            <text:p>26 138</text:p>
          </table:table-cell>
          <table:table-cell office:value-type="float" office:value="26732">
            <text:p>26 732</text:p>
          </table:table-cell>
          <table:table-cell office:value-type="float" office:value="30819">
            <text:p>30 819</text:p>
          </table:table-cell>
          <table:table-cell office:value-type="float" office:value="30855">
            <text:p>30 855</text:p>
          </table:table-cell>
          <table:table-cell office:value-type="float" office:value="30080">
            <text:p>30 080</text:p>
          </table:table-cell>
          <table:table-cell office:value-type="float" office:value="28143">
            <text:p>28 143</text:p>
          </table:table-cell>
          <table:table-cell office:value-type="float" office:value="26918">
            <text:p>26 918</text:p>
          </table:table-cell>
          <table:table-cell office:value-type="float" office:value="24198">
            <text:p>24 198</text:p>
          </table:table-cell>
          <table:table-cell office:value-type="float" office:value="16992">
            <text:p>16 992</text:p>
          </table:table-cell>
          <table:table-cell office:value-type="float" office:value="14405">
            <text:p>14 405</text:p>
          </table:table-cell>
          <table:table-cell office:value-type="float" office:value="12470">
            <text:p>12 470</text:p>
          </table:table-cell>
          <table:table-cell office:value-type="float" office:value="7879">
            <text:p>7 879</text:p>
          </table:table-cell>
          <table:table-cell office:value-type="float" office:value="3832">
            <text:p>3 832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74</text:p>
          </table:table-cell>
          <table:table-cell office:value-type="string">
            <text:p>Haute-Savoie</text:p>
          </table:table-cell>
          <table:table-cell office:value-type="float" office:value="50849">
            <text:p>50 849</text:p>
          </table:table-cell>
          <table:table-cell office:value-type="float" office:value="51267">
            <text:p>51 267</text:p>
          </table:table-cell>
          <table:table-cell office:value-type="float" office:value="50316">
            <text:p>50 316</text:p>
          </table:table-cell>
          <table:table-cell office:value-type="float" office:value="44656">
            <text:p>44 656</text:p>
          </table:table-cell>
          <table:table-cell office:value-type="float" office:value="41448">
            <text:p>41 448</text:p>
          </table:table-cell>
          <table:table-cell office:value-type="float" office:value="50933">
            <text:p>50 933</text:p>
          </table:table-cell>
          <table:table-cell office:value-type="float" office:value="56784">
            <text:p>56 784</text:p>
          </table:table-cell>
          <table:table-cell office:value-type="float" office:value="55046">
            <text:p>55 046</text:p>
          </table:table-cell>
          <table:table-cell office:value-type="float" office:value="60103">
            <text:p>60 103</text:p>
          </table:table-cell>
          <table:table-cell office:value-type="float" office:value="58719">
            <text:p>58 719</text:p>
          </table:table-cell>
          <table:table-cell office:value-type="float" office:value="53881">
            <text:p>53 881</text:p>
          </table:table-cell>
          <table:table-cell office:value-type="float" office:value="47570">
            <text:p>47 570</text:p>
          </table:table-cell>
          <table:table-cell office:value-type="float" office:value="44218">
            <text:p>44 218</text:p>
          </table:table-cell>
          <table:table-cell office:value-type="float" office:value="39533">
            <text:p>39 533</text:p>
          </table:table-cell>
          <table:table-cell office:value-type="float" office:value="27535">
            <text:p>27 535</text:p>
          </table:table-cell>
          <table:table-cell office:value-type="float" office:value="21638">
            <text:p>21 638</text:p>
          </table:table-cell>
          <table:table-cell office:value-type="float" office:value="17936">
            <text:p>17 936</text:p>
          </table:table-cell>
          <table:table-cell office:value-type="float" office:value="11827">
            <text:p>11 827</text:p>
          </table:table-cell>
          <table:table-cell office:value-type="float" office:value="5479">
            <text:p>5 479</text:p>
          </table:table-cell>
          <table:table-cell office:value-type="float" office:value="1356">
            <text:p>1 356</text:p>
          </table:table-cell>
        </table:table-row>
        <table:table-row table:style-name="ro1">
          <table:table-cell office:value-type="string">
            <text:p>75</text:p>
          </table:table-cell>
          <table:table-cell office:value-type="string">
            <text:p>Paris</text:p>
          </table:table-cell>
          <table:table-cell office:value-type="float" office:value="115578">
            <text:p>115 578</text:p>
          </table:table-cell>
          <table:table-cell office:value-type="float" office:value="104086">
            <text:p>104 086</text:p>
          </table:table-cell>
          <table:table-cell office:value-type="float" office:value="101185">
            <text:p>101 185</text:p>
          </table:table-cell>
          <table:table-cell office:value-type="float" office:value="116905">
            <text:p>116 905</text:p>
          </table:table-cell>
          <table:table-cell office:value-type="float" office:value="181862">
            <text:p>181 862</text:p>
          </table:table-cell>
          <table:table-cell office:value-type="float" office:value="220441">
            <text:p>220 441</text:p>
          </table:table-cell>
          <table:table-cell office:value-type="float" office:value="187654">
            <text:p>187 654</text:p>
          </table:table-cell>
          <table:table-cell office:value-type="float" office:value="160174">
            <text:p>160 174</text:p>
          </table:table-cell>
          <table:table-cell office:value-type="float" office:value="157609">
            <text:p>157 609</text:p>
          </table:table-cell>
          <table:table-cell office:value-type="float" office:value="141153">
            <text:p>141 153</text:p>
          </table:table-cell>
          <table:table-cell office:value-type="float" office:value="138225">
            <text:p>138 225</text:p>
          </table:table-cell>
          <table:table-cell office:value-type="float" office:value="124395">
            <text:p>124 395</text:p>
          </table:table-cell>
          <table:table-cell office:value-type="float" office:value="117248">
            <text:p>117 248</text:p>
          </table:table-cell>
          <table:table-cell office:value-type="float" office:value="109507">
            <text:p>109 507</text:p>
          </table:table-cell>
          <table:table-cell office:value-type="float" office:value="74406">
            <text:p>74 406</text:p>
          </table:table-cell>
          <table:table-cell office:value-type="float" office:value="60487">
            <text:p>60 487</text:p>
          </table:table-cell>
          <table:table-cell office:value-type="float" office:value="50036">
            <text:p>50 036</text:p>
          </table:table-cell>
          <table:table-cell office:value-type="float" office:value="34095">
            <text:p>34 095</text:p>
          </table:table-cell>
          <table:table-cell office:value-type="float" office:value="18331">
            <text:p>18 331</text:p>
          </table:table-cell>
          <table:table-cell office:value-type="float" office:value="5159">
            <text:p>5 159</text:p>
          </table:table-cell>
        </table:table-row>
        <table:table-row table:style-name="ro1">
          <table:table-cell office:value-type="string">
            <text:p>76</text:p>
          </table:table-cell>
          <table:table-cell office:value-type="string">
            <text:p>Seine-Maritime</text:p>
          </table:table-cell>
          <table:table-cell office:value-type="float" office:value="75601">
            <text:p>75 601</text:p>
          </table:table-cell>
          <table:table-cell office:value-type="float" office:value="78141">
            <text:p>78 141</text:p>
          </table:table-cell>
          <table:table-cell office:value-type="float" office:value="79180">
            <text:p>79 180</text:p>
          </table:table-cell>
          <table:table-cell office:value-type="float" office:value="79727">
            <text:p>79 727</text:p>
          </table:table-cell>
          <table:table-cell office:value-type="float" office:value="76805">
            <text:p>76 805</text:p>
          </table:table-cell>
          <table:table-cell office:value-type="float" office:value="77024">
            <text:p>77 024</text:p>
          </table:table-cell>
          <table:table-cell office:value-type="float" office:value="77192">
            <text:p>77 192</text:p>
          </table:table-cell>
          <table:table-cell office:value-type="float" office:value="71148">
            <text:p>71 148</text:p>
          </table:table-cell>
          <table:table-cell office:value-type="float" office:value="82543">
            <text:p>82 543</text:p>
          </table:table-cell>
          <table:table-cell office:value-type="float" office:value="82827">
            <text:p>82 827</text:p>
          </table:table-cell>
          <table:table-cell office:value-type="float" office:value="84180">
            <text:p>84 180</text:p>
          </table:table-cell>
          <table:table-cell office:value-type="float" office:value="83252">
            <text:p>83 252</text:p>
          </table:table-cell>
          <table:table-cell office:value-type="float" office:value="79839">
            <text:p>79 839</text:p>
          </table:table-cell>
          <table:table-cell office:value-type="float" office:value="70656">
            <text:p>70 656</text:p>
          </table:table-cell>
          <table:table-cell office:value-type="float" office:value="44552">
            <text:p>44 552</text:p>
          </table:table-cell>
          <table:table-cell office:value-type="float" office:value="41809">
            <text:p>41 809</text:p>
          </table:table-cell>
          <table:table-cell office:value-type="float" office:value="35509">
            <text:p>35 509</text:p>
          </table:table-cell>
          <table:table-cell office:value-type="float" office:value="22477">
            <text:p>22 477</text:p>
          </table:table-cell>
          <table:table-cell office:value-type="float" office:value="10941">
            <text:p>10 941</text:p>
          </table:table-cell>
          <table:table-cell office:value-type="float" office:value="2184">
            <text:p>2 184</text:p>
          </table:table-cell>
        </table:table-row>
        <table:table-row table:style-name="ro1">
          <table:table-cell office:value-type="string">
            <text:p>77</text:p>
          </table:table-cell>
          <table:table-cell office:value-type="string">
            <text:p>Seine-et-Marne</text:p>
          </table:table-cell>
          <table:table-cell office:value-type="float" office:value="97756">
            <text:p>97 756</text:p>
          </table:table-cell>
          <table:table-cell office:value-type="float" office:value="101764">
            <text:p>101 764</text:p>
          </table:table-cell>
          <table:table-cell office:value-type="float" office:value="99486">
            <text:p>99 486</text:p>
          </table:table-cell>
          <table:table-cell office:value-type="float" office:value="90961">
            <text:p>90 961</text:p>
          </table:table-cell>
          <table:table-cell office:value-type="float" office:value="81949">
            <text:p>81 949</text:p>
          </table:table-cell>
          <table:table-cell office:value-type="float" office:value="87889">
            <text:p>87 889</text:p>
          </table:table-cell>
          <table:table-cell office:value-type="float" office:value="94500">
            <text:p>94 500</text:p>
          </table:table-cell>
          <table:table-cell office:value-type="float" office:value="92707">
            <text:p>92 707</text:p>
          </table:table-cell>
          <table:table-cell office:value-type="float" office:value="104059">
            <text:p>104 059</text:p>
          </table:table-cell>
          <table:table-cell office:value-type="float" office:value="99918">
            <text:p>99 918</text:p>
          </table:table-cell>
          <table:table-cell office:value-type="float" office:value="95100">
            <text:p>95 100</text:p>
          </table:table-cell>
          <table:table-cell office:value-type="float" office:value="85110">
            <text:p>85 110</text:p>
          </table:table-cell>
          <table:table-cell office:value-type="float" office:value="75150">
            <text:p>75 150</text:p>
          </table:table-cell>
          <table:table-cell office:value-type="float" office:value="62825">
            <text:p>62 825</text:p>
          </table:table-cell>
          <table:table-cell office:value-type="float" office:value="37655">
            <text:p>37 655</text:p>
          </table:table-cell>
          <table:table-cell office:value-type="float" office:value="32709">
            <text:p>32 709</text:p>
          </table:table-cell>
          <table:table-cell office:value-type="float" office:value="25821">
            <text:p>25 821</text:p>
          </table:table-cell>
          <table:table-cell office:value-type="float" office:value="16492">
            <text:p>16 492</text:p>
          </table:table-cell>
          <table:table-cell office:value-type="float" office:value="8016">
            <text:p>8 016</text:p>
          </table:table-cell>
          <table:table-cell office:value-type="float" office:value="1562">
            <text:p>1 562</text:p>
          </table:table-cell>
        </table:table-row>
        <table:table-row table:style-name="ro1">
          <table:table-cell office:value-type="string">
            <text:p>78</text:p>
          </table:table-cell>
          <table:table-cell office:value-type="string">
            <text:p>Yvelines</text:p>
          </table:table-cell>
          <table:table-cell office:value-type="float" office:value="96835">
            <text:p>96 835</text:p>
          </table:table-cell>
          <table:table-cell office:value-type="float" office:value="99589">
            <text:p>99 589</text:p>
          </table:table-cell>
          <table:table-cell office:value-type="float" office:value="98517">
            <text:p>98 517</text:p>
          </table:table-cell>
          <table:table-cell office:value-type="float" office:value="90045">
            <text:p>90 045</text:p>
          </table:table-cell>
          <table:table-cell office:value-type="float" office:value="82724">
            <text:p>82 724</text:p>
          </table:table-cell>
          <table:table-cell office:value-type="float" office:value="84563">
            <text:p>84 563</text:p>
          </table:table-cell>
          <table:table-cell office:value-type="float" office:value="90770">
            <text:p>90 770</text:p>
          </table:table-cell>
          <table:table-cell office:value-type="float" office:value="94340">
            <text:p>94 340</text:p>
          </table:table-cell>
          <table:table-cell office:value-type="float" office:value="105034">
            <text:p>105 034</text:p>
          </table:table-cell>
          <table:table-cell office:value-type="float" office:value="100738">
            <text:p>100 738</text:p>
          </table:table-cell>
          <table:table-cell office:value-type="float" office:value="98317">
            <text:p>98 317</text:p>
          </table:table-cell>
          <table:table-cell office:value-type="float" office:value="87714">
            <text:p>87 714</text:p>
          </table:table-cell>
          <table:table-cell office:value-type="float" office:value="77213">
            <text:p>77 213</text:p>
          </table:table-cell>
          <table:table-cell office:value-type="float" office:value="69195">
            <text:p>69 195</text:p>
          </table:table-cell>
          <table:table-cell office:value-type="float" office:value="45926">
            <text:p>45 926</text:p>
          </table:table-cell>
          <table:table-cell office:value-type="float" office:value="39722">
            <text:p>39 722</text:p>
          </table:table-cell>
          <table:table-cell office:value-type="float" office:value="31662">
            <text:p>31 662</text:p>
          </table:table-cell>
          <table:table-cell office:value-type="float" office:value="19867">
            <text:p>19 867</text:p>
          </table:table-cell>
          <table:table-cell office:value-type="float" office:value="9337">
            <text:p>9 337</text:p>
          </table:table-cell>
          <table:table-cell office:value-type="float" office:value="2303">
            <text:p>2 303</text:p>
          </table:table-cell>
        </table:table-row>
        <table:table-row table:style-name="ro1">
          <table:table-cell office:value-type="string">
            <text:p>79</text:p>
          </table:table-cell>
          <table:table-cell office:value-type="string">
            <text:p>Deux-Sèvres</text:p>
          </table:table-cell>
          <table:table-cell office:value-type="float" office:value="20527">
            <text:p>20 527</text:p>
          </table:table-cell>
          <table:table-cell office:value-type="float" office:value="22969">
            <text:p>22 969</text:p>
          </table:table-cell>
          <table:table-cell office:value-type="float" office:value="23554">
            <text:p>23 554</text:p>
          </table:table-cell>
          <table:table-cell office:value-type="float" office:value="20183">
            <text:p>20 183</text:p>
          </table:table-cell>
          <table:table-cell office:value-type="float" office:value="15498">
            <text:p>15 498</text:p>
          </table:table-cell>
          <table:table-cell office:value-type="float" office:value="18079">
            <text:p>18 079</text:p>
          </table:table-cell>
          <table:table-cell office:value-type="float" office:value="21066">
            <text:p>21 066</text:p>
          </table:table-cell>
          <table:table-cell office:value-type="float" office:value="21249">
            <text:p>21 249</text:p>
          </table:table-cell>
          <table:table-cell office:value-type="float" office:value="25708">
            <text:p>25 708</text:p>
          </table:table-cell>
          <table:table-cell office:value-type="float" office:value="25591">
            <text:p>25 591</text:p>
          </table:table-cell>
          <table:table-cell office:value-type="float" office:value="26300">
            <text:p>26 300</text:p>
          </table:table-cell>
          <table:table-cell office:value-type="float" office:value="25751">
            <text:p>25 751</text:p>
          </table:table-cell>
          <table:table-cell office:value-type="float" office:value="25329">
            <text:p>25 329</text:p>
          </table:table-cell>
          <table:table-cell office:value-type="float" office:value="23115">
            <text:p>23 115</text:p>
          </table:table-cell>
          <table:table-cell office:value-type="float" office:value="14947">
            <text:p>14 947</text:p>
          </table:table-cell>
          <table:table-cell office:value-type="float" office:value="15149">
            <text:p>15 149</text:p>
          </table:table-cell>
          <table:table-cell office:value-type="float" office:value="13269">
            <text:p>13 269</text:p>
          </table:table-cell>
          <table:table-cell office:value-type="float" office:value="9053">
            <text:p>9 053</text:p>
          </table:table-cell>
          <table:table-cell office:value-type="float" office:value="4527">
            <text:p>4 527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80</text:p>
          </table:table-cell>
          <table:table-cell office:value-type="string">
            <text:p>Somme</text:p>
          </table:table-cell>
          <table:table-cell office:value-type="float" office:value="33336">
            <text:p>33 336</text:p>
          </table:table-cell>
          <table:table-cell office:value-type="float" office:value="35028">
            <text:p>35 028</text:p>
          </table:table-cell>
          <table:table-cell office:value-type="float" office:value="36421">
            <text:p>36 421</text:p>
          </table:table-cell>
          <table:table-cell office:value-type="float" office:value="37057">
            <text:p>37 057</text:p>
          </table:table-cell>
          <table:table-cell office:value-type="float" office:value="36140">
            <text:p>36 140</text:p>
          </table:table-cell>
          <table:table-cell office:value-type="float" office:value="34014">
            <text:p>34 014</text:p>
          </table:table-cell>
          <table:table-cell office:value-type="float" office:value="34240">
            <text:p>34 240</text:p>
          </table:table-cell>
          <table:table-cell office:value-type="float" office:value="32975">
            <text:p>32 975</text:p>
          </table:table-cell>
          <table:table-cell office:value-type="float" office:value="38843">
            <text:p>38 843</text:p>
          </table:table-cell>
          <table:table-cell office:value-type="float" office:value="38239">
            <text:p>38 239</text:p>
          </table:table-cell>
          <table:table-cell office:value-type="float" office:value="37909">
            <text:p>37 909</text:p>
          </table:table-cell>
          <table:table-cell office:value-type="float" office:value="37005">
            <text:p>37 005</text:p>
          </table:table-cell>
          <table:table-cell office:value-type="float" office:value="36665">
            <text:p>36 665</text:p>
          </table:table-cell>
          <table:table-cell office:value-type="float" office:value="32769">
            <text:p>32 769</text:p>
          </table:table-cell>
          <table:table-cell office:value-type="float" office:value="19969">
            <text:p>19 969</text:p>
          </table:table-cell>
          <table:table-cell office:value-type="float" office:value="18795">
            <text:p>18 795</text:p>
          </table:table-cell>
          <table:table-cell office:value-type="float" office:value="16011">
            <text:p>16 011</text:p>
          </table:table-cell>
          <table:table-cell office:value-type="float" office:value="10622">
            <text:p>10 622</text:p>
          </table:table-cell>
          <table:table-cell office:value-type="float" office:value="4738">
            <text:p>4 738</text:p>
          </table:table-cell>
          <table:table-cell office:value-type="float" office:value="819">
            <text:p>819</text:p>
          </table:table-cell>
        </table:table-row>
        <table:table-row table:style-name="ro1">
          <table:table-cell office:value-type="string">
            <text:p>81</text:p>
          </table:table-cell>
          <table:table-cell office:value-type="string">
            <text:p>Tarn</text:p>
          </table:table-cell>
          <table:table-cell office:value-type="float" office:value="20035">
            <text:p>20 035</text:p>
          </table:table-cell>
          <table:table-cell office:value-type="float" office:value="22286">
            <text:p>22 286</text:p>
          </table:table-cell>
          <table:table-cell office:value-type="float" office:value="23267">
            <text:p>23 267</text:p>
          </table:table-cell>
          <table:table-cell office:value-type="float" office:value="21480">
            <text:p>21 480</text:p>
          </table:table-cell>
          <table:table-cell office:value-type="float" office:value="17363">
            <text:p>17 363</text:p>
          </table:table-cell>
          <table:table-cell office:value-type="float" office:value="17494">
            <text:p>17 494</text:p>
          </table:table-cell>
          <table:table-cell office:value-type="float" office:value="19927">
            <text:p>19 927</text:p>
          </table:table-cell>
          <table:table-cell office:value-type="float" office:value="21245">
            <text:p>21 245</text:p>
          </table:table-cell>
          <table:table-cell office:value-type="float" office:value="25124">
            <text:p>25 124</text:p>
          </table:table-cell>
          <table:table-cell office:value-type="float" office:value="26739">
            <text:p>26 739</text:p>
          </table:table-cell>
          <table:table-cell office:value-type="float" office:value="27034">
            <text:p>27 034</text:p>
          </table:table-cell>
          <table:table-cell office:value-type="float" office:value="26389">
            <text:p>26 389</text:p>
          </table:table-cell>
          <table:table-cell office:value-type="float" office:value="26791">
            <text:p>26 791</text:p>
          </table:table-cell>
          <table:table-cell office:value-type="float" office:value="25231">
            <text:p>25 231</text:p>
          </table:table-cell>
          <table:table-cell office:value-type="float" office:value="16893">
            <text:p>16 893</text:p>
          </table:table-cell>
          <table:table-cell office:value-type="float" office:value="16494">
            <text:p>16 494</text:p>
          </table:table-cell>
          <table:table-cell office:value-type="float" office:value="15162">
            <text:p>15 162</text:p>
          </table:table-cell>
          <table:table-cell office:value-type="float" office:value="10755">
            <text:p>10 755</text:p>
          </table:table-cell>
          <table:table-cell office:value-type="float" office:value="5321">
            <text:p>5 321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82</text:p>
          </table:table-cell>
          <table:table-cell office:value-type="string">
            <text:p>Tarn-et-Garonne</text:p>
          </table:table-cell>
          <table:table-cell office:value-type="float" office:value="14826">
            <text:p>14 826</text:p>
          </table:table-cell>
          <table:table-cell office:value-type="float" office:value="16808">
            <text:p>16 808</text:p>
          </table:table-cell>
          <table:table-cell office:value-type="float" office:value="16699">
            <text:p>16 699</text:p>
          </table:table-cell>
          <table:table-cell office:value-type="float" office:value="13769">
            <text:p>13 769</text:p>
          </table:table-cell>
          <table:table-cell office:value-type="float" office:value="10580">
            <text:p>10 580</text:p>
          </table:table-cell>
          <table:table-cell office:value-type="float" office:value="12593">
            <text:p>12 593</text:p>
          </table:table-cell>
          <table:table-cell office:value-type="float" office:value="14955">
            <text:p>14 955</text:p>
          </table:table-cell>
          <table:table-cell office:value-type="float" office:value="15699">
            <text:p>15 699</text:p>
          </table:table-cell>
          <table:table-cell office:value-type="float" office:value="17887">
            <text:p>17 887</text:p>
          </table:table-cell>
          <table:table-cell office:value-type="float" office:value="17398">
            <text:p>17 398</text:p>
          </table:table-cell>
          <table:table-cell office:value-type="float" office:value="17670">
            <text:p>17 670</text:p>
          </table:table-cell>
          <table:table-cell office:value-type="float" office:value="16517">
            <text:p>16 517</text:p>
          </table:table-cell>
          <table:table-cell office:value-type="float" office:value="16980">
            <text:p>16 980</text:p>
          </table:table-cell>
          <table:table-cell office:value-type="float" office:value="15450">
            <text:p>15 450</text:p>
          </table:table-cell>
          <table:table-cell office:value-type="float" office:value="10152">
            <text:p>10 152</text:p>
          </table:table-cell>
          <table:table-cell office:value-type="float" office:value="9435">
            <text:p>9 435</text:p>
          </table:table-cell>
          <table:table-cell office:value-type="float" office:value="8685">
            <text:p>8 685</text:p>
          </table:table-cell>
          <table:table-cell office:value-type="float" office:value="5961">
            <text:p>5 961</text:p>
          </table:table-cell>
          <table:table-cell office:value-type="float" office:value="3097">
            <text:p>3 097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83</text:p>
          </table:table-cell>
          <table:table-cell office:value-type="string">
            <text:p>Var</text:p>
          </table:table-cell>
          <table:table-cell office:value-type="float" office:value="53082">
            <text:p>53 082</text:p>
          </table:table-cell>
          <table:table-cell office:value-type="float" office:value="56408">
            <text:p>56 408</text:p>
          </table:table-cell>
          <table:table-cell office:value-type="float" office:value="57779">
            <text:p>57 779</text:p>
          </table:table-cell>
          <table:table-cell office:value-type="float" office:value="56388">
            <text:p>56 388</text:p>
          </table:table-cell>
          <table:table-cell office:value-type="float" office:value="48836">
            <text:p>48 836</text:p>
          </table:table-cell>
          <table:table-cell office:value-type="float" office:value="53352">
            <text:p>53 352</text:p>
          </table:table-cell>
          <table:table-cell office:value-type="float" office:value="58272">
            <text:p>58 272</text:p>
          </table:table-cell>
          <table:table-cell office:value-type="float" office:value="57094">
            <text:p>57 094</text:p>
          </table:table-cell>
          <table:table-cell office:value-type="float" office:value="67366">
            <text:p>67 366</text:p>
          </table:table-cell>
          <table:table-cell office:value-type="float" office:value="69997">
            <text:p>69 997</text:p>
          </table:table-cell>
          <table:table-cell office:value-type="float" office:value="70817">
            <text:p>70 817</text:p>
          </table:table-cell>
          <table:table-cell office:value-type="float" office:value="68620">
            <text:p>68 620</text:p>
          </table:table-cell>
          <table:table-cell office:value-type="float" office:value="70204">
            <text:p>70 204</text:p>
          </table:table-cell>
          <table:table-cell office:value-type="float" office:value="73901">
            <text:p>73 901</text:p>
          </table:table-cell>
          <table:table-cell office:value-type="float" office:value="56338">
            <text:p>56 338</text:p>
          </table:table-cell>
          <table:table-cell office:value-type="float" office:value="44974">
            <text:p>44 974</text:p>
          </table:table-cell>
          <table:table-cell office:value-type="float" office:value="37872">
            <text:p>37 872</text:p>
          </table:table-cell>
          <table:table-cell office:value-type="float" office:value="25047">
            <text:p>25 047</text:p>
          </table:table-cell>
          <table:table-cell office:value-type="float" office:value="12648">
            <text:p>12 648</text:p>
          </table:table-cell>
          <table:table-cell office:value-type="float" office:value="2686">
            <text:p>2 686</text:p>
          </table:table-cell>
        </table:table-row>
        <table:table-row table:style-name="ro1">
          <table:table-cell office:value-type="string">
            <text:p>84</text:p>
          </table:table-cell>
          <table:table-cell office:value-type="string">
            <text:p>Vaucluse</text:p>
          </table:table-cell>
          <table:table-cell office:value-type="float" office:value="33107">
            <text:p>33 107</text:p>
          </table:table-cell>
          <table:table-cell office:value-type="float" office:value="34045">
            <text:p>34 045</text:p>
          </table:table-cell>
          <table:table-cell office:value-type="float" office:value="34408">
            <text:p>34 408</text:p>
          </table:table-cell>
          <table:table-cell office:value-type="float" office:value="32551">
            <text:p>32 551</text:p>
          </table:table-cell>
          <table:table-cell office:value-type="float" office:value="28276">
            <text:p>28 276</text:p>
          </table:table-cell>
          <table:table-cell office:value-type="float" office:value="30054">
            <text:p>30 054</text:p>
          </table:table-cell>
          <table:table-cell office:value-type="float" office:value="31937">
            <text:p>31 937</text:p>
          </table:table-cell>
          <table:table-cell office:value-type="float" office:value="30736">
            <text:p>30 736</text:p>
          </table:table-cell>
          <table:table-cell office:value-type="float" office:value="36735">
            <text:p>36 735</text:p>
          </table:table-cell>
          <table:table-cell office:value-type="float" office:value="38693">
            <text:p>38 693</text:p>
          </table:table-cell>
          <table:table-cell office:value-type="float" office:value="38467">
            <text:p>38 467</text:p>
          </table:table-cell>
          <table:table-cell office:value-type="float" office:value="36372">
            <text:p>36 372</text:p>
          </table:table-cell>
          <table:table-cell office:value-type="float" office:value="36635">
            <text:p>36 635</text:p>
          </table:table-cell>
          <table:table-cell office:value-type="float" office:value="34268">
            <text:p>34 268</text:p>
          </table:table-cell>
          <table:table-cell office:value-type="float" office:value="24203">
            <text:p>24 203</text:p>
          </table:table-cell>
          <table:table-cell office:value-type="float" office:value="19500">
            <text:p>19 500</text:p>
          </table:table-cell>
          <table:table-cell office:value-type="float" office:value="17152">
            <text:p>17 152</text:p>
          </table:table-cell>
          <table:table-cell office:value-type="float" office:value="11023">
            <text:p>11 023</text:p>
          </table:table-cell>
          <table:table-cell office:value-type="float" office:value="5282">
            <text:p>5 282</text:p>
          </table:table-cell>
          <table:table-cell office:value-type="float" office:value="1175">
            <text:p>1 175</text:p>
          </table:table-cell>
        </table:table-row>
        <table:table-row table:style-name="ro1">
          <table:table-cell office:value-type="string">
            <text:p>85</text:p>
          </table:table-cell>
          <table:table-cell office:value-type="string">
            <text:p>Vendée</text:p>
          </table:table-cell>
          <table:table-cell office:value-type="float" office:value="37810">
            <text:p>37 810</text:p>
          </table:table-cell>
          <table:table-cell office:value-type="float" office:value="43358">
            <text:p>43 358</text:p>
          </table:table-cell>
          <table:table-cell office:value-type="float" office:value="42941">
            <text:p>42 941</text:p>
          </table:table-cell>
          <table:table-cell office:value-type="float" office:value="36086">
            <text:p>36 086</text:p>
          </table:table-cell>
          <table:table-cell office:value-type="float" office:value="27612">
            <text:p>27 612</text:p>
          </table:table-cell>
          <table:table-cell office:value-type="float" office:value="32611">
            <text:p>32 611</text:p>
          </table:table-cell>
          <table:table-cell office:value-type="float" office:value="38582">
            <text:p>38 582</text:p>
          </table:table-cell>
          <table:table-cell office:value-type="float" office:value="39897">
            <text:p>39 897</text:p>
          </table:table-cell>
          <table:table-cell office:value-type="float" office:value="44862">
            <text:p>44 862</text:p>
          </table:table-cell>
          <table:table-cell office:value-type="float" office:value="43692">
            <text:p>43 692</text:p>
          </table:table-cell>
          <table:table-cell office:value-type="float" office:value="44373">
            <text:p>44 373</text:p>
          </table:table-cell>
          <table:table-cell office:value-type="float" office:value="43646">
            <text:p>43 646</text:p>
          </table:table-cell>
          <table:table-cell office:value-type="float" office:value="46904">
            <text:p>46 904</text:p>
          </table:table-cell>
          <table:table-cell office:value-type="float" office:value="45303">
            <text:p>45 303</text:p>
          </table:table-cell>
          <table:table-cell office:value-type="float" office:value="28045">
            <text:p>28 045</text:p>
          </table:table-cell>
          <table:table-cell office:value-type="float" office:value="26929">
            <text:p>26 929</text:p>
          </table:table-cell>
          <table:table-cell office:value-type="float" office:value="22253">
            <text:p>22 253</text:p>
          </table:table-cell>
          <table:table-cell office:value-type="float" office:value="14738">
            <text:p>14 738</text:p>
          </table:table-cell>
          <table:table-cell office:value-type="float" office:value="7057">
            <text:p>7 057</text:p>
          </table:table-cell>
          <table:table-cell office:value-type="float" office:value="1271">
            <text:p>1 271</text:p>
          </table:table-cell>
        </table:table-row>
        <table:table-row table:style-name="ro1">
          <table:table-cell office:value-type="string">
            <text:p>86</text:p>
          </table:table-cell>
          <table:table-cell office:value-type="string">
            <text:p>Vienne</text:p>
          </table:table-cell>
          <table:table-cell office:value-type="float" office:value="24164">
            <text:p>24 164</text:p>
          </table:table-cell>
          <table:table-cell office:value-type="float" office:value="25247">
            <text:p>25 247</text:p>
          </table:table-cell>
          <table:table-cell office:value-type="float" office:value="25633">
            <text:p>25 633</text:p>
          </table:table-cell>
          <table:table-cell office:value-type="float" office:value="27345">
            <text:p>27 345</text:p>
          </table:table-cell>
          <table:table-cell office:value-type="float" office:value="27299">
            <text:p>27 299</text:p>
          </table:table-cell>
          <table:table-cell office:value-type="float" office:value="24519">
            <text:p>24 519</text:p>
          </table:table-cell>
          <table:table-cell office:value-type="float" office:value="25252">
            <text:p>25 252</text:p>
          </table:table-cell>
          <table:table-cell office:value-type="float" office:value="24255">
            <text:p>24 255</text:p>
          </table:table-cell>
          <table:table-cell office:value-type="float" office:value="27961">
            <text:p>27 961</text:p>
          </table:table-cell>
          <table:table-cell office:value-type="float" office:value="27907">
            <text:p>27 907</text:p>
          </table:table-cell>
          <table:table-cell office:value-type="float" office:value="28435">
            <text:p>28 435</text:p>
          </table:table-cell>
          <table:table-cell office:value-type="float" office:value="28661">
            <text:p>28 661</text:p>
          </table:table-cell>
          <table:table-cell office:value-type="float" office:value="28684">
            <text:p>28 684</text:p>
          </table:table-cell>
          <table:table-cell office:value-type="float" office:value="25309">
            <text:p>25 309</text:p>
          </table:table-cell>
          <table:table-cell office:value-type="float" office:value="16519">
            <text:p>16 519</text:p>
          </table:table-cell>
          <table:table-cell office:value-type="float" office:value="16267">
            <text:p>16 267</text:p>
          </table:table-cell>
          <table:table-cell office:value-type="float" office:value="14229">
            <text:p>14 229</text:p>
          </table:table-cell>
          <table:table-cell office:value-type="float" office:value="9722">
            <text:p>9 722</text:p>
          </table:table-cell>
          <table:table-cell office:value-type="float" office:value="5142">
            <text:p>5 142</text:p>
          </table:table-cell>
          <table:table-cell office:value-type="float" office:value="1132">
            <text:p>1 132</text:p>
          </table:table-cell>
        </table:table-row>
        <table:table-row table:style-name="ro1">
          <table:table-cell office:value-type="string">
            <text:p>87</text:p>
          </table:table-cell>
          <table:table-cell office:value-type="string">
            <text:p>Haute-Vienne</text:p>
          </table:table-cell>
          <table:table-cell office:value-type="float" office:value="19395">
            <text:p>19 395</text:p>
          </table:table-cell>
          <table:table-cell office:value-type="float" office:value="20847">
            <text:p>20 847</text:p>
          </table:table-cell>
          <table:table-cell office:value-type="float" office:value="20534">
            <text:p>20 534</text:p>
          </table:table-cell>
          <table:table-cell office:value-type="float" office:value="21170">
            <text:p>21 170</text:p>
          </table:table-cell>
          <table:table-cell office:value-type="float" office:value="21241">
            <text:p>21 241</text:p>
          </table:table-cell>
          <table:table-cell office:value-type="float" office:value="19255">
            <text:p>19 255</text:p>
          </table:table-cell>
          <table:table-cell office:value-type="float" office:value="20499">
            <text:p>20 499</text:p>
          </table:table-cell>
          <table:table-cell office:value-type="float" office:value="20853">
            <text:p>20 853</text:p>
          </table:table-cell>
          <table:table-cell office:value-type="float" office:value="24923">
            <text:p>24 923</text:p>
          </table:table-cell>
          <table:table-cell office:value-type="float" office:value="24585">
            <text:p>24 585</text:p>
          </table:table-cell>
          <table:table-cell office:value-type="float" office:value="25091">
            <text:p>25 091</text:p>
          </table:table-cell>
          <table:table-cell office:value-type="float" office:value="25363">
            <text:p>25 363</text:p>
          </table:table-cell>
          <table:table-cell office:value-type="float" office:value="26229">
            <text:p>26 229</text:p>
          </table:table-cell>
          <table:table-cell office:value-type="float" office:value="24805">
            <text:p>24 805</text:p>
          </table:table-cell>
          <table:table-cell office:value-type="float" office:value="15967">
            <text:p>15 967</text:p>
          </table:table-cell>
          <table:table-cell office:value-type="float" office:value="15158">
            <text:p>15 158</text:p>
          </table:table-cell>
          <table:table-cell office:value-type="float" office:value="13970">
            <text:p>13 970</text:p>
          </table:table-cell>
          <table:table-cell office:value-type="float" office:value="9497">
            <text:p>9 497</text:p>
          </table:table-cell>
          <table:table-cell office:value-type="float" office:value="5040">
            <text:p>5 040</text:p>
          </table:table-cell>
          <table:table-cell office:value-type="float" office:value="941">
            <text:p>941</text:p>
          </table:table-cell>
        </table:table-row>
        <table:table-row table:style-name="ro1">
          <table:table-cell office:value-type="string">
            <text:p>88</text:p>
          </table:table-cell>
          <table:table-cell office:value-type="string">
            <text:p>Vosges</text:p>
          </table:table-cell>
          <table:table-cell office:value-type="float" office:value="18887">
            <text:p>18 887</text:p>
          </table:table-cell>
          <table:table-cell office:value-type="float" office:value="21676">
            <text:p>21 676</text:p>
          </table:table-cell>
          <table:table-cell office:value-type="float" office:value="22998">
            <text:p>22 998</text:p>
          </table:table-cell>
          <table:table-cell office:value-type="float" office:value="21194">
            <text:p>21 194</text:p>
          </table:table-cell>
          <table:table-cell office:value-type="float" office:value="17534">
            <text:p>17 534</text:p>
          </table:table-cell>
          <table:table-cell office:value-type="float" office:value="18706">
            <text:p>18 706</text:p>
          </table:table-cell>
          <table:table-cell office:value-type="float" office:value="20304">
            <text:p>20 304</text:p>
          </table:table-cell>
          <table:table-cell office:value-type="float" office:value="20178">
            <text:p>20 178</text:p>
          </table:table-cell>
          <table:table-cell office:value-type="float" office:value="24726">
            <text:p>24 726</text:p>
          </table:table-cell>
          <table:table-cell office:value-type="float" office:value="25770">
            <text:p>25 770</text:p>
          </table:table-cell>
          <table:table-cell office:value-type="float" office:value="26613">
            <text:p>26 613</text:p>
          </table:table-cell>
          <table:table-cell office:value-type="float" office:value="26617">
            <text:p>26 617</text:p>
          </table:table-cell>
          <table:table-cell office:value-type="float" office:value="26677">
            <text:p>26 677</text:p>
          </table:table-cell>
          <table:table-cell office:value-type="float" office:value="24856">
            <text:p>24 856</text:p>
          </table:table-cell>
          <table:table-cell office:value-type="float" office:value="14486">
            <text:p>14 486</text:p>
          </table:table-cell>
          <table:table-cell office:value-type="float" office:value="15210">
            <text:p>15 210</text:p>
          </table:table-cell>
          <table:table-cell office:value-type="float" office:value="12744">
            <text:p>12 744</text:p>
          </table:table-cell>
          <table:table-cell office:value-type="float" office:value="8114">
            <text:p>8 114</text:p>
          </table:table-cell>
          <table:table-cell office:value-type="float" office:value="3858">
            <text:p>3 858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89</text:p>
          </table:table-cell>
          <table:table-cell office:value-type="string">
            <text:p>Yonne</text:p>
          </table:table-cell>
          <table:table-cell office:value-type="float" office:value="18766">
            <text:p>18 766</text:p>
          </table:table-cell>
          <table:table-cell office:value-type="float" office:value="20996">
            <text:p>20 996</text:p>
          </table:table-cell>
          <table:table-cell office:value-type="float" office:value="21367">
            <text:p>21 367</text:p>
          </table:table-cell>
          <table:table-cell office:value-type="float" office:value="18699">
            <text:p>18 699</text:p>
          </table:table-cell>
          <table:table-cell office:value-type="float" office:value="13684">
            <text:p>13 684</text:p>
          </table:table-cell>
          <table:table-cell office:value-type="float" office:value="17080">
            <text:p>17 080</text:p>
          </table:table-cell>
          <table:table-cell office:value-type="float" office:value="18931">
            <text:p>18 931</text:p>
          </table:table-cell>
          <table:table-cell office:value-type="float" office:value="18680">
            <text:p>18 680</text:p>
          </table:table-cell>
          <table:table-cell office:value-type="float" office:value="22532">
            <text:p>22 532</text:p>
          </table:table-cell>
          <table:table-cell office:value-type="float" office:value="23054">
            <text:p>23 054</text:p>
          </table:table-cell>
          <table:table-cell office:value-type="float" office:value="23057">
            <text:p>23 057</text:p>
          </table:table-cell>
          <table:table-cell office:value-type="float" office:value="23731">
            <text:p>23 731</text:p>
          </table:table-cell>
          <table:table-cell office:value-type="float" office:value="24766">
            <text:p>24 766</text:p>
          </table:table-cell>
          <table:table-cell office:value-type="float" office:value="22946">
            <text:p>22 946</text:p>
          </table:table-cell>
          <table:table-cell office:value-type="float" office:value="14270">
            <text:p>14 270</text:p>
          </table:table-cell>
          <table:table-cell office:value-type="float" office:value="13445">
            <text:p>13 445</text:p>
          </table:table-cell>
          <table:table-cell office:value-type="float" office:value="11617">
            <text:p>11 617</text:p>
          </table:table-cell>
          <table:table-cell office:value-type="float" office:value="8249">
            <text:p>8 249</text:p>
          </table:table-cell>
          <table:table-cell office:value-type="float" office:value="4261">
            <text:p>4 261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string">
            <text:p>90</text:p>
          </table:table-cell>
          <table:table-cell office:value-type="string">
            <text:p>Territoire de Belfort</text:p>
          </table:table-cell>
          <table:table-cell office:value-type="float" office:value="8931">
            <text:p>8 931</text:p>
          </table:table-cell>
          <table:table-cell office:value-type="float" office:value="9368">
            <text:p>9 368</text:p>
          </table:table-cell>
          <table:table-cell office:value-type="float" office:value="9076">
            <text:p>9 076</text:p>
          </table:table-cell>
          <table:table-cell office:value-type="float" office:value="9015">
            <text:p>9 015</text:p>
          </table:table-cell>
          <table:table-cell office:value-type="float" office:value="9296">
            <text:p>9 296</text:p>
          </table:table-cell>
          <table:table-cell office:value-type="float" office:value="8990">
            <text:p>8 990</text:p>
          </table:table-cell>
          <table:table-cell office:value-type="float" office:value="9314">
            <text:p>9 314</text:p>
          </table:table-cell>
          <table:table-cell office:value-type="float" office:value="8763">
            <text:p>8 763</text:p>
          </table:table-cell>
          <table:table-cell office:value-type="float" office:value="9666">
            <text:p>9 666</text:p>
          </table:table-cell>
          <table:table-cell office:value-type="float" office:value="9760">
            <text:p>9 760</text:p>
          </table:table-cell>
          <table:table-cell office:value-type="float" office:value="9619">
            <text:p>9 619</text:p>
          </table:table-cell>
          <table:table-cell office:value-type="float" office:value="9069">
            <text:p>9 069</text:p>
          </table:table-cell>
          <table:table-cell office:value-type="float" office:value="8720">
            <text:p>8 720</text:p>
          </table:table-cell>
          <table:table-cell office:value-type="float" office:value="7712">
            <text:p>7 712</text:p>
          </table:table-cell>
          <table:table-cell office:value-type="float" office:value="5097">
            <text:p>5 097</text:p>
          </table:table-cell>
          <table:table-cell office:value-type="float" office:value="4827">
            <text:p>4 827</text:p>
          </table:table-cell>
          <table:table-cell office:value-type="float" office:value="3940">
            <text:p>3 940</text:p>
          </table:table-cell>
          <table:table-cell office:value-type="float" office:value="2591">
            <text:p>2 591</text:p>
          </table:table-cell>
          <table:table-cell office:value-type="float" office:value="1121">
            <text:p>1 12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string">
            <text:p>91</text:p>
          </table:table-cell>
          <table:table-cell office:value-type="string">
            <text:p>Essonne</text:p>
          </table:table-cell>
          <table:table-cell office:value-type="float" office:value="90470">
            <text:p>90 470</text:p>
          </table:table-cell>
          <table:table-cell office:value-type="float" office:value="91113">
            <text:p>91 113</text:p>
          </table:table-cell>
          <table:table-cell office:value-type="float" office:value="87077">
            <text:p>87 077</text:p>
          </table:table-cell>
          <table:table-cell office:value-type="float" office:value="83852">
            <text:p>83 852</text:p>
          </table:table-cell>
          <table:table-cell office:value-type="float" office:value="80906">
            <text:p>80 906</text:p>
          </table:table-cell>
          <table:table-cell office:value-type="float" office:value="82324">
            <text:p>82 324</text:p>
          </table:table-cell>
          <table:table-cell office:value-type="float" office:value="85673">
            <text:p>85 673</text:p>
          </table:table-cell>
          <table:table-cell office:value-type="float" office:value="85699">
            <text:p>85 699</text:p>
          </table:table-cell>
          <table:table-cell office:value-type="float" office:value="91493">
            <text:p>91 493</text:p>
          </table:table-cell>
          <table:table-cell office:value-type="float" office:value="88645">
            <text:p>88 645</text:p>
          </table:table-cell>
          <table:table-cell office:value-type="float" office:value="87321">
            <text:p>87 321</text:p>
          </table:table-cell>
          <table:table-cell office:value-type="float" office:value="76102">
            <text:p>76 102</text:p>
          </table:table-cell>
          <table:table-cell office:value-type="float" office:value="65627">
            <text:p>65 627</text:p>
          </table:table-cell>
          <table:table-cell office:value-type="float" office:value="58400">
            <text:p>58 400</text:p>
          </table:table-cell>
          <table:table-cell office:value-type="float" office:value="38997">
            <text:p>38 997</text:p>
          </table:table-cell>
          <table:table-cell office:value-type="float" office:value="33316">
            <text:p>33 316</text:p>
          </table:table-cell>
          <table:table-cell office:value-type="float" office:value="27237">
            <text:p>27 237</text:p>
          </table:table-cell>
          <table:table-cell office:value-type="float" office:value="16438">
            <text:p>16 438</text:p>
          </table:table-cell>
          <table:table-cell office:value-type="float" office:value="7542">
            <text:p>7 542</text:p>
          </table:table-cell>
          <table:table-cell office:value-type="float" office:value="1632">
            <text:p>1 632</text:p>
          </table:table-cell>
        </table:table-row>
        <table:table-row table:style-name="ro1">
          <table:table-cell office:value-type="string">
            <text:p>92</text:p>
          </table:table-cell>
          <table:table-cell office:value-type="string">
            <text:p>Hauts-de-Seine</text:p>
          </table:table-cell>
          <table:table-cell office:value-type="float" office:value="112702">
            <text:p>112 702</text:p>
          </table:table-cell>
          <table:table-cell office:value-type="float" office:value="104176">
            <text:p>104 176</text:p>
          </table:table-cell>
          <table:table-cell office:value-type="float" office:value="98009">
            <text:p>98 009</text:p>
          </table:table-cell>
          <table:table-cell office:value-type="float" office:value="92875">
            <text:p>92 875</text:p>
          </table:table-cell>
          <table:table-cell office:value-type="float" office:value="101028">
            <text:p>101 028</text:p>
          </table:table-cell>
          <table:table-cell office:value-type="float" office:value="118573">
            <text:p>118 573</text:p>
          </table:table-cell>
          <table:table-cell office:value-type="float" office:value="122441">
            <text:p>122 441</text:p>
          </table:table-cell>
          <table:table-cell office:value-type="float" office:value="120698">
            <text:p>120 698</text:p>
          </table:table-cell>
          <table:table-cell office:value-type="float" office:value="122745">
            <text:p>122 745</text:p>
          </table:table-cell>
          <table:table-cell office:value-type="float" office:value="111528">
            <text:p>111 528</text:p>
          </table:table-cell>
          <table:table-cell office:value-type="float" office:value="103056">
            <text:p>103 056</text:p>
          </table:table-cell>
          <table:table-cell office:value-type="float" office:value="88086">
            <text:p>88 086</text:p>
          </table:table-cell>
          <table:table-cell office:value-type="float" office:value="76403">
            <text:p>76 403</text:p>
          </table:table-cell>
          <table:table-cell office:value-type="float" office:value="68328">
            <text:p>68 328</text:p>
          </table:table-cell>
          <table:table-cell office:value-type="float" office:value="46718">
            <text:p>46 718</text:p>
          </table:table-cell>
          <table:table-cell office:value-type="float" office:value="39679">
            <text:p>39 679</text:p>
          </table:table-cell>
          <table:table-cell office:value-type="float" office:value="35969">
            <text:p>35 969</text:p>
          </table:table-cell>
          <table:table-cell office:value-type="float" office:value="24644">
            <text:p>24 644</text:p>
          </table:table-cell>
          <table:table-cell office:value-type="float" office:value="12682">
            <text:p>12 682</text:p>
          </table:table-cell>
          <table:table-cell office:value-type="float" office:value="3039">
            <text:p>3 039</text:p>
          </table:table-cell>
        </table:table-row>
        <table:table-row table:style-name="ro1">
          <table:table-cell office:value-type="string">
            <text:p>93</text:p>
          </table:table-cell>
          <table:table-cell office:value-type="string">
            <text:p>Seine-Saint-Denis</text:p>
          </table:table-cell>
          <table:table-cell office:value-type="float" office:value="131323">
            <text:p>131 323</text:p>
          </table:table-cell>
          <table:table-cell office:value-type="float" office:value="121137">
            <text:p>121 137</text:p>
          </table:table-cell>
          <table:table-cell office:value-type="float" office:value="107729">
            <text:p>107 729</text:p>
          </table:table-cell>
          <table:table-cell office:value-type="float" office:value="97979">
            <text:p>97 979</text:p>
          </table:table-cell>
          <table:table-cell office:value-type="float" office:value="106112">
            <text:p>106 112</text:p>
          </table:table-cell>
          <table:table-cell office:value-type="float" office:value="116652">
            <text:p>116 652</text:p>
          </table:table-cell>
          <table:table-cell office:value-type="float" office:value="120589">
            <text:p>120 589</text:p>
          </table:table-cell>
          <table:table-cell office:value-type="float" office:value="115614">
            <text:p>115 614</text:p>
          </table:table-cell>
          <table:table-cell office:value-type="float" office:value="112110">
            <text:p>112 110</text:p>
          </table:table-cell>
          <table:table-cell office:value-type="float" office:value="102549">
            <text:p>102 549</text:p>
          </table:table-cell>
          <table:table-cell office:value-type="float" office:value="99063">
            <text:p>99 063</text:p>
          </table:table-cell>
          <table:table-cell office:value-type="float" office:value="88411">
            <text:p>88 411</text:p>
          </table:table-cell>
          <table:table-cell office:value-type="float" office:value="75290">
            <text:p>75 290</text:p>
          </table:table-cell>
          <table:table-cell office:value-type="float" office:value="57657">
            <text:p>57 657</text:p>
          </table:table-cell>
          <table:table-cell office:value-type="float" office:value="37580">
            <text:p>37 580</text:p>
          </table:table-cell>
          <table:table-cell office:value-type="float" office:value="32103">
            <text:p>32 103</text:p>
          </table:table-cell>
          <table:table-cell office:value-type="float" office:value="26896">
            <text:p>26 896</text:p>
          </table:table-cell>
          <table:table-cell office:value-type="float" office:value="16087">
            <text:p>16 087</text:p>
          </table:table-cell>
          <table:table-cell office:value-type="float" office:value="7487">
            <text:p>7 487</text:p>
          </table:table-cell>
          <table:table-cell office:value-type="float" office:value="1591">
            <text:p>1 591</text:p>
          </table:table-cell>
        </table:table-row>
        <table:table-row table:style-name="ro1">
          <table:table-cell office:value-type="string">
            <text:p>94</text:p>
          </table:table-cell>
          <table:table-cell office:value-type="string">
            <text:p>Val-de-Marne</text:p>
          </table:table-cell>
          <table:table-cell office:value-type="float" office:value="96236">
            <text:p>96 236</text:p>
          </table:table-cell>
          <table:table-cell office:value-type="float" office:value="90652">
            <text:p>90 652</text:p>
          </table:table-cell>
          <table:table-cell office:value-type="float" office:value="86180">
            <text:p>86 180</text:p>
          </table:table-cell>
          <table:table-cell office:value-type="float" office:value="82543">
            <text:p>82 543</text:p>
          </table:table-cell>
          <table:table-cell office:value-type="float" office:value="90715">
            <text:p>90 715</text:p>
          </table:table-cell>
          <table:table-cell office:value-type="float" office:value="99095">
            <text:p>99 095</text:p>
          </table:table-cell>
          <table:table-cell office:value-type="float" office:value="100715">
            <text:p>100 715</text:p>
          </table:table-cell>
          <table:table-cell office:value-type="float" office:value="97270">
            <text:p>97 270</text:p>
          </table:table-cell>
          <table:table-cell office:value-type="float" office:value="98927">
            <text:p>98 927</text:p>
          </table:table-cell>
          <table:table-cell office:value-type="float" office:value="94073">
            <text:p>94 073</text:p>
          </table:table-cell>
          <table:table-cell office:value-type="float" office:value="91335">
            <text:p>91 335</text:p>
          </table:table-cell>
          <table:table-cell office:value-type="float" office:value="79970">
            <text:p>79 970</text:p>
          </table:table-cell>
          <table:table-cell office:value-type="float" office:value="69443">
            <text:p>69 443</text:p>
          </table:table-cell>
          <table:table-cell office:value-type="float" office:value="60161">
            <text:p>60 161</text:p>
          </table:table-cell>
          <table:table-cell office:value-type="float" office:value="38691">
            <text:p>38 691</text:p>
          </table:table-cell>
          <table:table-cell office:value-type="float" office:value="34613">
            <text:p>34 613</text:p>
          </table:table-cell>
          <table:table-cell office:value-type="float" office:value="30437">
            <text:p>30 437</text:p>
          </table:table-cell>
          <table:table-cell office:value-type="float" office:value="19334">
            <text:p>19 334</text:p>
          </table:table-cell>
          <table:table-cell office:value-type="float" office:value="9670">
            <text:p>9 670</text:p>
          </table:table-cell>
          <table:table-cell office:value-type="float" office:value="1958">
            <text:p>1 958</text:p>
          </table:table-cell>
        </table:table-row>
        <table:table-row table:style-name="ro1">
          <table:table-cell table:style-name="ce4" office:value-type="string">
            <text:p>95</text:p>
          </table:table-cell>
          <table:table-cell table:style-name="ce8" office:value-type="string">
            <text:p>Val-d'Oise</text:p>
          </table:table-cell>
          <table:table-cell table:style-name="ce11" office:value-type="float" office:value="93003">
            <text:p>93 003</text:p>
          </table:table-cell>
          <table:table-cell table:style-name="ce11" office:value-type="float" office:value="90004">
            <text:p>90 004</text:p>
          </table:table-cell>
          <table:table-cell table:style-name="ce11" office:value-type="float" office:value="84686">
            <text:p>84 686</text:p>
          </table:table-cell>
          <table:table-cell table:style-name="ce11" office:value-type="float" office:value="78904">
            <text:p>78 904</text:p>
          </table:table-cell>
          <table:table-cell table:style-name="ce11" office:value-type="float" office:value="78549">
            <text:p>78 549</text:p>
          </table:table-cell>
          <table:table-cell table:style-name="ce11" office:value-type="float" office:value="80401">
            <text:p>80 401</text:p>
          </table:table-cell>
          <table:table-cell table:style-name="ce11" office:value-type="float" office:value="84566">
            <text:p>84 566</text:p>
          </table:table-cell>
          <table:table-cell table:style-name="ce11" office:value-type="float" office:value="83650">
            <text:p>83 650</text:p>
          </table:table-cell>
          <table:table-cell table:style-name="ce11" office:value-type="float" office:value="84182">
            <text:p>84 182</text:p>
          </table:table-cell>
          <table:table-cell table:style-name="ce11" office:value-type="float" office:value="81347">
            <text:p>81 347</text:p>
          </table:table-cell>
          <table:table-cell table:style-name="ce11" office:value-type="float" office:value="81701">
            <text:p>81 701</text:p>
          </table:table-cell>
          <table:table-cell table:style-name="ce11" office:value-type="float" office:value="73544">
            <text:p>73 544</text:p>
          </table:table-cell>
          <table:table-cell table:style-name="ce11" office:value-type="float" office:value="63340">
            <text:p>63 340</text:p>
          </table:table-cell>
          <table:table-cell table:style-name="ce11" office:value-type="float" office:value="50514">
            <text:p>50 514</text:p>
          </table:table-cell>
          <table:table-cell table:style-name="ce11" office:value-type="float" office:value="31159">
            <text:p>31 159</text:p>
          </table:table-cell>
          <table:table-cell table:style-name="ce11" office:value-type="float" office:value="26810">
            <text:p>26 810</text:p>
          </table:table-cell>
          <table:table-cell table:style-name="ce11" office:value-type="float" office:value="22051">
            <text:p>22 051</text:p>
          </table:table-cell>
          <table:table-cell table:style-name="ce11" office:value-type="float" office:value="13910">
            <text:p>13 910</text:p>
          </table:table-cell>
          <table:table-cell table:style-name="ce11" office:value-type="float" office:value="6631">
            <text:p>6 631</text:p>
          </table:table-cell>
          <table:table-cell table:style-name="ce11" office:value-type="float" office:value="1366">
            <text:p>1 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currency-style style:name="N110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0">
      <number:text> </number:text>
      <number:fill-character> </number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10P0"/>
      <style:map style:condition="value()&lt;0" style:apply-style-name="N110P1"/>
    </number:currency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1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18:10:32.47</meta:creation-date>
    <dc:date>2016-03-22T18:10:50.12</dc:date>
    <meta:editing-duration>P0D</meta:editing-duration>
    <meta:editing-cycles>1</meta:editing-cycles>
    <meta:document-statistic meta:table-count="1" meta:cell-count="2134" meta:object-count="0"/>
    <meta:generator>LibreOffice/4.0.4.2$Windows_x86 LibreOffice_project/9e9821abd0ffdbc09cd8c52eaa574fa09eb08f2</meta:generator>
  </office:meta>
</office:document-meta>
</file>